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Narrow4" svg:font-family="'Arial Narrow'" style:font-pitch="fixed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wiss" style:font-pitch="variable"/>
    <style:font-face style:name="Calibri4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5.162cm" fo:min-width="21.087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4.615cm" fo:min-width="20.827cm" fo:padding-top="0.125cm" fo:padding-bottom="0.125cm" fo:padding-left="0.25cm" fo:padding-right="0.25cm" fo:wrap-option="wrap"/>
      <style:paragraph-properties style:writing-mode="lr-tb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1.017cm" fo:min-width="8.387cm" fo:padding-top="0.125cm" fo:padding-bottom="0.125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1.431cm" fo:padding-top="0.125cm" fo:padding-bottom="0.125cm" fo:padding-left="0.25cm" fo:padding-right="0.25cm" fo:wrap-option="wrap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stroke="none" svg:stroke-width="0.026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612cm" fo:min-width="23.455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4.97cm" fo:min-width="22.143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3.942cm" fo:min-width="12.374cm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612cm" fo:min-width="23.455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5.539cm" fo:min-width="17.789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4.242cm" fo:min-width="17.679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612cm" fo:min-width="23.45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3.307cm" fo:min-width="4.073cm" fo:padding-top="0.125cm" fo:padding-bottom="0.125cm" fo:padding-left="0.25cm" fo:padding-right="0.25cm" fo:wrap-option="no-wrap"/>
      <style:paragraph-properties style:writing-mode="lr-tb"/>
    </style:style>
    <style:style style:name="gr18" style:family="graphic" style:parent-style-name="standard">
      <style:graphic-properties svg:stroke-width="0.106cm" svg:stroke-color="#000000" draw:marker-start-width="0.359cm" draw:marker-end-width="0.359cm" draw:textarea-horizontal-align="justify" draw:textarea-vertical-align="middle" draw:auto-grow-height="false" fo:min-height="0.914cm" fo:min-width="3.712cm" fo:padding-top="0.178cm" fo:padding-bottom="0.178cm" fo:padding-left="0.303cm" fo:padding-right="0.303cm"/>
      <style:paragraph-properties style:writing-mode="lr-tb"/>
    </style:style>
    <style:style style:name="gr19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7.317cm" fo:min-width="17.789cm" fo:padding-top="0.125cm" fo:padding-bottom="0.125cm" fo:padding-left="0.25cm" fo:padding-right="0.25cm" fo:wrap-option="no-wrap"/>
      <style:paragraph-properties style:writing-mode="lr-tb"/>
    </style:style>
    <style:style style:name="gr22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5.004cm" fo:min-width="17.679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2.278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2.278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stroke-linejoin="miter" draw:fill="solid" draw:fill-color="#f6f5bd" draw:textarea-vertical-align="middle" draw:auto-grow-height="false" draw:fit-to-size="false" style:shrink-to-fit="false" fo:min-height="8.741cm" fo:min-width="13.844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top" draw:auto-grow-height="false" fo:min-height="8.56cm" fo:min-width="8.564cm" fo:padding-top="0.165cm" fo:padding-bottom="0.165cm" fo:padding-left="0.29cm" fo:padding-right="0.29cm"/>
      <style:paragraph-properties style:writing-mode="lr-tb"/>
    </style:style>
    <style:style style:name="gr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3.558cm" fo:min-width="22.278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objectwithoutfill">
      <style:graphic-properties svg:stroke-width="0.212cm" svg:stroke-color="#ff0000" draw:marker-start-width="0.518cm" draw:marker-end="Arrowheads_20_6" draw:marker-end-width="0.618cm" draw:fill="none" draw:textarea-vertical-align="middle" fo:padding-top="0.231cm" fo:padding-bottom="0.231cm" fo:padding-left="0.356cm" fo:padding-right="0.356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30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="none" draw:fill-color="#729fcf" draw:textarea-horizontal-align="justify" draw:textarea-vertical-align="middle" draw:auto-grow-height="false" fo:min-height="4.322cm" fo:min-width="4.326cm" fo:padding-top="0.178cm" fo:padding-bottom="0.178cm" fo:padding-left="0.303cm" fo:padding-right="0.303cm"/>
    </style:style>
    <style:style style:name="gr3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  <style:paragraph-properties style:writing-mode="lr-tb"/>
    </style:style>
    <style:style style:name="gr33" style:family="graphic" style:parent-style-name="objectwithoutfill">
      <style:graphic-properties draw:marker-end="Arrowheads_20_7" draw:marker-end-width="0.3cm" draw:fill="none" draw:textarea-vertical-align="middle"/>
    </style:style>
    <style:style style:name="gr34" style:family="graphic" style:parent-style-name="objectwithoutfill">
      <style:graphic-properties draw:marker-end="Arrowheads_20_8" draw:marker-end-width="0.3cm" draw:fill="none" draw:textarea-vertical-align="middle"/>
    </style:style>
    <style:style style:name="gr35" style:family="graphic" style:parent-style-name="standard">
      <style:graphic-properties draw:stroke="dash" draw:stroke-dash="Dot" svg:stroke-width="0.106cm" svg:stroke-color="#000000" draw:marker-start-width="0.359cm" draw:marker-end-width="0.359cm" svg:stroke-linecap="butt" draw:fill="none" draw:fill-color="#729fcf" draw:textarea-horizontal-align="justify" draw:textarea-vertical-align="middle" draw:auto-grow-height="false" fo:min-height="4.216cm" fo:min-width="4.22cm" fo:padding-top="0.178cm" fo:padding-bottom="0.178cm" fo:padding-left="0.303cm" fo:padding-right="0.303cm"/>
    </style:style>
    <style:style style:name="gr36" style:family="graphic" style:parent-style-name="standard">
      <style:graphic-properties svg:stroke-width="0.053cm" svg:stroke-color="#000000" draw:marker-start-width="0.279cm" draw:marker-end-width="0.279cm" draw:fill-color="#b2b2b2" draw:textarea-horizontal-align="justify" draw:textarea-vertical-align="middle" draw:auto-grow-height="false" fo:min-height="1.02cm" fo:min-width="12.962cm" fo:padding-top="0.151cm" fo:padding-bottom="0.151cm" fo:padding-left="0.276cm" fo:padding-right="0.276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2.159cm" fo:min-width="3.884cm" fo:padding-top="0.178cm" fo:padding-bottom="0.178cm" fo:padding-left="0.303cm" fo:padding-right="0.303cm"/>
      <style:paragraph-properties style:writing-mode="lr-tb"/>
    </style:style>
    <style:style style:name="gr38" style:family="graphic" style:parent-style-name="objectwithoutfill">
      <style:graphic-properties svg:stroke-width="0.212cm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3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Default_20_Drawing_20_Style_5f_1" style:list-style-name="L8">
      <style:graphic-properties draw:stroke="solid" svg:stroke-width="0.035cm" svg:stroke-color="#000000" draw:stroke-linejoin="round" draw:fill="solid" draw:fill-color="#d5f1cf" draw:textarea-vertical-align="middle" draw:auto-grow-height="false" draw:fit-to-size="false" style:shrink-to-fit="false" fo:min-height="1.311cm" fo:min-width="1.856cm" fo:padding-top="0.127cm" fo:padding-bottom="0.127cm" fo:padding-left="0.254cm" fo:padding-right="0.254cm" fo:wrap-option="no-wrap"/>
      <style:paragraph-properties style:writing-mode="lr-tb"/>
    </style:style>
    <style:style style:name="gr41" style:family="graphic" style:parent-style-name="Default_20_Drawing_20_Style_5f_1" style:list-style-name="L8">
      <style:graphic-properties draw:stroke="solid" svg:stroke-width="0.035cm" svg:stroke-color="#000000" draw:stroke-linejoin="round" draw:fill="solid" draw:fill-color="#d5f1cf" draw:textarea-vertical-align="middle" draw:auto-grow-height="false" draw:fit-to-size="false" style:shrink-to-fit="false" fo:min-height="1.311cm" fo:min-width="1.856cm" fo:padding-top="0.127cm" fo:padding-bottom="0.127cm" fo:padding-left="0.254cm" fo:padding-right="0.254cm" fo:wrap-option="no-wrap"/>
      <style:paragraph-properties style:writing-mode="lr-tb"/>
    </style:style>
    <style:style style:name="gr42" style:family="graphic" style:parent-style-name="Default_20_Drawing_20_Style_5f_1">
      <style:graphic-properties draw:stroke="solid" svg:stroke-width="0.035cm" svg:stroke-color="#000000" draw:marker-start="msArrowEnd_20_5" draw:marker-start-width="0.21cm" draw:marker-start-center="false" draw:stroke-linejoin="round" draw:fill="none" draw:textarea-horizontal-align="center" draw:textarea-vertical-align="middle" draw:auto-grow-height="true" draw:fit-to-size="false" style:shrink-to-fit="false" fo:padding-top="0.127cm" fo:padding-bottom="0.127cm" fo:padding-left="0.254cm" fo:padding-right="0.254cm" fo:wrap-option="wrap"/>
    </style:style>
    <style:style style:name="gr43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4" style:family="graphic" style:parent-style-name="Default_20_Drawing_20_Style_5f_1">
      <style:graphic-properties draw:stroke="solid" svg:stroke-width="0.035cm" svg:stroke-color="#000000" draw:marker-end="msArrowEnd_20_5" draw:marker-end-width="0.21cm" draw:marker-end-center="false" draw:stroke-linejoin="round" draw:fill="none" draw:textarea-horizontal-align="center" draw:textarea-vertical-align="middle" draw:auto-grow-height="true" draw:fit-to-size="false" style:shrink-to-fit="false" fo:padding-top="0.127cm" fo:padding-bottom="0.127cm" fo:padding-left="0.254cm" fo:padding-right="0.254cm" fo:wrap-option="wrap"/>
    </style:style>
    <style:style style:name="gr45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6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Default_20_Drawing_20_Style_5f_1" style:list-style-name="L8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Default_20_Drawing_20_Style_5f_1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49" style:family="graphic" style:parent-style-name="Default_20_Drawing_20_Style_5f_1" style:list-style-name="L8">
      <style:graphic-properties draw:stroke="solid" svg:stroke-width="0.035cm" svg:stroke-color="#000000" draw:stroke-linejoin="round" draw:fill="solid" draw:fill-color="#d6d6f5" draw:textarea-vertical-align="middle" draw:auto-grow-height="false" draw:fit-to-size="false" style:shrink-to-fit="false" fo:min-height="0.538cm" fo:min-width="2.517cm" fo:padding-top="0.127cm" fo:padding-bottom="0.127cm" fo:padding-left="0.254cm" fo:padding-right="0.254cm" fo:wrap-option="no-wrap"/>
      <style:paragraph-properties style:writing-mode="lr-tb"/>
    </style:style>
    <style:style style:name="gr50" style:family="graphic" style:parent-style-name="Default_20_Drawing_20_Style_5f_1" style:list-style-name="L9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9.903cm" fo:min-width="20.329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53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8.903cm" fo:min-width="21.853cm" fo:padding-top="0.125cm" fo:padding-bottom="0.125cm" fo:padding-left="0.25cm" fo:padding-right="0.25cm" fo:wrap-option="no-wrap"/>
      <style:paragraph-properties style:writing-mode="lr-tb"/>
    </style:style>
    <style:style style:name="gr5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5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3.721cm" fo:min-width="21.853cm" fo:padding-top="0.125cm" fo:padding-bottom="0.125cm" fo:padding-left="0.25cm" fo:padding-right="0.25cm" fo:wrap-option="no-wrap"/>
      <style:paragraph-properties style:writing-mode="lr-tb"/>
    </style:style>
    <style:style style:name="gr56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3.38cm" fo:min-width="9.326cm" fo:padding-top="0.165cm" fo:padding-bottom="0.165cm" fo:padding-left="0.29cm" fo:padding-right="0.29cm"/>
      <style:paragraph-properties style:writing-mode="lr-tb"/>
    </style:style>
    <style:style style:name="gr57" style:family="graphic" style:parent-style-name="standard">
      <style:graphic-properties draw:stroke="none" svg:stroke-width="0.026cm" draw:fill="none" draw:textarea-vertical-align="middle" draw:auto-grow-height="false" draw:fit-to-size="false" style:shrink-to-fit="false" fo:min-height="1.864cm" fo:min-width="21.365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14.259cm" fo:min-width="22.57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5.275cm" fo:min-width="21.853cm" fo:padding-top="0.125cm" fo:padding-bottom="0.125cm" fo:padding-left="0.25cm" fo:padding-right="0.25cm" fo:wrap-option="no-wrap"/>
      <style:paragraph-properties style:writing-mode="lr-tb"/>
    </style:style>
    <style:style style:name="gr6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1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406cm" fo:min-width="2.543cm" fo:padding-top="0.178cm" fo:padding-bottom="0.178cm" fo:padding-left="0.303cm" fo:padding-right="0.303cm"/>
      <style:paragraph-properties style:writing-mode="lr-tb"/>
    </style:style>
    <style:style style:name="gr62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515cm" fo:min-width="2.736cm" fo:padding-top="0.178cm" fo:padding-bottom="0.178cm" fo:padding-left="0.303cm" fo:padding-right="0.303cm"/>
      <style:paragraph-properties style:writing-mode="lr-tb"/>
    </style:style>
    <style:style style:name="gr6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64" style:family="graphic" style:parent-style-name="objectwithoutfill">
      <style:graphic-properties svg:stroke-width="0.212cm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66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5.339cm" fo:min-width="20.329cm" fo:padding-top="0.125cm" fo:padding-bottom="0.125cm" fo:padding-left="0.25cm" fo:padding-right="0.25cm" fo:wrap-option="no-wrap"/>
      <style:paragraph-properties style:writing-mode="lr-tb"/>
    </style:style>
    <style:style style:name="gr68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4.831cm" fo:min-width="20.329cm" fo:padding-top="0.125cm" fo:padding-bottom="0.125cm" fo:padding-left="0.25cm" fo:padding-right="0.25cm" fo:wrap-option="no-wrap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auto-grow-height="true" draw:auto-grow-width="false" fo:max-height="0cm" fo:min-height="0.314cm"/>
      <style:paragraph-properties style:writing-mode="lr-tb"/>
    </style:style>
    <style:style style:name="gr70" style:family="graphic" style:parent-style-name="objectwithoutfill">
      <style:graphic-properties svg:stroke-width="0.212cm" svg:stroke-color="#ff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1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6.725cm" fo:min-width="20.588cm" fo:padding-top="0.125cm" fo:padding-bottom="0.125cm" fo:padding-left="0.25cm" fo:padding-right="0.25cm" fo:wrap-option="no-wrap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0.298cm"/>
      <style:paragraph-properties style:writing-mode="lr-tb"/>
    </style:style>
    <style:style style:name="gr78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svg:stroke-width="0.106cm" svg:stroke-color="#000000" draw:marker-start-width="0.359cm" draw:marker-end-width="0.359cm" draw:fill-color="#ffe994" draw:textarea-horizontal-align="justify" draw:textarea-vertical-align="middle" draw:auto-grow-height="false" fo:min-height="1.277cm" fo:min-width="2.31cm" fo:padding-top="0.178cm" fo:padding-bottom="0.178cm" fo:padding-left="0.303cm" fo:padding-right="0.303cm"/>
      <style:paragraph-properties style:writing-mode="lr-tb"/>
    </style:style>
    <style:style style:name="gr87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8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objectwithoutfill">
      <style:graphic-properties svg:stroke-width="0.212cm" svg:stroke-color="#ff0000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1.22cm"/>
      <style:paragraph-properties style:writing-mode="lr-tb"/>
    </style:style>
    <style:style style:name="gr96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98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6.024cm" fo:min-width="21.853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4.65cm" fo:min-width="9.326cm" fo:padding-top="0.165cm" fo:padding-bottom="0.165cm" fo:padding-left="0.29cm" fo:padding-right="0.29cm"/>
      <style:paragraph-properties style:writing-mode="lr-tb"/>
    </style:style>
    <style:style style:name="gr10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0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0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6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2.045cm" fo:min-width="10.423cm" fo:padding-top="0.125cm" fo:padding-bottom="0.125cm" fo:padding-left="0.25cm" fo:padding-right="0.25cm" fo:wrap-option="no-wrap"/>
      <style:paragraph-properties style:writing-mode="lr-tb"/>
    </style:style>
    <style:style style:name="gr109" style:family="graphic" style:parent-style-name="standard">
      <style:graphic-properties svg:stroke-width="0.212cm" svg:stroke-color="#ff0000" draw:marker-start-width="0.517cm" draw:marker-end-width="0.517cm" draw:fill="none" draw:textarea-horizontal-align="justify" draw:textarea-vertical-align="middle" draw:auto-grow-height="false" fo:min-height="1.876cm" fo:min-width="1.626cm" fo:padding-top="0.23cm" fo:padding-bottom="0.23cm" fo:padding-left="0.355cm" fo:padding-right="0.355cm"/>
    </style:style>
    <style:style style:name="gr110" style:family="graphic" style:parent-style-name="objectwithoutfill">
      <style:graphic-properties svg:stroke-width="0.212cm" svg:stroke-color="#ff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11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13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5.093cm" fo:min-width="22.639cm" fo:padding-top="0.125cm" fo:padding-bottom="0.125cm" fo:padding-left="0.25cm" fo:padding-right="0.25cm" fo:wrap-option="no-wrap"/>
      <style:paragraph-properties style:writing-mode="lr-tb"/>
    </style:style>
    <style:style style:name="gr114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stroke="solid" svg:stroke-width="0.071cm" svg:stroke-color="#000000" draw:stroke-linejoin="miter" draw:fill="solid" draw:fill-color="#f6f5bd" draw:textarea-vertical-align="middle" draw:auto-grow-height="false" draw:fit-to-size="false" style:shrink-to-fit="false" fo:min-height="15.499cm" fo:min-width="23.631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>
      <style:graphic-properties draw:stroke="solid" svg:stroke-width="0.081cm" svg:stroke-color="#000000" draw:marker-start-width="0.321cm" draw:marker-end-width="0.321cm" draw:fill-color="#dddddd" draw:textarea-horizontal-align="justify" draw:textarea-vertical-align="middle" draw:auto-grow-height="false" fo:min-height="4.242cm" fo:min-width="9.326cm" fo:padding-top="0.165cm" fo:padding-bottom="0.165cm" fo:padding-left="0.29cm" fo:padding-right="0.29cm"/>
      <style:paragraph-properties style:writing-mode="lr-tb"/>
    </style:style>
    <style:style style:name="gr117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2">
      <style:graphic-properties draw:stroke="none" svg:stroke-width="0.026cm" draw:fill="none" draw:textarea-vertical-align="top" draw:auto-grow-height="false" draw:fit-to-size="false" style:shrink-to-fit="false" fo:min-height="6.907cm" fo:min-width="22.278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top" draw:auto-grow-height="false" fo:min-height="3.052cm" fo:min-width="4.58cm" fo:padding-top="0.178cm" fo:padding-bottom="0.178cm" fo:padding-left="0.303cm" fo:padding-right="0.303cm"/>
      <style:paragraph-properties style:writing-mode="lr-tb"/>
    </style:style>
    <style:style style:name="gr129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96cm" fo:min-width="4.274cm" fo:padding-top="0.151cm" fo:padding-bottom="0.151cm" fo:padding-left="0.276cm" fo:padding-right="0.276cm"/>
      <style:paragraph-properties style:writing-mode="lr-tb"/>
    </style:style>
    <style:style style:name="gr130" style:family="graphic" style:parent-style-name="standard">
      <style:graphic-properties draw:stroke="solid" draw:stroke-dash="Dot" svg:stroke-width="0.081cm" svg:stroke-color="#000000" draw:marker-start-width="0.322cm" draw:marker-end-width="0.322cm" svg:stroke-linecap="butt" draw:fill="solid" draw:fill-color="#dddddd" draw:textarea-horizontal-align="justify" draw:textarea-vertical-align="top" draw:auto-grow-height="false" fo:min-height="7.753cm" fo:min-width="5.26cm" fo:padding-top="0.166cm" fo:padding-bottom="0.166cm" fo:padding-left="0.291cm" fo:padding-right="0.291cm"/>
      <style:paragraph-properties style:writing-mode="lr-tb"/>
    </style:style>
    <style:style style:name="gr131" style:family="graphic" style:parent-style-name="standard">
      <style:graphic-properties draw:stroke="solid" draw:stroke-dash="Dot" svg:stroke-width="0.081cm" svg:stroke-color="#000000" draw:marker-start-width="0.322cm" draw:marker-end-width="0.322cm" svg:stroke-linecap="butt" draw:fill="solid" draw:fill-color="#dddddd" draw:textarea-horizontal-align="justify" draw:textarea-vertical-align="top" draw:auto-grow-height="false" fo:min-height="7.754cm" fo:min-width="5.26cm" fo:padding-top="0.166cm" fo:padding-bottom="0.166cm" fo:padding-left="0.291cm" fo:padding-right="0.291cm"/>
      <style:paragraph-properties style:writing-mode="lr-tb"/>
    </style:style>
    <style:style style:name="gr132" style:family="graphic" style:parent-style-name="standard" style:list-style-name="L1">
      <style:graphic-properties draw:stroke="none" svg:stroke-width="0.026cm" draw:fill="none" draw:textarea-vertical-align="middle" draw:auto-grow-height="false" draw:fit-to-size="false" style:shrink-to-fit="false" fo:min-height="1.864cm" fo:min-width="20.586cm" fo:padding-top="0.125cm" fo:padding-bottom="0.125cm" fo:padding-left="0.25cm" fo:padding-right="0.25cm" fo:wrap-option="wrap"/>
      <style:paragraph-properties style:writing-mode="lr-tb"/>
    </style:style>
    <style:style style:name="gr133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74cm" fo:min-width="4.326cm" fo:padding-top="0.151cm" fo:padding-bottom="0.151cm" fo:padding-left="0.276cm" fo:padding-right="0.276cm"/>
      <style:paragraph-properties style:writing-mode="lr-tb"/>
    </style:style>
    <style:style style:name="gr134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22cm" fo:min-width="4.274cm" fo:padding-top="0.151cm" fo:padding-bottom="0.151cm" fo:padding-left="0.276cm" fo:padding-right="0.276cm"/>
      <style:paragraph-properties style:writing-mode="lr-tb"/>
    </style:style>
    <style:style style:name="gr135" style:family="graphic" style:parent-style-name="objectwithoutfill">
      <style:graphic-properties svg:stroke-width="0.106cm" draw:marker-start-width="0.359cm" draw:marker-end="Arrowheads_20_9" draw:marker-end-width="0.459cm" draw:fill="none" draw:textarea-vertical-align="middle" fo:padding-top="0.178cm" fo:padding-bottom="0.178cm" fo:padding-left="0.303cm" fo:padding-right="0.303cm"/>
    </style:style>
    <style:style style:name="gr136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top" draw:auto-grow-height="false" fo:min-height="14.066cm" fo:min-width="8.136cm" fo:padding-top="0.178cm" fo:padding-bottom="0.178cm" fo:padding-left="0.303cm" fo:padding-right="0.303cm"/>
      <style:paragraph-properties style:writing-mode="lr-tb"/>
    </style:style>
    <style:style style:name="gr137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658cm" fo:min-width="4.274cm" fo:padding-top="0.151cm" fo:padding-bottom="0.151cm" fo:padding-left="0.276cm" fo:padding-right="0.276cm"/>
      <style:paragraph-properties style:writing-mode="lr-tb"/>
    </style:style>
    <style:style style:name="gr138" style:family="graphic" style:parent-style-name="standard">
      <style:graphic-properties svg:stroke-width="0.053cm" svg:stroke-color="#000000" draw:marker-start-width="0.279cm" draw:marker-end-width="0.279cm" draw:fill-color="#ffe994" draw:textarea-horizontal-align="justify" draw:textarea-vertical-align="middle" draw:auto-grow-height="false" fo:min-height="1.222cm" fo:min-width="3.8cm" fo:padding-top="0.151cm" fo:padding-bottom="0.151cm" fo:padding-left="0.276cm" fo:padding-right="0.276cm"/>
      <style:paragraph-properties style:writing-mode="lr-tb"/>
    </style:style>
    <style:style style:name="gr139" style:family="graphic" style:parent-style-name="objectwithoutfill">
      <style:graphic-properties svg:stroke-width="0.106cm" draw:marker-start-width="0.359cm" draw:marker-end="Arrowheads_20_10" draw:marker-end-width="0.459cm" draw:fill="none" draw:textarea-vertical-align="middle" fo:padding-top="0.178cm" fo:padding-bottom="0.178cm" fo:padding-left="0.303cm" fo:padding-right="0.303cm"/>
    </style:style>
    <style:style style:name="gr140" style:family="graphic" style:parent-style-name="objectwithoutfill">
      <style:graphic-properties svg:stroke-width="0.106cm" draw:marker-start-width="0.359cm" draw:marker-end="Arrowheads_20_1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Blank_20_Slide_5f_-notes" style:list-style-name="L10">
      <style:graphic-properties draw:stroke="none" svg:stroke-width="0cm" draw:fill="none" draw:fill-color="#ffffff" draw:textarea-vertical-align="top" draw:auto-grow-height="false" draw:fit-to-size="false" style:shrink-to-fit="false" fo:min-height="11.98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ank_20_Slid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4" style:family="presentation" style:parent-style-name="Blank_20_Slid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font-size="18pt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P3" style:family="paragraph">
      <style:paragraph-properties fo:margin-top="0.141cm" fo:margin-bottom="0cm" fo:line-height="100%" fo:text-align="start" style:writing-mode="lr-tb"/>
      <style:text-properties fo:font-size="18pt"/>
    </style:style>
    <style:style style:name="P4" style:family="paragraph">
      <loext:graphic-properties draw:fill="none"/>
      <style:paragraph-properties fo:margin-top="0.141cm" fo:margin-bottom="0cm" fo:line-height="100%" fo:text-align="start" style:writing-mode="lr-tb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6" style:family="paragraph">
      <style:paragraph-properties fo:margin-top="0cm" fo:margin-bottom="0cm" fo:line-height="100%" fo:text-align="end" style:writing-mode="lr-tb"/>
      <style:text-properties fo:font-size="18pt"/>
    </style:style>
    <style:style style:name="P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font-size="18pt"/>
    </style:style>
    <style:style style:name="P8" style:family="paragraph">
      <style:paragraph-properties fo:margin-left="0.331cm" fo:margin-right="0cm" fo:margin-top="0cm" fo:margin-bottom="0cm" fo:line-height="100%" fo:text-align="start" fo:text-indent="-0.327cm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loext:graphic-properties draw:fill="none"/>
      <style:paragraph-properties fo:margin-left="0.331cm" fo:margin-right="0cm" fo:margin-top="0cm" fo:margin-bottom="0cm" fo:line-height="100%" fo:text-align="start" fo:text-indent="-0.327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0" style:family="paragraph">
      <style:paragraph-properties fo:margin-left="0cm" fo:margin-right="0cm" fo:margin-top="0.183cm" fo:margin-bottom="0cm" fo:line-height="100%" fo:text-align="start" fo:text-indent="0cm" style:writing-mode="lr-tb"/>
      <style:text-properties fo:font-size="18pt"/>
    </style:style>
    <style:style style:name="P11" style:family="paragraph">
      <loext:graphic-properties draw:fill="none"/>
      <style:paragraph-properties fo:margin-left="0cm" fo:margin-right="0cm" fo:margin-top="0.183cm" fo:margin-bottom="0cm" fo:line-height="100%" fo:text-align="start" fo:text-indent="0cm" style:writing-mode="lr-tb" style:font-independent-line-spacing="true"/>
      <style:text-properties fo:font-size="18pt"/>
    </style:style>
    <style:style style:name="P12" style:family="paragraph">
      <loext:graphic-properties draw:fill-color="#ffffff"/>
      <style:paragraph-properties style:writing-mode="lr-tb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style:paragraph-properties fo:margin-left="0cm" fo:margin-right="0cm" fo:margin-top="0.155cm" fo:margin-bottom="0cm" fo:line-height="100%" fo:text-align="start" fo:text-indent="0cm" style:writing-mode="lr-tb"/>
      <style:text-properties fo:font-size="18pt"/>
    </style:style>
    <style:style style:name="P15" style:family="paragraph">
      <style:paragraph-properties fo:margin-left="0cm" fo:margin-right="0cm" fo:margin-top="0.141cm" fo:margin-bottom="0cm" fo:line-height="100%" fo:text-align="start" fo:text-indent="0cm" style:writing-mode="lr-tb"/>
      <style:text-properties fo:font-size="18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1pt" style:font-size-asian="11pt" style:font-size-complex="11pt"/>
    </style:style>
    <style:style style:name="P18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Andale Mono1" fo:font-size="11pt" style:font-size-asian="11pt" style:font-size-complex="11pt"/>
    </style:style>
    <style:style style:name="P19" style:family="paragraph">
      <style:paragraph-properties fo:text-align="start"/>
    </style:style>
    <style:style style:name="P20" style:family="paragraph">
      <style:paragraph-properties fo:margin-left="0cm" fo:margin-right="0cm" fo:margin-top="0cm" fo:margin-bottom="0cm" fo:line-height="100%" fo:text-align="start" fo:text-indent="0cm"/>
    </style:style>
    <style:style style:name="P21" style:family="paragraph">
      <loext:graphic-properties draw:fill-color="#dddddd"/>
      <style:paragraph-properties fo:text-align="start"/>
    </style:style>
    <style:style style:name="P22" style:family="paragraph">
      <style:text-properties fo:color="#800080" loext:opacity="100%" fo:font-weight="bold" style:font-weight-asian="bold" style:font-weight-complex="bold"/>
    </style:style>
    <style:style style:name="P23" style:family="paragraph">
      <loext:graphic-properties draw:fill="none" draw:fill-color="#ffffff"/>
      <style:text-properties fo:color="#800080" loext:opacity="100%" fo:font-weight="bold" style:font-weight-asian="bold" style:font-weight-complex="bold"/>
    </style:style>
    <style:style style:name="P24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2pt" style:font-size-asian="12pt" style:font-size-complex="12pt"/>
    </style:style>
    <style:style style:name="P25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Andale Mono1" fo:font-size="12pt" style:font-size-asian="12pt" style:font-size-complex="12pt"/>
    </style:style>
    <style:style style:name="P26" style:family="paragraph">
      <style:paragraph-properties fo:text-align="start"/>
      <style:text-properties fo:font-size="18pt"/>
    </style:style>
    <style:style style:name="P27" style:family="paragraph"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P28" style:family="paragraph">
      <loext:graphic-properties draw:fill-color="#dddddd"/>
      <style:paragraph-properties fo:text-align="start"/>
      <style:text-properties fo:font-size="18pt"/>
    </style:style>
    <style:style style:name="P29" style:family="paragraph">
      <style:paragraph-properties fo:text-align="center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text-properties fo:color="#800080" loext:opacity="100%" fo:font-size="18pt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800080" loext:opacity="100%" fo:font-size="18pt" fo:font-weight="bold" style:font-weight-asian="bold" style:font-weight-complex="bold"/>
    </style:style>
    <style:style style:name="P33" style:family="paragraph">
      <style:paragraph-properties fo:margin-left="0cm" fo:margin-right="0cm" fo:margin-top="0.169cm" fo:margin-bottom="0cm" fo:line-height="100%" fo:text-align="start" fo:text-indent="0cm" style:writing-mode="lr-tb"/>
      <style:text-properties fo:font-size="18pt"/>
    </style:style>
    <style:style style:name="P34" style:family="paragraph">
      <loext:graphic-properties draw:fill="none"/>
      <style:paragraph-properties fo:margin-left="0cm" fo:margin-right="0cm" fo:margin-top="0.169cm" fo:margin-bottom="0cm" fo:line-height="100%" fo:text-align="start" fo:text-indent="0cm" style:writing-mode="lr-tb" style:font-independent-line-spacing="true"/>
      <style:text-properties fo:font-size="18pt"/>
    </style:style>
    <style:style style:name="P35" style:family="paragraph">
      <style:paragraph-properties fo:margin-top="0cm" fo:margin-bottom="0cm" fo:line-height="100%" fo:text-align="start" style:writing-mode="lr-tb"/>
      <style:text-properties style:font-name="Andale Mono1" fo:font-size="14pt" style:font-size-asian="14pt" style:font-size-complex="14pt"/>
    </style:style>
    <style:style style:name="P36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style:font-name="Andale Mono1" fo:font-size="14pt" style:font-size-asian="14pt" style:font-size-complex="14pt"/>
    </style:style>
    <style:style style:name="P37" style:family="paragraph">
      <style:text-properties fo:color="#ff0000" loext:opacity="100%" fo:font-weight="bold" style:font-weight-asian="bold" style:font-weight-complex="bold"/>
    </style:style>
    <style:style style:name="P38" style:family="paragraph">
      <loext:graphic-properties draw:fill="none" draw:fill-color="#ffffff"/>
      <style:text-properties fo:color="#ff0000" loext:opacity="100%" fo:font-weight="bold" style:font-weight-asian="bold" style:font-weight-complex="bold"/>
    </style:style>
    <style:style style:name="P39" style:family="paragraph">
      <loext:graphic-properties draw:fill="none" draw:fill-color="#729fcf"/>
      <style:paragraph-properties fo:text-align="center"/>
    </style:style>
    <style:style style:name="P40" style:family="paragraph">
      <loext:graphic-properties draw:fill="none" draw:fill-color="#ffffff"/>
    </style:style>
    <style:style style:name="P41" style:family="paragraph">
      <loext:graphic-properties draw:fill-color="#b2b2b2"/>
      <style:paragraph-properties fo:text-align="center"/>
    </style:style>
    <style:style style:name="P42" style:family="paragraph">
      <loext:graphic-properties draw:fill-color="#ffe994"/>
      <style:paragraph-properties fo:text-align="center"/>
    </style:style>
    <style:style style:name="P43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P4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4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P4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P4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P48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P49" style:family="paragraph">
      <loext:graphic-properties draw:fill="solid" draw:fill-color="#d5f1cf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0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1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2" style:family="paragraph">
      <loext:graphic-properties draw:fill="solid" draw:fill-color="#d6d6f5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5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P54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55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4pt" style:font-size-asian="14pt" style:font-size-complex="14pt"/>
    </style:style>
    <style:style style:name="P56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Andale Mono1" fo:font-size="14pt" style:font-size-asian="14pt" style:font-size-complex="14pt"/>
    </style:style>
    <style:style style:name="P57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  <style:text-properties fo:font-size="18pt"/>
    </style:style>
    <style:style style:name="P58" style:family="paragraph">
      <style:paragraph-properties fo:text-align="center"/>
      <style:text-properties fo:font-size="18pt"/>
    </style:style>
    <style:style style:name="P59" style:family="paragraph">
      <loext:graphic-properties draw:fill-color="#ffe994"/>
      <style:paragraph-properties fo:text-align="center"/>
      <style:text-properties fo:font-size="18pt"/>
    </style:style>
    <style:style style:name="P60" style:family="paragraph">
      <loext:graphic-properties draw:fill="none"/>
      <style:paragraph-properties fo:margin-left="0.331cm" fo:margin-right="0cm" fo:margin-top="0cm" fo:margin-bottom="0cm" fo:line-height="100%" fo:text-align="start" fo:text-indent="-0.331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Andale Mono1" fo:font-size="14pt" style:font-size-asian="14pt" style:font-size-complex="14pt"/>
    </style:style>
    <style:style style:name="P62" style:family="paragraph">
      <loext:graphic-properties draw:fill="solid" draw:fill-color="#f6f5bd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Andale Mono1" fo:font-size="14pt" style:font-size-asian="14pt" style:font-size-complex="14pt"/>
    </style:style>
    <style:style style:name="P63" style:family="paragraph">
      <style:text-properties fo:color="#ff0000" loext:opacity="100%" fo:font-size="18pt" fo:font-weight="bold" style:font-weight-asian="bold" style:font-weight-complex="bold"/>
    </style:style>
    <style:style style:name="P64" style:family="paragraph">
      <loext:graphic-properties draw:fill="none" draw:fill-color="#ffffff"/>
      <style:text-properties fo:color="#ff0000" loext:opacity="100%" fo:font-size="18pt" fo:font-weight="bold" style:font-weight-asian="bold" style:font-weight-complex="bold"/>
    </style:style>
    <style:style style:name="P65" style:family="paragraph">
      <style:text-properties fo:font-size="18pt" fo:font-weight="bold" style:font-size-asian="18pt" style:font-weight-asian="bold" style:font-size-complex="18pt" style:font-weight-complex="bold"/>
    </style:style>
    <style:style style:name="P66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67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8" style:family="paragraph">
      <loext:graphic-properties draw:fill="none" draw:fill-color="#ffffff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69" style:family="paragraph">
      <style:paragraph-properties fo:text-align="center"/>
      <style:text-properties fo:color="#ff0000" loext:opacity="100%" fo:font-size="18pt" fo:font-weight="bold" style:font-weight-asian="bold" style:font-weight-complex="bold"/>
    </style:style>
    <style:style style:name="P70" style:family="paragraph">
      <loext:graphic-properties draw:fill="none" draw:fill-color="#ffffff"/>
      <style:paragraph-properties fo:text-align="center"/>
      <style:text-properties fo:color="#ff0000" loext:opacity="100%" fo:font-size="18pt" fo:font-weight="bold" style:font-weight-asian="bold" style:font-weight-complex="bold"/>
    </style:style>
    <style:style style:name="P71" style:family="paragraph">
      <style:text-properties fo:color="#000000" loext:opacity="100%" fo:font-size="18pt" fo:font-weight="normal" style:font-weight-asian="normal" style:font-weight-complex="normal"/>
    </style:style>
    <style:style style:name="P72" style:family="paragraph">
      <loext:graphic-properties draw:fill="none" draw:fill-color="#ffffff"/>
      <style:text-properties fo:color="#000000" loext:opacity="100%" fo:font-size="18pt" fo:font-weight="normal" style:font-weight-asian="normal" style:font-weight-complex="normal"/>
    </style:style>
    <style:style style:name="P73" style:family="paragraph">
      <style:text-properties fo:color="#000000" loext:opacity="100%" fo:font-size="18pt" fo:font-weight="bold" style:font-weight-asian="bold" style:font-weight-complex="bold"/>
    </style:style>
    <style:style style:name="P74" style:family="paragraph">
      <loext:graphic-properties draw:fill="none" draw:fill-color="#ffffff"/>
      <style:text-properties fo:color="#000000" loext:opacity="100%" fo:font-size="18pt" fo:font-weight="bold" style:font-weight-asian="bold" style:font-weight-complex="bold"/>
    </style:style>
    <style:style style:name="P75" style:family="paragraph">
      <style:paragraph-properties fo:margin-top="0cm" fo:margin-bottom="0cm" fo:line-height="100%" fo:text-align="start" style:writing-mode="lr-tb"/>
      <style:text-properties fo:color="#000000" loext:opacity="100%" style:font-name="Andale Mono1" fo:font-size="10.5pt" style:font-size-asian="10.5pt" style:font-size-complex="10.5pt"/>
    </style:style>
    <style:style style:name="P7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Andale Mono1" fo:font-size="10.5pt" style:font-size-asian="10.5pt" style:font-size-complex="10.5pt"/>
    </style:style>
    <style:style style:name="P77" style:family="paragraph">
      <loext:graphic-properties draw:fill="solid" draw:fill-color="#f6f5bd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Andale Mono1" fo:font-size="10.5pt" style:font-size-asian="10.5pt" style:font-size-complex="10.5pt"/>
    </style:style>
    <style:style style:name="P78" style:family="paragraph">
      <loext:graphic-properties draw:fill-color="#dddddd"/>
      <style:paragraph-properties fo:text-align="center"/>
    </style:style>
    <style:style style:name="P79" style:family="paragraph">
      <loext:graphic-properties draw:fill="solid" draw:fill-color="#dddddd"/>
      <style:paragraph-properties fo:text-align="center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36pt" fo:letter-spacing="normal" fo:font-style="normal" style:text-underline-style="none" fo:font-weight="bold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bold" style:font-name-asian="DejaVu Sans2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2" fo:font-size="20pt" fo:letter-spacing="normal" fo:font-style="normal" fo:text-shadow="none" style:text-underline-style="none" fo:font-weight="normal" style:letter-kerning="true" style:font-name-asian="DejaVu Sans2" style:font-size-asian="20pt" style:font-style-asian="normal" style:font-weight-asian="normal" style:font-name-complex="DejaVu Sans2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6pt" fo:letter-spacing="normal" fo:font-style="normal" style:text-underline-style="none" fo:font-weight="bold" style:font-name-asian="DejaVu Sans2" style:font-size-asian="26pt" style:font-style-asian="normal" style:font-weight-asian="bold" style:font-name-complex="DejaVu Sans2" style:font-size-complex="26pt" style:font-style-complex="normal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italic" style:text-underline-style="none" fo:font-weight="bold" style:font-name-asian="DejaVu Sans2" style:font-size-asian="22pt" style:font-style-asian="italic" style:font-weight-asian="bold" style:font-name-complex="DejaVu Sans2" style:font-size-complex="22pt" style:font-style-complex="italic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2pt" fo:letter-spacing="normal" fo:font-style="normal" style:text-underline-style="none" fo:font-weight="normal" style:font-name-asian="DejaVu Sans2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0pt" fo:letter-spacing="normal" fo:font-style="italic" style:text-underline-style="none" fo:font-weight="normal" style:font-name-asian="DejaVu Sans2" style:font-size-asian="20pt" style:font-style-asian="italic" style:font-weight-asian="normal" style:font-name-complex="DejaVu Sans2" style:font-size-complex="20pt" style:font-style-complex="italic" style:font-weight-complex="normal"/>
    </style:style>
    <style:style style:name="T11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3" style:family="text">
      <style:text-properties fo:font-variant="normal" fo:text-transform="none" fo:color="#ff0000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4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5" style:family="text">
      <style:text-properties fo:font-variant="normal" fo:text-transform="none" fo:color="#5983b0" loext:opacity="100%" style:text-line-through-style="none" style:text-line-through-type="none" style:text-position="0% 100%" style:font-name="Andale Mono1" fo:font-size="11pt" fo:letter-spacing="normal" fo:font-style="normal" style:text-underline-style="none" fo:font-weight="bold" style:font-name-asian="DejaVu Sans2" style:font-size-asian="11pt" style:font-style-asian="normal" style:font-weight-asian="bold" style:font-name-complex="DejaVu Sans2" style:font-size-complex="11pt" style:font-style-complex="normal" style:font-weight-complex="bold"/>
    </style:style>
    <style:style style:name="T16" style:family="text">
      <style:text-properties fo:color="#158466" loext:opacity="100%"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2a6099" loext:opacity="100%" fo:font-size="15pt" fo:font-weight="bold" style:font-size-asian="15pt" style:font-weight-asian="bold" style:font-size-complex="15pt" style:font-weight-complex="bold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variant="normal" fo:text-transform="none" fo:color="#158466" loext:opacity="100%" style:text-outline="false" style:text-line-through-style="none" style:text-line-through-type="none" style:font-name="Liberation Sans1" fo:font-size="15pt" fo:font-style="normal" fo:text-shadow="none" style:text-underline-style="none" fo:font-weight="bold" style:letter-kerning="true" style:font-name-asian="Arial Unicode MS" style:font-size-asian="15pt" style:font-style-asian="normal" style:font-weight-asian="bold" style:font-name-complex="Arial Unicode MS" style:font-size-complex="15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800080" loext:opacity="100%" fo:font-weight="bold" style:font-weight-asian="bold" style:font-weight-complex="bold"/>
    </style:style>
    <style:style style:name="T21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3" style:family="text">
      <style:text-properties fo:font-variant="normal" fo:text-transform="none" fo:color="#ff0000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4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5pt" fo:font-style="normal" fo:text-shadow="none" style:text-underline-style="none" fo:font-weight="normal" style:letter-kerning="true" style:font-name-asian="Arial Unicode MS" style:font-size-asian="15pt" style:font-style-asian="normal" style:font-weight-asian="normal" style:font-name-complex="Arial Unicode MS" style:font-size-complex="15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24pt" fo:letter-spacing="normal" fo:font-style="normal" style:text-underline-style="none" fo:font-weight="bold" style:font-name-asian="DejaVu Sans2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7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29" style:family="text">
      <style:text-properties fo:font-variant="normal" fo:text-transform="none" fo:color="#bf0041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0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1" style:family="text">
      <style:text-properties fo:color="#ff0000" loext:opacity="100%" fo:font-size="88pt" fo:font-weight="bold" style:font-size-asian="88pt" style:font-weight-asian="bold" style:font-size-complex="88pt" style:font-weight-complex="bold"/>
    </style:style>
    <style:style style:name="T32" style:family="text">
      <style:text-properties fo:font-size="32pt" style:font-size-asian="32pt" style:font-size-complex="32pt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3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36" style:family="text">
      <style:text-properties fo:font-variant="normal" fo:text-transform="none" fo:color="#c00000" loext:opacity="100%" style:text-line-through-style="none" style:text-line-through-type="none" style:text-position="0% 100%" style:font-name="Calibri3" fo:font-size="20pt" fo:letter-spacing="normal" fo:language="en" fo:country="US" fo:font-style="italic" style:text-underline-style="none" fo:font-weight="bold" fo:background-color="transparent" style:font-size-asian="20pt" style:font-style-asian="italic" style:font-weight-asian="bold" style:font-size-complex="20pt" style:font-style-complex="italic" style:font-weight-complex="bold"/>
    </style:style>
    <style:style style:name="T3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40" style:family="text">
      <style:text-properties fo:font-variant="normal" fo:text-transform="none" fo:color="#808080" loext:opacity="100%" style:text-line-through-style="none" style:text-line-through-type="none" style:text-position="0% 100%" style:font-name="Calibri3" fo:font-size="18pt" fo:letter-spacing="normal" fo:language="en" fo:country="US" fo:font-style="italic" style:text-underline-style="none" fo:font-weight="bold" fo:background-color="transparent" style:font-size-asian="18pt" style:font-style-asian="italic" style:font-weight-asian="bold" style:font-size-complex="18pt" style:font-style-complex="italic" style:font-weight-complex="bold"/>
    </style:style>
    <style:style style:name="T41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3" style:family="text">
      <style:text-properties fo:font-variant="normal" fo:text-transform="none" fo:color="#bf0041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4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6pt" fo:letter-spacing="normal" fo:font-style="normal" style:text-underline-style="none" fo:font-weight="bold" style:font-name-asian="DejaVu Sans2" style:font-size-asian="16pt" style:font-style-asian="normal" style:font-weight-asian="bold" style:font-name-complex="DejaVu Sans2" style:font-size-complex="16pt" style:font-style-complex="normal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bold" fo:background-color="transparent" style:font-name-asian="DejaVu Sans2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46" style:family="text">
      <style:text-properties fo:color="#ff0000" loext:opacity="100%" fo:font-weight="bold" style:font-weight-asian="bold" style:font-weight-complex="bold"/>
    </style:style>
    <style:style style:name="T47" style:family="text">
      <style:text-properties fo:font-size="32pt" fo:font-weight="bold" style:font-size-asian="32pt" style:font-weight-asian="bold" style:font-size-complex="32pt" style:font-weight-complex="bold"/>
    </style:style>
    <style:style style:name="T48" style:family="text">
      <style:text-properties fo:font-size="24pt" style:font-size-asian="24pt" style:font-size-complex="24pt"/>
    </style:style>
    <style:style style:name="T49" style:family="text">
      <style:text-properties fo:font-variant="normal" fo:text-transform="none" fo:color="#000000" loext:opacity="100%" style:text-line-through-style="none" style:text-line-through-type="none" style:text-position="0% 100%" style:font-name="Calibri2" fo:font-size="18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1" fo:font-size="14pt" fo:letter-spacing="normal" fo:font-style="normal" fo:text-shadow="none" style:text-underline-style="none" fo:font-weight="bold" style:letter-kerning="true" style:font-name-asian="DejaVu Sans2" style:font-size-asian="14pt" style:font-style-asian="normal" style:font-weight-asian="bold" style:font-name-complex="DejaVu 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color="#000000" loext:opacity="100%" fo:font-weight="bold" style:font-weight-asian="bold" style:font-weight-complex="bold"/>
    </style:style>
    <style:style style:name="T52" style:family="text">
      <style:text-properties fo:color="#000000" loext:opacity="100%" fo:font-weight="normal" style:font-weight-asian="normal" style:font-weight-complex="normal"/>
    </style:style>
    <style:style style:name="T53" style:family="text">
      <style:text-properties fo:font-variant="normal" fo:text-transform="none" style:text-line-through-style="none" style:text-line-through-type="none" style:text-position="0% 100%" style:font-name="Andale Mono1" fo:font-size="14pt" fo:letter-spacing="normal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54" style:family="text">
      <style:text-properties fo:font-variant="normal" fo:text-transform="none" fo:color="#2a6099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55" style:family="text">
      <style:text-properties fo:font-variant="normal" fo:text-transform="none" fo:color="#000000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56" style:family="text">
      <style:text-properties fo:font-variant="normal" fo:text-transform="none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57" style:family="text">
      <style:text-properties fo:font-variant="normal" fo:text-transform="none" fo:color="#bf0041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58" style:family="text">
      <style:text-properties fo:font-variant="normal" fo:text-transform="none" fo:color="#158466" loext:opacity="100%" style:text-line-through-style="none" style:text-line-through-type="none" style:text-position="0% 100%" style:font-name="Andale Mono1" fo:font-size="10.5pt" fo:letter-spacing="normal" fo:font-style="normal" style:text-underline-style="none" fo:font-weight="bold" style:font-name-asian="DejaVu Sans2" style:font-size-asian="10.5pt" style:font-style-asian="normal" style:font-weight-asian="bold" style:font-name-complex="DejaVu Sans2" style:font-size-complex="10.5pt" style:font-style-complex="normal" style:font-weight-complex="bold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ndale Mono1" fo:font-size="10.5pt" fo:letter-spacing="normal" fo:font-style="normal" fo:text-shadow="none" style:text-underline-style="none" fo:font-weight="bold" style:letter-kerning="true" style:font-name-asian="DejaVu Sans2" style:font-size-asian="10.5pt" style:font-style-asian="normal" style:font-weight-asian="bold" style:font-name-complex="DejaVu Sans2" style:font-size-complex="10.5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">
        <style:list-level-properties text:space-before="0.004cm" text:min-label-width="0.949cm"/>
        <style:text-properties fo:font-family="'Wingdings 2'" style:font-charset="x-symbol" fo:color="#990000" fo:font-size="60%"/>
      </text:list-level-style-bullet>
      <text:list-level-style-bullet text:level="2" text:bullet-char="">
        <style:list-level-properties text:space-before="1.274cm" text:min-label-width="0.79cm"/>
        <style:text-properties fo:font-family="Wingdings" style:font-charset="x-symbol" fo:color="#990000" fo:font-size="110%"/>
      </text:list-level-style-bullet>
      <text:list-level-style-bullet text:level="3" text:bullet-char="">
        <style:list-level-properties text:space-before="2.544cm" text:min-label-width="0.631cm"/>
        <style:text-properties fo:font-family="Wingdings" style:font-charset="x-symbol" fo:color="#000000" fo:font-size="80%"/>
      </text:list-level-style-bullet>
      <text:list-level-style-bullet text:level="4" text:bullet-char="">
        <style:list-level-properties text:space-before="3.814cm" text:min-label-width="0.631cm"/>
        <style:text-properties fo:font-family="Symbol" fo:color="#000000" fo:font-size="10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">
        <style:list-level-properties text:min-label-width="0.953cm"/>
        <style:text-properties fo:font-family="'Wingdings 2'" style:font-family-generic="roman" style:font-pitch="variable" style:font-charset="x-symbol" fo:color="#990000" fo:font-size="60%"/>
      </text:list-level-style-bullet>
      <text:list-level-style-bullet text:level="2" text:bullet-char="">
        <style:list-level-properties text:space-before="1.27cm" text:min-label-width="0.794cm"/>
        <style:text-properties fo:font-family="Wingdings" style:font-pitch="variable" style:font-charset="x-symbol" fo:color="#990000" fo:font-size="11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80808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_5f_" presentation:presentation-page-layout-name="AL1T0">
        <office:forms form:automatic-focus="false" form:apply-design-mode="false"/>
        <draw:custom-shape draw:name="CustomShape 254" draw:style-name="gr1" draw:text-style-name="P2" draw:layer="layout" svg:width="21.586cm" svg:height="5.411cm" svg:x="1.905cm" svg:y="4.445cm">
          <text:p text:style-name="P1"><text:span text:style-name="T1">C</text:span><text:span text:style-name="T1">o</text:span><text:span text:style-name="T1">n</text:span><text:span text:style-name="T1">c</text:span><text:span text:style-name="T1">u</text:span><text:span text:style-name="T1">r</text:span><text:span text:style-name="T1">r</text:span><text:span text:style-name="T1">e</text:span><text:span text:style-name="T1">n</text:span><text:span text:style-name="T1">t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m</text:span><text:span text:style-name="T1">i</text:span><text:span text:style-name="T1">n</text:span><text:span text:style-name="T1">g </text:span><text:span text:style-name="T1">I</text:span><text:span text:style-name="T1">I</text:span><text:span text:style-name="T1">I </text:span><text:span text:style-name="T1">-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e</text:span><text:span text:style-name="T1">s</text:span></text:p>
          <text:p text:style-name="P1"><text:span text:style-name="T2"><text:line-break/></text:span><text:span text:style-name="T2"><text:line-break/></text:span><text:span text:style-name="T3">H</text:span><text:span text:style-name="T3">P</text:span><text:span text:style-name="T3">P</text:span><text:span text:style-name="T3">S</text:span><text:span text:style-name="T2"><text:line-break/></text:span><text:span text:style-name="T2"><text:line-break/></text:span><text:span text:style-name="T2"><text:line-break/></text:span><text:span text:style-name="T2">D</text:span><text:span text:style-name="T2">a</text:span><text:span text:style-name="T2">vi</text:span><text:span text:style-name="T2">d </text:span><text:span text:style-name="T2">M</text:span><text:span text:style-name="T2">ar</text:span><text:span text:style-name="T2">c</text:span><text:span text:style-name="T2">h</text:span><text:span text:style-name="T2">a</text:span><text:span text:style-name="T2">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5" draw:style-name="gr2" draw:text-style-name="P4" draw:layer="layout" svg:width="21.326cm" svg:height="4.864cm" svg:x="1.905cm" svg:y="10.795cm">
          <text:p text:style-name="P3"><text:span text:style-name="T2"/></text:p>
          <text:p text:style-name="P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2" presentation:style-name="pr1" draw:text-style-name="P5" draw:layer="layout" svg:width="14.813cm" svg:height="11.849cm" svg:x="2.752cm" svg:y="12.7cm" presentation:class="notes" presentation:placeholder="true" presentation:user-transformed="true">
            <draw:text-box/>
          </draw:frame>
          <draw:custom-shape draw:name="CustomShape 256" draw:style-name="gr3" draw:text-style-name="P7" draw:layer="layout" svg:width="8.886cm" svg:height="1.266cm" svg:x="11.43cm" svg:y="25.4cm">
            <text:p text:style-name="P6"><text:span text:style-name="T5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55" draw:style-name="gr4" draw:text-style-name="P9" draw:layer="layout" svg:width="21.085cm" svg:height="2.113cm" svg:x="0.992cm" svg:y="1.21cm">
          <text:p text:style-name="P8"><text:span text:style-name="T1">Approaches <text:s/>to concurrenc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6" draw:style-name="gr5" draw:text-style-name="P11" draw:layer="layout" svg:width="21.93cm" svg:height="13.807cm" svg:x="1.102cm" svg:y="3.784cm">
          <text:list text:style-name="L2">
            <text:list-item>
              <text:p text:style-name="P10"><text:span text:style-name="T6">S</text:span><text:span text:style-name="T6">o</text:span><text:span text:style-name="T6"> </text:span><text:span text:style-name="T6">f</text:span><text:span text:style-name="T6">a</text:span><text:span text:style-name="T6">r</text:span><text:span text:style-name="T6"> </text:span><text:span text:style-name="T6">w</text:span><text:span text:style-name="T6">e</text:span><text:span text:style-name="T6">’</text:span><text:span text:style-name="T6">v</text:span><text:span text:style-name="T6">e</text:span><text:span text:style-name="T6"> </text:span><text:span text:style-name="T6">l</text:span><text:span text:style-name="T6">o</text:span><text:span text:style-name="T6">o</text:span><text:span text:style-name="T6">k</text:span><text:span text:style-name="T6">e</text:span><text:span text:style-name="T6">d</text:span><text:span text:style-name="T6"> </text:span><text:span text:style-name="T6">a</text:span><text:span text:style-name="T6">t</text:span><text:span text:style-name="T6"> </text:span><text:span text:style-name="T6">O</text:span><text:span text:style-name="T6">p</text:span><text:span text:style-name="T6">e</text:span><text:span text:style-name="T6">n</text:span><text:span text:style-name="T6">M</text:span><text:span text:style-name="T6">P</text:span><text:span text:style-name="T6"> </text:span><text:span text:style-name="T6">a</text:span><text:span text:style-name="T6">n</text:span><text:span text:style-name="T6">d</text:span><text:span text:style-name="T6"> </text:span><text:span text:style-name="T6">t</text:span><text:span text:style-name="T6">h</text:span><text:span text:style-name="T6">r</text:span><text:span text:style-name="T6">e</text:span><text:span text:style-name="T6">a</text:span><text:span text:style-name="T6">d</text:span><text:span text:style-name="T6">i</text:span><text:span text:style-name="T6">n</text:span><text:span text:style-name="T6">g</text:span></text:p>
              <text:p text:style-name="P10"><text:span text:style-name="T6"/></text:p>
            </text:list-item>
            <text:list-item>
              <text:p text:style-name="P10"><text:span text:style-name="T6">T</text:span><text:span text:style-name="T6">h</text:span><text:span text:style-name="T6">e</text:span><text:span text:style-name="T6">s</text:span><text:span text:style-name="T6">e</text:span><text:span text:style-name="T6"> </text:span><text:span text:style-name="T6">a</text:span><text:span text:style-name="T6">r</text:span><text:span text:style-name="T6">e</text:span><text:span text:style-name="T6"> </text:span><text:span text:style-name="T6">w</text:span><text:span text:style-name="T6">h</text:span><text:span text:style-name="T6">a</text:span><text:span text:style-name="T6">t</text:span><text:span text:style-name="T6"> </text:span><text:span text:style-name="T6">w</text:span><text:span text:style-name="T6">e</text:span><text:span text:style-name="T6"> </text:span><text:span text:style-name="T6">u</text:span><text:span text:style-name="T6">s</text:span><text:span text:style-name="T6">e</text:span><text:span text:style-name="T6"> </text:span><text:span text:style-name="T6">m</text:span><text:span text:style-name="T6">o</text:span><text:span text:style-name="T6">s</text:span><text:span text:style-name="T6">t</text:span><text:span text:style-name="T6"> </text:span><text:span text:style-name="T6">o</text:span><text:span text:style-name="T6">f</text:span><text:span text:style-name="T6">t</text:span><text:span text:style-name="T6">e</text:span><text:span text:style-name="T6">n</text:span><text:span text:style-name="T6">,</text:span><text:span text:style-name="T6"> </text:span><text:span text:style-name="T6">e</text:span><text:span text:style-name="T6">s</text:span><text:span text:style-name="T6">p</text:span><text:span text:style-name="T6">e</text:span><text:span text:style-name="T6">c</text:span><text:span text:style-name="T6">i</text:span><text:span text:style-name="T6">a</text:span><text:span text:style-name="T6">l</text:span><text:span text:style-name="T6">l</text:span><text:span text:style-name="T6">y</text:span><text:span text:style-name="T6"> </text:span><text:span text:style-name="T6">w</text:span><text:span text:style-name="T6">h</text:span><text:span text:style-name="T6">e</text:span><text:span text:style-name="T6">r</text:span><text:span text:style-name="T6">e</text:span><text:span text:style-name="T6"> </text:span><text:span text:style-name="T6">w</text:span><text:span text:style-name="T6">e</text:span><text:span text:style-name="T6"> </text:span><text:span text:style-name="T6">s</text:span><text:span text:style-name="T6">i</text:span><text:span text:style-name="T6">m</text:span><text:span text:style-name="T6">p</text:span><text:span text:style-name="T6">l</text:span><text:span text:style-name="T6">y</text:span><text:span text:style-name="T6"> </text:span><text:span text:style-name="T6">w</text:span><text:span text:style-name="T6">a</text:span><text:span text:style-name="T6">n</text:span><text:span text:style-name="T6">t</text:span><text:span text:style-name="T6"> </text:span><text:span text:style-name="T6">t</text:span><text:span text:style-name="T6">o</text:span><text:span text:style-name="T6"> </text:span><text:span text:style-name="T6">g</text:span><text:span text:style-name="T6">o</text:span><text:span text:style-name="T6"> </text:span><text:span text:style-name="T6">f</text:span><text:span text:style-name="T6">a</text:span><text:span text:style-name="T6">s</text:span><text:span text:style-name="T6">t</text:span><text:span text:style-name="T6">e</text:span><text:span text:style-name="T6">r</text:span></text:p>
              <text:p text:style-name="P10"><text:span text:style-name="T6"/></text:p>
            </text:list-item>
            <text:list-item>
              <text:p text:style-name="P10"><text:span text:style-name="T6">B</text:span><text:span text:style-name="T6">u</text:span><text:span text:style-name="T6">t</text:span><text:span text:style-name="T6"> </text:span><text:span text:style-name="T6">t</text:span><text:span text:style-name="T6">h</text:span><text:span text:style-name="T6">e</text:span><text:span text:style-name="T6">y</text:span><text:span text:style-name="T6"> </text:span><text:span text:style-name="T6">a</text:span><text:span text:style-name="T6">r</text:span><text:span text:style-name="T6">e</text:span><text:span text:style-name="T6">n</text:span><text:span text:style-name="T6">’</text:span><text:span text:style-name="T6">t</text:span><text:span text:style-name="T6"> </text:span><text:span text:style-name="T6">t</text:span><text:span text:style-name="T6">h</text:span><text:span text:style-name="T6">e</text:span><text:span text:style-name="T6"> </text:span><text:span text:style-name="T6">o</text:span><text:span text:style-name="T6">n</text:span><text:span text:style-name="T6">l</text:span><text:span text:style-name="T6">y</text:span><text:span text:style-name="T6"> </text:span><text:span text:style-name="T6">o</text:span><text:span text:style-name="T6">p</text:span><text:span text:style-name="T6">t</text:span><text:span text:style-name="T6">i</text:span><text:span text:style-name="T6">o</text:span><text:span text:style-name="T6">n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2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7" draw:text-style-name="P13" draw:layer="layout" svg:width="21.085cm" svg:height="2.113cm" svg:x="0.992cm" svg:y="1.21cm">
          <text:p text:style-name="P8"><text:span text:style-name="T1">Reminder of problems so far. . 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8" draw:text-style-name="P13" draw:layer="layout" svg:width="23.703cm" svg:height="14.204cm" svg:x="0.635cm" svg:y="3.784cm">
          <text:list text:style-name="L2">
            <text:list-item>
              <text:p text:style-name="P10"><text:span text:style-name="T6">Classical problem classes of concurrent programs: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7">Races:</text:span><text:span text:style-name="T8"> outcome depends on arbitrary scheduling decisions </text:span><text:span text:style-name="T8">elsewhere in the system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5"><text:span text:style-name="T9">Example: who gets the last seat on the airplane?</text:span></text:p>
                    </text:list-item>
                  </text:list>
                </text:list-item>
                <text:list-item>
                  <text:p text:style-name="P14"><text:span text:style-name="T7">Deadlock:</text:span><text:span text:style-name="T8"> improper resource allocation prevents forward </text:span><text:span text:style-name="T8">progress</text:span></text:p>
                  <text:list>
                    <text:list-item>
                      <text:p text:style-name="P15"><text:span text:style-name="T9">Example: traffic gridlock</text:span></text:p>
                    </text:list-item>
                  </text:list>
                </text:list-item>
                <text:list-item>
                  <text:p text:style-name="P14"><text:span text:style-name="T7">Livelock / Starvation / Fairness</text:span><text:span text:style-name="T8">: external events and/or </text:span><text:span text:style-name="T8">system scheduling decisions can prevent sub-task progress</text:span></text:p>
                  <text:list>
                    <text:list-item>
                      <text:p text:style-name="P15"><text:span text:style-name="T9">Example: people always jump in front of you in line</text:span></text:p>
                    </text:list-item>
                  </text:list>
                </text:list-item>
              </text:list>
            </text:list-item>
            <text:list-item>
              <text:p text:style-name="P10"><text:span text:style-name="T6">As well as these, some problems just aren’t suited to </text:span><text:span text:style-name="T6">identical threads, we want different processing </text:span><text:span text:style-name="T6">doing different things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9.798cm" svg:height="11.136cm" svg:x="0.6cm" svg:y="2.257cm" draw:page-number="3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4" draw:text-style-name="P9" draw:layer="layout" svg:width="21.085cm" svg:height="2.113cm" svg:x="0.992cm" svg:y="1.21cm">
          <text:p text:style-name="P8"><text:span text:style-name="T1">Thr</text:span><text:span text:style-name="T1">ea</text:span><text:span text:style-name="T1">ds </text:span><text:span text:style-name="T1">vs. </text:span><text:span text:style-name="T1">Pro</text:span><text:span text:style-name="T1">ces</text:span><text:span text:style-name="T1">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11" draw:layer="layout" svg:width="23.954cm" svg:height="14.861cm" svg:x="0.807cm" svg:y="3.391cm">
          <text:list text:style-name="L2">
            <text:list-item>
              <text:p text:style-name="P10"><text:span text:style-name="T6">Ho</text:span><text:span text:style-name="T6">w </text:span><text:span text:style-name="T6">thr</text:span><text:span text:style-name="T6">ea</text:span><text:span text:style-name="T6">ds </text:span><text:span text:style-name="T6">an</text:span><text:span text:style-name="T6">d </text:span><text:span text:style-name="T6">pr</text:span><text:span text:style-name="T6">oc</text:span><text:span text:style-name="T6">ess</text:span><text:span text:style-name="T6">es </text:span><text:span text:style-name="T6">are </text:span><text:span text:style-name="T6">si</text:span><text:span text:style-name="T6">mil</text:span><text:span text:style-name="T6">ar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E</text:span><text:span text:style-name="T8">a</text:span><text:span text:style-name="T8">c</text:span><text:span text:style-name="T8">h</text:span><text:span text:style-name="T8"> </text:span><text:span text:style-name="T8">h</text:span><text:span text:style-name="T8">a</text:span><text:span text:style-name="T8">s</text:span><text:span text:style-name="T8"> </text:span><text:span text:style-name="T8">i</text:span><text:span text:style-name="T8">t</text:span><text:span text:style-name="T8">s</text:span><text:span text:style-name="T8"> </text:span><text:span text:style-name="T8">o</text:span><text:span text:style-name="T8">w</text:span><text:span text:style-name="T8">n</text:span><text:span text:style-name="T8"> </text:span><text:span text:style-name="T8">l</text:span><text:span text:style-name="T8">o</text:span><text:span text:style-name="T8">g</text:span><text:span text:style-name="T8">i</text:span><text:span text:style-name="T8">c</text:span><text:span text:style-name="T8">a</text:span><text:span text:style-name="T8">l</text:span><text:span text:style-name="T8"> </text:span><text:span text:style-name="T8">c</text:span><text:span text:style-name="T8">o</text:span><text:span text:style-name="T8">n</text:span><text:span text:style-name="T8">t</text:span><text:span text:style-name="T8">r</text:span><text:span text:style-name="T8">o</text:span><text:span text:style-name="T8">l</text:span><text:span text:style-name="T8"> </text:span><text:span text:style-name="T8">f</text:span><text:span text:style-name="T8">l</text:span><text:span text:style-name="T8">o</text:span><text:span text:style-name="T8">w</text:span></text:p>
                </text:list-item>
                <text:list-item>
                  <text:p text:style-name="P14"><text:span text:style-name="T8">E</text:span><text:span text:style-name="T8">a</text:span><text:span text:style-name="T8">c</text:span><text:span text:style-name="T8">h</text:span><text:span text:style-name="T8"> </text:span><text:span text:style-name="T8">c</text:span><text:span text:style-name="T8">a</text:span><text:span text:style-name="T8">n</text:span><text:span text:style-name="T8"> </text:span><text:span text:style-name="T8">r</text:span><text:span text:style-name="T8">u</text:span><text:span text:style-name="T8">n</text:span><text:span text:style-name="T8"> </text:span><text:span text:style-name="T8">c</text:span><text:span text:style-name="T8">o</text:span><text:span text:style-name="T8">n</text:span><text:span text:style-name="T8">c</text:span><text:span text:style-name="T8">u</text:span><text:span text:style-name="T8">r</text:span><text:span text:style-name="T8">r</text:span><text:span text:style-name="T8">e</text:span><text:span text:style-name="T8">n</text:span><text:span text:style-name="T8">t</text:span><text:span text:style-name="T8">l</text:span><text:span text:style-name="T8">y</text:span><text:span text:style-name="T8"> </text:span><text:span text:style-name="T8">w</text:span><text:span text:style-name="T8">i</text:span><text:span text:style-name="T8">t</text:span><text:span text:style-name="T8">h</text:span><text:span text:style-name="T8"> </text:span><text:span text:style-name="T8">o</text:span><text:span text:style-name="T8">t</text:span><text:span text:style-name="T8">h</text:span><text:span text:style-name="T8">e</text:span><text:span text:style-name="T8">r</text:span><text:span text:style-name="T8">s</text:span><text:span text:style-name="T8"> </text:span><text:span text:style-name="T8">(</text:span><text:span text:style-name="T8">p</text:span><text:span text:style-name="T8">o</text:span><text:span text:style-name="T8">s</text:span><text:span text:style-name="T8">s</text:span><text:span text:style-name="T8">i</text:span><text:span text:style-name="T8">b</text:span><text:span text:style-name="T8">l</text:span><text:span text:style-name="T8">y</text:span><text:span text:style-name="T8"> </text:span><text:span text:style-name="T8">o</text:span><text:span text:style-name="T8">n</text:span><text:span text:style-name="T8"> </text:span><text:span text:style-name="T8">d</text:span><text:span text:style-name="T8">i</text:span><text:span text:style-name="T8">f</text:span><text:span text:style-name="T8">f</text:span><text:span text:style-name="T8">e</text:span><text:span text:style-name="T8">r</text:span><text:span text:style-name="T8">e</text:span><text:span text:style-name="T8">n</text:span><text:span text:style-name="T8">t</text:span><text:span text:style-name="T8"> </text:span><text:span text:style-name="T8">c</text:span><text:span text:style-name="T8">o</text:span><text:span text:style-name="T8">r</text:span><text:span text:style-name="T8">e</text:span><text:span text:style-name="T8">s</text:span><text:span text:style-name="T8">)</text:span></text:p>
                </text:list-item>
                <text:list-item>
                  <text:p text:style-name="P14"><text:span text:style-name="T8">E</text:span><text:span text:style-name="T8">a</text:span><text:span text:style-name="T8">c</text:span><text:span text:style-name="T8">h</text:span><text:span text:style-name="T8"> </text:span><text:span text:style-name="T8">i</text:span><text:span text:style-name="T8">s</text:span><text:span text:style-name="T8"> </text:span><text:span text:style-name="T8">c</text:span><text:span text:style-name="T8">o</text:span><text:span text:style-name="T8">n</text:span><text:span text:style-name="T8">t</text:span><text:span text:style-name="T8">e</text:span><text:span text:style-name="T8">x</text:span><text:span text:style-name="T8">t</text:span><text:span text:style-name="T8"> </text:span><text:span text:style-name="T8">s</text:span><text:span text:style-name="T8">w</text:span><text:span text:style-name="T8">i</text:span><text:span text:style-name="T8">t</text:span><text:span text:style-name="T8">c</text:span><text:span text:style-name="T8">h</text:span><text:span text:style-name="T8">e</text:span><text:span text:style-name="T8">d</text:span></text:p>
                </text:list-item>
              </text:list>
            </text:list-item>
            <text:list-item>
              <text:p text:style-name="P10"><text:span text:style-name="T6">Ho</text:span><text:span text:style-name="T6">w </text:span><text:span text:style-name="T6">thr</text:span><text:span text:style-name="T6">ea</text:span><text:span text:style-name="T6">ds </text:span><text:span text:style-name="T6">an</text:span><text:span text:style-name="T6">d </text:span><text:span text:style-name="T6">pr</text:span><text:span text:style-name="T6">oc</text:span><text:span text:style-name="T6">ess</text:span><text:span text:style-name="T6">es </text:span><text:span text:style-name="T6">are </text:span><text:span text:style-name="T6">di</text:span><text:span text:style-name="T6">ffe</text:span><text:span text:style-name="T6">re</text:span><text:span text:style-name="T6">nt</text:span></text:p>
              <text:list>
                <text:list-item>
                  <text:p text:style-name="P14"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s</text:span><text:span text:style-name="T8"> </text:span><text:span text:style-name="T8">s</text:span><text:span text:style-name="T8">h</text:span><text:span text:style-name="T8">a</text:span><text:span text:style-name="T8">r</text:span><text:span text:style-name="T8">e</text:span><text:span text:style-name="T8"> </text:span><text:span text:style-name="T8">a</text:span><text:span text:style-name="T8">l</text:span><text:span text:style-name="T8">l</text:span><text:span text:style-name="T8"> </text:span><text:span text:style-name="T8">c</text:span><text:span text:style-name="T8">o</text:span><text:span text:style-name="T8">d</text:span><text:span text:style-name="T8">e</text:span><text:span text:style-name="T8"> </text:span><text:span text:style-name="T8">a</text:span><text:span text:style-name="T8">n</text:span><text:span text:style-name="T8">d</text:span><text:span text:style-name="T8"> </text:span><text:span text:style-name="T8">d</text:span><text:span text:style-name="T8">a</text:span><text:span text:style-name="T8">t</text:span><text:span text:style-name="T8">a</text:span><text:span text:style-name="T8"> </text:span><text:span text:style-name="T8">(</text:span><text:span text:style-name="T8">e</text:span><text:span text:style-name="T8">x</text:span><text:span text:style-name="T8">c</text:span><text:span text:style-name="T8">e</text:span><text:span text:style-name="T8">p</text:span><text:span text:style-name="T8">t</text:span><text:span text:style-name="T8"> </text:span><text:span text:style-name="T8">l</text:span><text:span text:style-name="T8">o</text:span><text:span text:style-name="T8">c</text:span><text:span text:style-name="T8">a</text:span><text:span text:style-name="T8">l</text:span><text:span text:style-name="T8"> </text:span><text:span text:style-name="T8">s</text:span><text:span text:style-name="T8">t</text:span><text:span text:style-name="T8">a</text:span><text:span text:style-name="T8">c</text:span><text:span text:style-name="T8">k</text:span><text:span text:style-name="T8">s</text:span><text:span text:style-name="T8">)</text:span>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15"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e</text:span><text:span text:style-name="T9">s</text:span><text:span text:style-name="T9"> </text:span><text:span text:style-name="T9">(</text:span><text:span text:style-name="T9">t</text:span><text:span text:style-name="T9">y</text:span><text:span text:style-name="T9">p</text:span><text:span text:style-name="T9">i</text:span><text:span text:style-name="T9">c</text:span><text:span text:style-name="T9">a</text:span><text:span text:style-name="T9">l</text:span><text:span text:style-name="T9">l</text:span><text:span text:style-name="T9">y</text:span><text:span text:style-name="T9">)</text:span><text:span text:style-name="T9"> </text:span><text:span text:style-name="T9">d</text:span><text:span text:style-name="T9">o</text:span><text:span text:style-name="T9"> </text:span><text:span text:style-name="T9">n</text:span><text:span text:style-name="T9">o</text:span><text:span text:style-name="T9">t</text:span></text:p>
                    </text:list-item>
                  </text:list>
                </text:list-item>
                <text:list-item>
                  <text:p text:style-name="P14"><text:span text:style-name="T8">T</text:span><text:span text:style-name="T8">h</text:span><text:span text:style-name="T8">r</text:span><text:span text:style-name="T8">e</text:span><text:span text:style-name="T8">a</text:span><text:span text:style-name="T8">d</text:span><text:span text:style-name="T8">s</text:span><text:span text:style-name="T8"> </text:span><text:span text:style-name="T8">a</text:span><text:span text:style-name="T8">r</text:span><text:span text:style-name="T8">e</text:span><text:span text:style-name="T8"> </text:span><text:span text:style-name="T8">s</text:span><text:span text:style-name="T8">o</text:span><text:span text:style-name="T8">m</text:span><text:span text:style-name="T8">e</text:span><text:span text:style-name="T8">w</text:span><text:span text:style-name="T8">h</text:span><text:span text:style-name="T8">a</text:span><text:span text:style-name="T8">t</text:span><text:span text:style-name="T8"> </text:span><text:span text:style-name="T8">l</text:span><text:span text:style-name="T8">e</text:span><text:span text:style-name="T8">s</text:span><text:span text:style-name="T8">s</text:span><text:span text:style-name="T8"> </text:span><text:span text:style-name="T8">e</text:span><text:span text:style-name="T8">x</text:span><text:span text:style-name="T8">p</text:span><text:span text:style-name="T8">e</text:span><text:span text:style-name="T8">n</text:span><text:span text:style-name="T8">s</text:span><text:span text:style-name="T8">i</text:span><text:span text:style-name="T8">v</text:span><text:span text:style-name="T8">e</text:span><text:span text:style-name="T8"> </text:span><text:span text:style-name="T8">t</text:span><text:span text:style-name="T8">h</text:span><text:span text:style-name="T8">a</text:span><text:span text:style-name="T8">n</text:span><text:span text:style-name="T8"> </text:span><text:span text:style-name="T8">p</text:span><text:span text:style-name="T8">r</text:span><text:span text:style-name="T8">o</text:span><text:span text:style-name="T8">c</text:span><text:span text:style-name="T8">e</text:span><text:span text:style-name="T8">s</text:span><text:span text:style-name="T8">s</text:span><text:span text:style-name="T8">e</text:span><text:span text:style-name="T8">s</text:span></text:p>
                  <text:list>
                    <text:list-item>
                      <text:p text:style-name="P15"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text:span text:style-name="T9"> </text:span><text:span text:style-name="T9">(</text:span><text:span text:style-name="T9">c</text:span><text:span text:style-name="T9">r</text:span><text:span text:style-name="T9">e</text:span><text:span text:style-name="T9">a</text:span><text:span text:style-name="T9">t</text:span><text:span text:style-name="T9">i</text:span><text:span text:style-name="T9">n</text:span><text:span text:style-name="T9">g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a</text:span><text:span text:style-name="T9">p</text:span><text:span text:style-name="T9">i</text:span><text:span text:style-name="T9">n</text:span><text:span text:style-name="T9">g</text:span><text:span text:style-name="T9">)</text:span><text:span text:style-name="T9"> </text:span><text:span text:style-name="T9">t</text:span><text:span text:style-name="T9">w</text:span><text:span text:style-name="T9">i</text:span><text:span text:style-name="T9">c</text:span><text:span text:style-name="T9">e</text:span><text:span text:style-name="T9"> </text:span><text:span text:style-name="T9">a</text:span><text:span text:style-name="T9">s</text:span><text:span text:style-name="T9"> </text:span><text:span text:style-name="T9">e</text:span><text:span text:style-name="T9">x</text:span><text:span text:style-name="T9">p</text:span><text:span text:style-name="T9">e</text:span><text:span text:style-name="T9">n</text:span><text:span text:style-name="T9">s</text:span><text:span text:style-name="T9">i</text:span><text:span text:style-name="T9">v</text:span><text:span text:style-name="T9">e</text:span><text:span text:style-name="T9"> </text:span><text:span text:style-name="T9">a</text:span><text:span text:style-name="T9">s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text:span text:style-name="T9"> </text:span><text:span text:style-name="T9">c</text:span><text:span text:style-name="T9">o</text:span><text:span text:style-name="T9">n</text:span><text:span text:style-name="T9">t</text:span><text:span text:style-name="T9">r</text:span><text:span text:style-name="T9">o</text:span><text:span text:style-name="T9">l</text:span></text:p>
                    </text:list-item>
                    <text:list-item>
                      <text:p text:style-name="P15"><text:span text:style-name="T9">L</text:span><text:span text:style-name="T9">i</text:span><text:span text:style-name="T9">n</text:span><text:span text:style-name="T9">u</text:span><text:span text:style-name="T9">x</text:span><text:span text:style-name="T9"> </text:span><text:span text:style-name="T9">n</text:span><text:span text:style-name="T9">u</text:span><text:span text:style-name="T9">m</text:span><text:span text:style-name="T9">b</text:span><text:span text:style-name="T9">e</text:span><text:span text:style-name="T9">r</text:span><text:span text:style-name="T9">s</text:span><text:span text:style-name="T9">:</text:span></text:p>
                    </text:list-item>
                  </text:list>
                </text:list-item>
              </text:list>
            </text:list-item>
          </text:list>
          <text:list text:style-name="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<text:span text:style-name="T9">~</text:span><text:span text:style-name="T9">2</text:span><text:span text:style-name="T9">0</text:span><text:span text:style-name="T9">K</text:span><text:span text:style-name="T9"> </text:span><text:span text:style-name="T9">c</text:span><text:span text:style-name="T9">y</text:span><text:span text:style-name="T9">c</text:span><text:span text:style-name="T9">l</text:span><text:span text:style-name="T9">e</text:span><text:span text:style-name="T9">s</text:span><text:span text:style-name="T9"> </text:span><text:span text:style-name="T9">t</text:span><text:span text:style-name="T9">o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a</text:span><text:span text:style-name="T9">p</text:span><text:span text:style-name="T9"> </text:span><text:span text:style-name="T9">a</text:span><text:span text:style-name="T9"> </text:span><text:span text:style-name="T9">p</text:span><text:span text:style-name="T9">r</text:span><text:span text:style-name="T9">o</text:span><text:span text:style-name="T9">c</text:span><text:span text:style-name="T9">e</text:span><text:span text:style-name="T9">s</text:span><text:span text:style-name="T9">s</text:span></text:p>
                        </text:list-item>
                        <text:list-item>
                          <text:p text:style-name="P15"><text:span text:style-name="T9">~</text:span><text:span text:style-name="T9">1</text:span><text:span text:style-name="T9">0</text:span><text:span text:style-name="T9">K</text:span><text:span text:style-name="T9"> </text:span><text:span text:style-name="T9">c</text:span><text:span text:style-name="T9">y</text:span><text:span text:style-name="T9">c</text:span><text:span text:style-name="T9">l</text:span><text:span text:style-name="T9">e</text:span><text:span text:style-name="T9">s</text:span><text:span text:style-name="T9"> </text:span><text:span text:style-name="T9">(</text:span><text:span text:style-name="T9">o</text:span><text:span text:style-name="T9">r</text:span><text:span text:style-name="T9"> </text:span><text:span text:style-name="T9">l</text:span><text:span text:style-name="T9">e</text:span><text:span text:style-name="T9">s</text:span><text:span text:style-name="T9">s</text:span><text:span text:style-name="T9">)</text:span><text:span text:style-name="T9"> </text:span><text:span text:style-name="T9">t</text:span><text:span text:style-name="T9">o</text:span><text:span text:style-name="T9"> </text:span><text:span text:style-name="T9">c</text:span><text:span text:style-name="T9">r</text:span><text:span text:style-name="T9">e</text:span><text:span text:style-name="T9">a</text:span><text:span text:style-name="T9">t</text:span><text:span text:style-name="T9">e</text:span><text:span text:style-name="T9"> </text:span><text:span text:style-name="T9">a</text:span><text:span text:style-name="T9">n</text:span><text:span text:style-name="T9">d</text:span><text:span text:style-name="T9"> </text:span><text:span text:style-name="T9">r</text:span><text:span text:style-name="T9">e</text:span><text:span text:style-name="T9">a</text:span><text:span text:style-name="T9">p</text:span><text:span text:style-name="T9"> </text:span><text:span text:style-name="T9">a</text:span><text:span text:style-name="T9"> </text:span><text:span text:style-name="T9">t</text:span><text:span text:style-name="T9">h</text:span><text:span text:style-name="T9">r</text:span><text:span text:style-name="T9">e</text:span><text:span text:style-name="T9">a</text:span><text:span text:style-name="T9">d</text:span></text:p>
                        </text:list-item>
                        <text:list-item>
                          <text:p text:style-name="P15"><text:span text:style-name="T10">M</text:span><text:span text:style-name="T10">u</text:span><text:span text:style-name="T10">c</text:span><text:span text:style-name="T10">h</text:span><text:span text:style-name="T9"> </text:span><text:span text:style-name="T9">l</text:span><text:span text:style-name="T9">a</text:span><text:span text:style-name="T9">r</text:span><text:span text:style-name="T9">g</text:span><text:span text:style-name="T9">e</text:span><text:span text:style-name="T9">r</text:span><text:span text:style-name="T9"> </text:span><text:span text:style-name="T9">d</text:span><text:span text:style-name="T9">i</text:span><text:span text:style-name="T9">f</text:span><text:span text:style-name="T9">f</text:span><text:span text:style-name="T9">e</text:span><text:span text:style-name="T9">r</text:span><text:span text:style-name="T9">e</text:span><text:span text:style-name="T9">n</text:span><text:span text:style-name="T9">c</text:span><text:span text:style-name="T9">e</text:span><text:span text:style-name="T9"> </text:span><text:span text:style-name="T9">o</text:span><text:span text:style-name="T9">n</text:span><text:span text:style-name="T9"> </text:span><text:span text:style-name="T9">n</text:span><text:span text:style-name="T9">o</text:span><text:span text:style-name="T9">n</text:span><text:span text:style-name="T9">-</text:span><text:span text:style-name="T9">U</text:span><text:span text:style-name="T9">n</text:span><text:span text:style-name="T9">i</text:span><text:span text:style-name="T9">c</text:span><text:span text:style-name="T9">e</text:span><text:span text:style-name="T9">s</text:span><text:span text:style-name="T9">.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77" draw:style-name="gr4" draw:text-style-name="P9" draw:layer="layout" svg:width="21.085cm" svg:height="2.113cm" svg:x="0.992cm" svg:y="1.21cm">
          <text:p text:style-name="P8"><text:span text:style-name="T1">Threading examp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0" draw:style-name="gr10" draw:text-style-name="P18" draw:layer="layout" svg:width="22.642cm" svg:height="15.219cm" svg:x="2.101cm" svg:y="3.323cm">
          <text:p text:style-name="P17"><text:span text:style-name="T11">#include</text:span><text:span text:style-name="T12"> </text:span><text:span text:style-name="T13">&lt;stdio.h&gt;</text:span></text:p>
          <text:p text:style-name="P17"><text:span text:style-name="T11">#include</text:span><text:span text:style-name="T12"> </text:span><text:span text:style-name="T13">&lt;stdlib.h</text:span><text:span text:style-name="T13">&gt;</text:span></text:p>
          <text:p text:style-name="P17"><text:span text:style-name="T11">#include</text:span><text:span text:style-name="T12"> </text:span><text:span text:style-name="T13">&lt;pthread.</text:span><text:span text:style-name="T13">h&gt;</text:span></text:p>
          <text:p text:style-name="P17"><text:span text:style-name="T12"/></text:p>
          <text:p text:style-name="P17"><text:span text:style-name="T11">int</text:span><text:span text:style-name="T12"> </text:span><text:span text:style-name="T12">THREADS = </text:span><text:span text:style-name="T14">4</text:span><text:span text:style-name="T12">;</text:span></text:p>
          <text:p text:style-name="P17"><text:span text:style-name="T12"/></text:p>
          <text:p text:style-name="P17"><text:span text:style-name="T11">struct</text:span><text:span text:style-name="T12"> </text:span><text:span text:style-name="T12">thread_ar</text:span><text:span text:style-name="T12">gs {</text:span></text:p>
          <text:p text:style-name="P17"><text:span text:style-name="T12"><text:s text:c="4"/></text:span><text:span text:style-name="T11">pthread_t</text:span><text:span text:style-name="T12"> </text:span><text:span text:style-name="T12">thread_id</text:span><text:span text:style-name="T12">;</text:span></text:p>
          <text:p text:style-name="P17"><text:span text:style-name="T12"><text:s text:c="4"/></text:span><text:span text:style-name="T11">int</text:span><text:span text:style-name="T12"> </text:span><text:span text:style-name="T12">thread_nu</text:span><text:span text:style-name="T12">m;</text:span></text:p>
          <text:p text:style-name="P17"><text:span text:style-name="T12">};</text:span></text:p>
          <text:p text:style-name="P17"><text:span text:style-name="T12"/></text:p>
          <text:p text:style-name="P17"><text:span text:style-name="T11">void</text:span><text:span text:style-name="T12"> </text:span><text:span text:style-name="T12">*my_threa</text:span><text:span text:style-name="T12">d(</text:span><text:span text:style-name="T11">void</text:span><text:span text:style-name="T12"> </text:span><text:span text:style-name="T12">*arg) {</text:span></text:p>
          <text:p text:style-name="P17"><text:span text:style-name="T12"><text:s text:c="4"/></text:span><text:span text:style-name="T11">struct</text:span><text:span text:style-name="T12"> </text:span><text:span text:style-name="T12">thread_ar</text:span><text:span text:style-name="T12">gs </text:span><text:span text:style-name="T12">*thread_i</text:span><text:span text:style-name="T12">nfo = </text:span><text:span text:style-name="T12">arg;</text:span></text:p>
          <text:p text:style-name="P17"><text:span text:style-name="T12"><text:s text:c="4"/></text:span><text:span text:style-name="T12">printf(</text:span><text:span text:style-name="T13">"H</text:span><text:span text:style-name="T13">ello from </text:span><text:span text:style-name="T13">thread </text:span><text:span text:style-name="T13">%d\n"</text:span><text:span text:style-name="T12">, </text:span><text:span text:style-name="T12">thread_in</text:span><text:span text:style-name="T12">fo-</text:span><text:span text:style-name="T12">&gt;thread_n</text:span><text:span text:style-name="T12">um);</text:span></text:p>
          <text:p text:style-name="P17"><text:span text:style-name="T12"><text:s text:c="4"/></text:span><text:span text:style-name="T11">return</text:span><text:span text:style-name="T12"> </text:span><text:span text:style-name="T15">NULL</text:span><text:span text:style-name="T12">;</text:span></text:p>
          <text:p text:style-name="P17"><text:span text:style-name="T12">}</text:span></text:p>
          <text:p text:style-name="P17"><text:span text:style-name="T12"/></text:p>
          <text:p text:style-name="P17"><text:span text:style-name="T11">int</text:span><text:span text:style-name="T12"> </text:span><text:span text:style-name="T12">main() {</text:span></text:p>
          <text:p text:style-name="P17"><text:span text:style-name="T12"><text:s text:c="4"/></text:span><text:span text:style-name="T11">struct</text:span><text:span text:style-name="T12"> </text:span><text:span text:style-name="T12">thread_ar</text:span><text:span text:style-name="T12">gs </text:span><text:span text:style-name="T12">*all_thre</text:span><text:span text:style-name="T12">ad_info = </text:span><text:span text:style-name="T12">calloc(TH</text:span><text:span text:style-name="T12">READS, </text:span><text:span text:style-name="T11">sizeof</text:span><text:span text:style-name="T12">(*a</text:span><text:span text:style-name="T12">ll_thread</text:span><text:span text:style-name="T12">_info));</text:span></text:p>
          <text:p text:style-name="P17"><text:span text:style-name="T12"><text:s text:c="4"/></text:span><text:span text:style-name="T11">pthread_t</text:span><text:span text:style-name="T12">* </text:span><text:span text:style-name="T12">thread_nu</text:span><text:span text:style-name="T12">ms[THREAD</text:span><text:span text:style-name="T12">S];</text:span></text:p>
          <text:p text:style-name="P17"><text:span text:style-name="T12"><text:s text:c="4"/></text:span><text:span text:style-name="T11">for</text:span><text:span text:style-name="T12"> </text:span><text:span text:style-name="T12">(</text:span><text:span text:style-name="T11">int</text:span><text:span text:style-name="T12"> i=</text:span><text:span text:style-name="T14">0</text:span><text:span text:style-name="T12">; </text:span><text:span text:style-name="T12">i&lt;THREADS</text:span><text:span text:style-name="T12">; i++) {</text:span></text:p>
          <text:p text:style-name="P17"><text:span text:style-name="T12"><text:s text:c="8"/></text:span><text:span text:style-name="T12">all_threa</text:span><text:span text:style-name="T12">d_info[i]</text:span><text:span text:style-name="T12">.thread_n</text:span><text:span text:style-name="T12">um = i + </text:span><text:span text:style-name="T14">1</text:span><text:span text:style-name="T12">;</text:span></text:p>
          <text:p text:style-name="P17"><text:span text:style-name="T12"><text:s text:c="8"/></text:span><text:span text:style-name="T12">pthread_c</text:span><text:span text:style-name="T12">reate(&amp;al</text:span><text:span text:style-name="T12">l_thread_</text:span><text:span text:style-name="T12">info[i].t</text:span><text:span text:style-name="T12">hread_id, </text:span><text:span text:style-name="T15">NULL</text:span><text:span text:style-name="T12">, </text:span><text:span text:style-name="T12">my_thread</text:span><text:span text:style-name="T12">, </text:span><text:span text:style-name="T12">&amp;all_thre</text:span><text:span text:style-name="T12">ad_info[i</text:span><text:span text:style-name="T12">]);</text:span></text:p>
          <text:p text:style-name="P17"><text:span text:style-name="T12"><text:s text:c="4"/></text:span><text:span text:style-name="T12">}</text:span></text:p>
          <text:p text:style-name="P17"><text:span text:style-name="T12"/></text:p>
          <text:p text:style-name="P17"><text:span text:style-name="T12"><text:s text:c="4"/></text:span><text:span text:style-name="T11">for</text:span><text:span text:style-name="T12"> </text:span><text:span text:style-name="T12">(</text:span><text:span text:style-name="T11">int</text:span><text:span text:style-name="T12"> i=</text:span><text:span text:style-name="T14">0</text:span><text:span text:style-name="T12">; </text:span><text:span text:style-name="T12">i&lt;THREADS</text:span><text:span text:style-name="T12">; i++) {</text:span></text:p>
          <text:p text:style-name="P17"><text:span text:style-name="T12"><text:s text:c="8"/></text:span><text:span text:style-name="T12">pthread_j</text:span><text:span text:style-name="T12">oin(all_t</text:span><text:span text:style-name="T12">hread_inf</text:span><text:span text:style-name="T12">o[i].thre</text:span><text:span text:style-name="T12">ad_id, </text:span><text:span text:style-name="T15">NULL</text:span><text:span text:style-name="T12">);</text:span></text:p>
          <text:p text:style-name="P17"><text:span text:style-name="T12"><text:s text:c="4"/></text:span><text:span text:style-name="T12">}</text:span></text:p>
          <text:p text:style-name="P17"><text:span text:style-name="T12"/></text:p>
          <text:p text:style-name="P17"><text:span text:style-name="T12"><text:s text:c="4"/></text:span><text:span text:style-name="T12">free(all_</text:span><text:span text:style-name="T12">thread_in</text:span><text:span text:style-name="T12">fo);</text:span></text:p>
          <text:p text:style-name="P17"><text:span text:style-name="T12"><text:s text:c="4"/></text:span><text:span text:style-name="T12">exit(</text:span><text:span text:style-name="T14">0</text:span><text:span text:style-name="T12">);</text:span></text:p>
          <text:p text:style-name="P17"><text:span text:style-name="T1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" draw:text-style-name="P21" xml:id="id4" draw:id="id4" draw:layer="layout" svg:width="12.954cm" svg:height="4.272cm" svg:x="11.43cm" svg:y="3.856cm">
          <text:p text:style-name="P19"><text:span text:style-name="T16">user@system:</text:span><text:span text:style-name="T17">~</text:span><text:span text:style-name="T18"> gcc -o example example.c -lpthread</text:span></text:p>
          <text:p text:style-name="P19"><text:span text:style-name="T19">user@system:</text:span><text:span text:style-name="T17">~</text:span><text:span text:style-name="T18"> ./example </text:span></text:p>
          <text:p text:style-name="P19"><text:span text:style-name="T18">Hello from thread 2</text:span></text:p>
          <text:p text:style-name="P20"><text:span text:style-name="T18">Hello from thread 1</text:span></text:p>
          <text:p text:style-name="P20"><text:span text:style-name="T18">Hello from thread 3</text:span></text:p>
          <text:p text:style-name="P20"><text:span text:style-name="T18">Hello from thread 4</text:span></text:p>
          <text:p text:style-name="P20"><text:span text:style-name="T16">user@system:</text:span><text:span text:style-name="T17">~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3.81cm" svg:height="0.962cm" svg:x="20.32cm" svg:y="17.326cm">
          <draw:text-box>
            <text:p text:style-name="P22"><text:span text:style-name="T20">example.c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57" draw:style-name="gr4" draw:text-style-name="P9" draw:layer="layout" svg:width="21.085cm" svg:height="2.113cm" svg:x="0.992cm" svg:y="1.21cm">
          <text:p text:style-name="P8"><text:span text:style-name="T1">Pro</text:span><text:span text:style-name="T1">ces</text:span><text:span text:style-name="T1">ses </text:span><text:span text:style-name="T1">in 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8" draw:style-name="gr13" draw:text-style-name="P11" draw:layer="layout" svg:width="23.954cm" svg:height="14.861cm" svg:x="0.807cm" svg:y="3.391cm">
          <text:list text:style-name="L2">
            <text:list-item>
              <text:p text:style-name="P10"><text:span text:style-name="T6">Relatively few important functions</text:span></text:p>
            </text:list-item>
          </text:list>
          <text:list text:style-name="L3">
            <text:list-item>
              <text:list>
                <text:list-item>
                  <text:p text:style-name="P14"><text:span text:style-name="T8">fork() - creates a duplicate child process </text:span></text:p>
                </text:list-item>
                <text:list-item>
                  <text:p text:style-name="P14"><text:span text:style-name="T8">execve() - replace current process with specified program</text:span></text:p>
                </text:list-item>
                <text:list-item>
                  <text:p text:style-name="P14"><text:span text:style-name="T8">getpid() - get current process id</text:span></text:p>
                </text:list-item>
                <text:list-item>
                  <text:p text:style-name="P14"><text:span text:style-name="T8">wait() - Wait for any child processes to complete</text:span></text:p>
                </text:list-item>
                <text:list-item>
                  <text:p text:style-name="P14"><text:span text:style-name="T8">waitpid() - Wait for any or specific child process to </text:span><text:span text:style-name="T8">complete</text:span></text:p>
                </text:list-item>
              </text:list>
            </text:list-item>
          </text:list>
          <text:list text:style-name="L2">
            <text:list-item>
              <text:p text:style-name="P10"><text:span text:style-name="T6">Note that these won’t work on windows, so we </text:span><text:span text:style-name="T6">won’t really focus on them</text:span></text:p>
            </text:list-item>
            <text:list-item>
              <text:p text:style-name="P10"><text:span text:style-name="T6">Even on non-windows, you’re probably better </text:span><text:span text:style-name="T6">using threads as they are much faster</text:span></text:p>
            </text:list-item>
            <text:list-item>
              <text:p text:style-name="P10"><text:span text:style-name="T6">Processes tend to be easier to program though </text:span><text:span text:style-name="T6">(ish)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6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61" draw:style-name="gr4" draw:text-style-name="P9" draw:layer="layout" svg:width="21.085cm" svg:height="2.113cm" svg:x="0.992cm" svg:y="1.21cm">
          <text:p text:style-name="P8"><text:span text:style-name="T1">Processe</text:span><text:span text:style-name="T1">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2" draw:style-name="gr14" draw:text-style-name="P25" draw:layer="layout" svg:width="18.288cm" svg:height="5.788cm" svg:x="3.048cm" svg:y="4.572cm">
          <text:p text:style-name="P24"><text:span text:style-name="T21">#include</text:span><text:span text:style-name="T22"> </text:span><text:span text:style-name="T23">&lt;stdio.h&gt;</text:span></text:p>
          <text:p text:style-name="P24"><text:span text:style-name="T21">#include</text:span><text:span text:style-name="T22"> </text:span><text:span text:style-name="T23">&lt;stdlib.h&gt;</text:span></text:p>
          <text:p text:style-name="P24"><text:span text:style-name="T21">#include</text:span><text:span text:style-name="T22"> </text:span><text:span text:style-name="T23">&lt;unistd.h&gt;</text:span></text:p>
          <text:p text:style-name="P24"><text:span text:style-name="T23"/></text:p>
          <text:p text:style-name="P24"><text:span text:style-name="T21">int</text:span><text:span text:style-name="T22"> main()</text:span></text:p>
          <text:p text:style-name="P24"><text:span text:style-name="T22">{</text:span></text:p>
          <text:p text:style-name="P24"><text:span text:style-name="T22"><text:s text:c="4"/></text:span><text:span text:style-name="T22">fork();</text:span></text:p>
          <text:p text:style-name="P24"><text:span text:style-name="T22"><text:s text:c="4"/></text:span><text:span text:style-name="T22">fork();</text:span></text:p>
          <text:p text:style-name="P24"><text:span text:style-name="T22"><text:s text:c="4"/></text:span><text:span text:style-name="T22">printf(</text:span><text:span text:style-name="T23">"Hello </text:span><text:span text:style-name="T23">from process </text:span><text:span text:style-name="T23">%d\n"</text:span><text:span text:style-name="T22">, </text:span><text:span text:style-name="T22">getpid());</text:span></text:p>
          <text:p text:style-name="P24"><text:span text:style-name="T22"><text:s text:c="4"/></text:span><text:span text:style-name="T22">exit(</text:span><text:span text:style-name="T24">0</text:span><text:span text:style-name="T22">);</text:span></text:p>
          <text:p text:style-name="P24"><text:span text:style-name="T2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5" draw:text-style-name="P28" draw:layer="layout" svg:width="18.259cm" svg:height="4.572cm" svg:x="3.073cm" svg:y="11.176cm">
          <text:p text:style-name="P26"><text:span text:style-name="T16">user@system:</text:span><text:span text:style-name="T17">~</text:span><text:span text:style-name="T18"> gcc -o </text:span><text:span text:style-name="T18">fork fork.c</text:span></text:p>
          <text:p text:style-name="P26"><text:span text:style-name="T19">user@system:</text:span><text:span text:style-name="T17">~</text:span><text:span text:style-name="T18"> ./fork</text:span></text:p>
          <text:p text:style-name="P26"><text:span text:style-name="T18">Hello from process 6196</text:span></text:p>
          <text:p text:style-name="P27"><text:span text:style-name="T25">Hello from </text:span><text:span text:style-name="T18">process 6198</text:span></text:p>
          <text:p text:style-name="P27"><text:span text:style-name="T25">Hello from </text:span><text:span text:style-name="T18">process 6197</text:span></text:p>
          <text:p text:style-name="P27"><text:span text:style-name="T25">Hello from </text:span><text:span text:style-name="T18">process 6199</text:span></text:p>
          <text:p text:style-name="P27"><text:span text:style-name="T16">user@system:</text:span><text:span text:style-name="T17">~</text:span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494cm" svg:height="0.962cm" svg:x="18.842cm" svg:y="9.398cm">
          <draw:text-box>
            <text:p text:style-name="P22"><text:span text:style-name="T20">fork.c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63" draw:style-name="gr4" draw:text-style-name="P9" draw:layer="layout" svg:width="21.085cm" svg:height="2.113cm" svg:x="0.992cm" svg:y="1.21cm">
          <text:p text:style-name="P8"><text:span text:style-name="T1">Process</text:span><text:span text:style-name="T1">es in 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4" draw:style-name="gr16" draw:text-style-name="P11" draw:layer="layout" svg:width="23.954cm" svg:height="14.861cm" svg:x="0.807cm" svg:y="3.391cm">
          <text:list text:style-name="L2">
            <text:list-item>
              <text:p text:style-name="P10"><text:span text:style-name="T6">Very easy to get many different processes running </text:span><text:span text:style-name="T6">concurrently (and in parallel if you’ve got the </text:span><text:span text:style-name="T6">hardware)</text:span></text:p>
              <text:p text:style-name="P10"><text:span text:style-name="T6"/></text:p>
            </text:list-item>
            <text:list-item>
              <text:p text:style-name="P10"><text:span text:style-name="T6">Like using OpenMP for threading, this can mean </text:span><text:span text:style-name="T6">very few new lines of code</text:span></text:p>
              <text:p text:style-name="P10"><text:span text:style-name="T6"/></text:p>
            </text:list-item>
            <text:list-item>
              <text:p text:style-name="P10"><text:span text:style-name="T6">Can be relatively easy to lose track of how many </text:span><text:span text:style-name="T6">processes you’ve created</text:span></text:p>
              <text:p text:style-name="P10"><text:span text:style-name="T6"/></text:p>
            </text:list-item>
            <text:list-item>
              <text:p text:style-name="P10"><text:span text:style-name="T6">Every fork() will create a child process</text:span></text:p>
              <text:p text:style-name="P10"><text:span text:style-name="T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8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CustomShape 165" draw:style-name="gr4" draw:text-style-name="P9" draw:layer="layout" svg:width="21.085cm" svg:height="2.113cm" svg:x="0.992cm" svg:y="1.21cm">
          <text:p text:style-name="P8"><text:span text:style-name="T1">Proc</text:span><text:span text:style-name="T1">esse</text:span><text:span text:style-name="T1">s in 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6" draw:style-name="gr17" draw:text-style-name="P25" draw:layer="layout" svg:width="4.572cm" svg:height="3.556cm" svg:x="2.032cm" svg:y="4.318cm">
          <text:p text:style-name="P24"><text:span text:style-name="T21">int</text:span><text:span text:style-name="T22"> main()</text:span></text:p>
          <text:p text:style-name="P24"><text:span text:style-name="T22">{</text:span></text:p>
          <text:p text:style-name="P24"><text:span text:style-name="T22"><text:tab/></text:span><text:span text:style-name="T22">fork();</text:span></text:p>
          <text:p text:style-name="P24"><text:span text:style-name="T22"><text:tab/></text:span><text:span text:style-name="T22">fork();</text:span></text:p>
          <text:p text:style-name="P24"><text:span text:style-name="T22"><text:tab/></text:span><text:span text:style-name="T22">fork();</text:span></text:p>
          <text:p text:style-name="P24"><text:span text:style-name="T2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29" draw:layer="layout" svg:width="4.318cm" svg:height="1.27cm" svg:x="15.208cm" svg:y="4.064cm">
          <text:p text:style-name="P29">Process 0</text:p>
          <draw:enhanced-geometry svg:viewBox="0 0 21600 21600" draw:type="rectangle" draw:enhanced-path="M 0 0 L 21600 0 21600 21600 0 21600 0 0 Z N"/>
        </draw:custom-shape>
        <draw:line draw:style-name="gr19" draw:text-style-name="P30" xml:id="id5" draw:id="id5" draw:layer="layout" svg:x1="8.128cm" svg:y1="5.842cm" svg:x2="5.588cm" svg:y2="5.842cm">
          <text:p/>
        </draw:line>
        <draw:line draw:style-name="gr20" draw:text-style-name="P30" xml:id="id6" draw:id="id6" draw:layer="layout" svg:x1="14.986cm" svg:y1="5.588cm" svg:x2="12.192cm" svg:y2="7.366cm">
          <text:p/>
        </draw:line>
        <draw:custom-shape draw:style-name="gr18" draw:text-style-name="P29" xml:id="id7" draw:id="id7" draw:layer="layout" svg:width="4.318cm" svg:height="1.27cm" svg:x="9.608cm" svg:y="7.564cm">
          <text:p text:style-name="P29">Process 1</text:p>
          <draw:enhanced-geometry svg:viewBox="0 0 21600 21600" draw:type="rectangle" draw:enhanced-path="M 0 0 L 21600 0 21600 21600 0 21600 0 0 Z N"/>
        </draw:custom-shape>
        <draw:line draw:style-name="gr19" draw:text-style-name="P30" xml:id="id8" draw:id="id8" draw:layer="layout" svg:x1="8.155cm" svg:y1="6.442cm" svg:x2="5.615cm" svg:y2="6.442cm">
          <text:p/>
        </draw:line>
        <draw:line draw:style-name="gr20" draw:text-style-name="P30" xml:id="id9" draw:id="id9" draw:layer="layout" svg:x1="10.922cm" svg:y1="9.144cm" svg:x2="9.398cm" svg:y2="11.176cm">
          <text:p/>
        </draw:line>
        <draw:custom-shape draw:style-name="gr18" draw:text-style-name="P29" xml:id="id10" draw:id="id10" draw:layer="layout" svg:width="4.318cm" svg:height="1.27cm" svg:x="7.208cm" svg:y="11.43cm">
          <text:p text:style-name="P29">Process 3</text:p>
          <draw:enhanced-geometry svg:viewBox="0 0 21600 21600" draw:type="rectangle" draw:enhanced-path="M 0 0 L 21600 0 21600 21600 0 21600 0 0 Z N"/>
        </draw:custom-shape>
        <draw:line draw:style-name="gr20" draw:text-style-name="P30" xml:id="id11" draw:id="id11" draw:layer="layout" svg:x1="17.418cm" svg:y1="5.488cm" svg:x2="17.418cm" svg:y2="7.218cm">
          <text:p/>
        </draw:line>
        <draw:custom-shape draw:style-name="gr18" draw:text-style-name="P29" xml:id="id12" draw:id="id12" draw:layer="layout" svg:width="4.318cm" svg:height="1.27cm" svg:x="15.208cm" svg:y="7.516cm">
          <text:p text:style-name="P29">Process 2</text:p>
          <draw:enhanced-geometry svg:viewBox="0 0 21600 21600" draw:type="rectangle" draw:enhanced-path="M 0 0 L 21600 0 21600 21600 0 21600 0 0 Z N"/>
        </draw:custom-shape>
        <draw:line draw:style-name="gr20" draw:text-style-name="P30" xml:id="id13" draw:id="id13" draw:layer="layout" svg:x1="9.398cm" svg:y1="12.954cm" svg:x2="9.398cm" svg:y2="14.732cm">
          <text:p/>
        </draw:line>
        <draw:custom-shape draw:style-name="gr18" draw:text-style-name="P29" xml:id="id14" draw:id="id14" draw:layer="layout" svg:width="4.318cm" svg:height="1.27cm" svg:x="7.208cm" svg:y="15.116cm">
          <text:p text:style-name="P29">Process 7</text:p>
          <draw:enhanced-geometry svg:viewBox="0 0 21600 21600" draw:type="rectangle" draw:enhanced-path="M 0 0 L 21600 0 21600 21600 0 21600 0 0 Z N"/>
        </draw:custom-shape>
        <draw:custom-shape draw:style-name="gr18" draw:text-style-name="P29" xml:id="id15" draw:id="id15" draw:layer="layout" svg:width="4.318cm" svg:height="1.27cm" svg:x="12.808cm" svg:y="11.442cm">
          <text:p text:style-name="P29">Process 5</text:p>
          <draw:enhanced-geometry svg:viewBox="0 0 21600 21600" draw:type="rectangle" draw:enhanced-path="M 0 0 L 21600 0 21600 21600 0 21600 0 0 Z N"/>
        </draw:custom-shape>
        <draw:line draw:style-name="gr20" draw:text-style-name="P30" xml:id="id16" draw:id="id16" draw:layer="layout" svg:x1="19.812cm" svg:y1="5.588cm" svg:x2="22.118cm" svg:y2="7.344cm">
          <text:p/>
        </draw:line>
        <draw:custom-shape draw:style-name="gr18" draw:text-style-name="P29" xml:id="id17" draw:id="id17" draw:layer="layout" svg:width="4.318cm" svg:height="1.27cm" svg:x="20.308cm" svg:y="7.542cm">
          <text:p text:style-name="P29">Process 4</text:p>
          <draw:enhanced-geometry svg:viewBox="0 0 21600 21600" draw:type="rectangle" draw:enhanced-path="M 0 0 L 21600 0 21600 21600 0 21600 0 0 Z N"/>
        </draw:custom-shape>
        <draw:line draw:style-name="gr20" draw:text-style-name="P30" xml:id="id18" draw:id="id18" draw:layer="layout" svg:x1="12.446cm" svg:y1="9.144cm" svg:x2="14.986cm" svg:y2="11.176cm">
          <text:p/>
        </draw:line>
        <draw:line draw:style-name="gr20" draw:text-style-name="P30" xml:id="id19" draw:id="id19" draw:layer="layout" svg:x1="18.288cm" svg:y1="9.144cm" svg:x2="20.518cm" svg:y2="11.07cm">
          <text:p/>
        </draw:line>
        <draw:custom-shape draw:style-name="gr18" draw:text-style-name="P29" xml:id="id20" draw:id="id20" draw:layer="layout" svg:width="4.318cm" svg:height="1.27cm" svg:x="18.608cm" svg:y="11.368cm">
          <text:p text:style-name="P29">Process 6</text:p>
          <draw:enhanced-geometry svg:viewBox="0 0 21600 21600" draw:type="rectangle" draw:enhanced-path="M 0 0 L 21600 0 21600 21600 0 21600 0 0 Z N"/>
        </draw:custom-shape>
        <draw:line draw:style-name="gr19" draw:text-style-name="P30" xml:id="id21" draw:id="id21" draw:layer="layout" svg:x1="8.182cm" svg:y1="6.942cm" svg:x2="5.642cm" svg:y2="6.94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0002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9" presentation:class="page"/>
          <draw:frame presentation:style-name="pr2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50" draw:style-name="gr4" draw:text-style-name="P9" draw:layer="layout" svg:width="21.085cm" svg:height="2.113cm" svg:x="0.992cm" svg:y="1.21cm">
          <text:p text:style-name="P8"><text:span text:style-name="T1">Proces</text:span><text:span text:style-name="T1">ses in </text:span><text:span text:style-name="T1">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1" draw:style-name="gr21" draw:text-style-name="P25" draw:layer="layout" svg:width="18.288cm" svg:height="7.566cm" svg:x="3.048cm" svg:y="3.556cm">
          <text:p text:style-name="P24"><text:span text:style-name="T21">#include</text:span><text:span text:style-name="T22"> </text:span><text:span text:style-name="T23">&lt;stdio.h&gt;</text:span></text:p>
          <text:p text:style-name="P24"><text:span text:style-name="T21">#include</text:span><text:span text:style-name="T22"> </text:span><text:span text:style-name="T23">&lt;stdlib.h&gt;</text:span></text:p>
          <text:p text:style-name="P24"><text:span text:style-name="T21">#include</text:span><text:span text:style-name="T22"> </text:span><text:span text:style-name="T23">&lt;unistd.h&gt;</text:span></text:p>
          <text:p text:style-name="P24"><text:span text:style-name="T23"/></text:p>
          <text:p text:style-name="P24"><text:span text:style-name="T21">int</text:span><text:span text:style-name="T22"> main()</text:span></text:p>
          <text:p text:style-name="P24"><text:span text:style-name="T22">{</text:span></text:p>
          <text:p text:style-name="P24"><text:span text:style-name="T22"><text:s text:c="4"/></text:span><text:span text:style-name="T22">if (fork() </text:span><text:span text:style-name="T22">== 0)</text:span></text:p>
          <text:p text:style-name="P24"><text:span text:style-name="T22"><text:s text:c="4"/></text:span><text:span text:style-name="T22">{</text:span></text:p>
          <text:p text:style-name="P24"><text:span text:style-name="T22"><text:s text:c="8"/></text:span><text:span text:style-name="T22">printf(</text:span><text:span text:style-name="T23">“This </text:span><text:span text:style-name="T23">is the parent </text:span><text:span text:style-name="T23">process”</text:span><text:span text:style-name="T22">);</text:span></text:p>
          <text:p text:style-name="P24"><text:span text:style-name="T22"><text:s text:c="4"/></text:span><text:span text:style-name="T22">}</text:span></text:p>
          <text:p text:style-name="P24"><text:span text:style-name="T22"><text:s text:c="4"/></text:span><text:span text:style-name="T22">fork();</text:span></text:p>
          <text:p text:style-name="P24"><text:span text:style-name="T22"><text:s text:c="4"/></text:span><text:span text:style-name="T22">printf(</text:span><text:span text:style-name="T23">"Hello </text:span><text:span text:style-name="T23">from process </text:span><text:span text:style-name="T23">%d\n"</text:span><text:span text:style-name="T22">, </text:span><text:span text:style-name="T22">getpid());</text:span></text:p>
          <text:p text:style-name="P24"><text:span text:style-name="T22"><text:s text:c="4"/></text:span><text:span text:style-name="T22">exit(</text:span><text:span text:style-name="T24">0</text:span><text:span text:style-name="T22">);</text:span></text:p>
          <text:p text:style-name="P24"><text:span text:style-name="T22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2" draw:text-style-name="P28" draw:layer="layout" svg:width="18.259cm" svg:height="5.334cm" svg:x="3.073cm" svg:y="11.938cm">
          <text:p text:style-name="P26"><text:span text:style-name="T16">user@system:</text:span><text:span text:style-name="T17">~</text:span><text:span text:style-name="T18"> </text:span><text:span text:style-name="T18">gcc -o parent </text:span><text:span text:style-name="T18">parent.c</text:span></text:p>
          <text:p text:style-name="P26"><text:span text:style-name="T19">user@system:</text:span><text:span text:style-name="T17">~</text:span><text:span text:style-name="T18"> </text:span><text:span text:style-name="T18">./parent</text:span></text:p>
          <text:p text:style-name="P26"><text:span text:style-name="T18">Hello from </text:span><text:span text:style-name="T18">process 13227</text:span></text:p>
          <text:p text:style-name="P26"><text:span text:style-name="T18">This is the </text:span><text:span text:style-name="T18">parent process</text:span></text:p>
          <text:p text:style-name="P27"><text:span text:style-name="T25">Hello from </text:span><text:span text:style-name="T18">process 13229</text:span></text:p>
          <text:p text:style-name="P27"><text:span text:style-name="T25">Hello from </text:span><text:span text:style-name="T18">process 13228</text:span></text:p>
          <text:p text:style-name="P27"><text:span text:style-name="T25">Hello from </text:span><text:span text:style-name="T18">process 13230</text:span></text:p>
          <text:p text:style-name="P27"><text:span text:style-name="T16">user@system:</text:span><text:span text:style-name="T17">~</text:span></text:p>
          <draw:enhanced-geometry svg:viewBox="0 0 21600 21600" draw:type="rectangle" draw:enhanced-path="M 0 0 L 21600 0 21600 21600 0 21600 0 0 Z N"/>
        </draw:custom-shape>
        <draw:frame draw:style-name="gr12" draw:text-style-name="P32" draw:layer="layout" svg:width="3.048cm" svg:height="0.962cm" svg:x="18.288cm" svg:y="10.16cm">
          <draw:text-box>
            <text:p text:style-name="P31"><text:span text:style-name="T20">parent.c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67" draw:style-name="gr23" draw:text-style-name="P34" draw:layer="layout" svg:width="22.777cm" svg:height="13.807cm" svg:x="0.926cm" svg:y="3.512cm">
          <text:list text:style-name="L2">
            <text:list-item>
              <text:p text:style-name="P33"><text:span text:style-name="T26">These </text:span><text:span text:style-name="T26">models </text:span><text:span text:style-name="T26">are good </text:span><text:span text:style-name="T26">and all, </text:span><text:span text:style-name="T26">but </text:span><text:span text:style-name="T26">aren’t </text:span><text:span text:style-name="T26">always </text:span><text:span text:style-name="T26">suitable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9">Clients </text:span><text:span text:style-name="T9">and </text:span><text:span text:style-name="T9">Server</text:span><text:span text:style-name="T9">s</text:span></text:p>
                </text:list-item>
                <text:list-item>
                  <text:p text:style-name="P15"><text:span text:style-name="T9">Hardw</text:span><text:span text:style-name="T9">are </text:span><text:span text:style-name="T9">simula</text:span><text:span text:style-name="T9">tions </text:span></text:p>
                </text:list-item>
                <text:list-item>
                  <text:p text:style-name="P15"><text:span text:style-name="T9">Pipelini</text:span><text:span text:style-name="T9">ng</text:span></text:p>
                </text:list-item>
              </text:list>
            </text:list-item>
          </text:list>
          <text:list text:style-name="L4">
            <text:list-item>
              <text:p text:style-name="P33"><text:span text:style-name="T26">We need </text:span><text:span text:style-name="T26">a way of </text:span><text:span text:style-name="T26">designin</text:span><text:span text:style-name="T26">g </text:span><text:span text:style-name="T26">complet</text:span><text:span text:style-name="T26">ely </text:span><text:span text:style-name="T26">different </text:span><text:span text:style-name="T26">processe</text:span><text:span text:style-name="T26">s from </text:span><text:span text:style-name="T26">the </text:span><text:span text:style-name="T26">ground <text:s/></text:span><text:span text:style-name="T26">up</text:span></text:p>
            </text:list-item>
            <text:list-item>
              <text:p text:style-name="P33"><text:span text:style-name="T26">We </text:span><text:span text:style-name="T26">could </text:span><text:span text:style-name="T26">also run </text:span><text:span text:style-name="T26">very </text:span><text:span text:style-name="T26">different </text:span><text:span text:style-name="T26">threads, </text:span><text:span text:style-name="T26">but </text:span><text:span text:style-name="T26">typically </text:span><text:span text:style-name="T26">processe</text:span><text:span text:style-name="T26">s are </text:span><text:span text:style-name="T26">used for </text:span><text:span text:style-name="T26">this due </text:span><text:span text:style-name="T26">to their </text:span><text:span text:style-name="T26">differing </text:span><text:span text:style-name="T26">nature</text:span></text:p>
            </text:list-item>
            <text:list-item>
              <text:p text:style-name="P33"><text:span text:style-name="T26">C is not </text:span><text:span text:style-name="T26">great at </text:span><text:span text:style-name="T26">this so </text:span><text:span text:style-name="T26">lets </text:span><text:span text:style-name="T26">return to </text:span><text:span text:style-name="T26">Python </text:span><text:span text:style-name="T26">(but it is </text:span><text:span text:style-name="T26">perfectly </text:span><text:span text:style-name="T26">possible </text:span><text:span text:style-name="T26">in C!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8" draw:style-name="gr4" draw:text-style-name="P9" draw:layer="layout" svg:width="21.085cm" svg:height="2.113cm" svg:x="0.992cm" svg:y="1.21cm">
          <text:p text:style-name="P8"><text:span text:style-name="T1">We </text:span><text:span text:style-name="T1">don’t </text:span><text:span text:style-name="T1">want </text:span><text:span text:style-name="T1">just </text:span><text:span text:style-name="T1">copi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69" draw:style-name="gr24" draw:text-style-name="P34" draw:layer="layout" svg:width="22.777cm" svg:height="13.807cm" svg:x="0.926cm" svg:y="3.512cm">
          <text:list text:style-name="L2">
            <text:list-item>
              <text:p text:style-name="P33"><text:span text:style-name="T26">A Python library for creating </text:span><text:span text:style-name="T26">multiple processes.</text:span></text:p>
            </text:list-item>
            <text:list-item>
              <text:p text:style-name="P33"><text:span text:style-name="T26">Can be used to create pools </text:span><text:span text:style-name="T26">of worker processes 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  <text:list-item>
              <text:p text:style-name="P33"><text:span text:style-name="T26">But also can be used to </text:span><text:span text:style-name="T26">define many different </text:span><text:span text:style-name="T26">processes...</text:span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0" draw:style-name="gr4" draw:text-style-name="P9" draw:layer="layout" svg:width="21.085cm" svg:height="2.113cm" svg:x="0.992cm" svg:y="1.21cm">
          <text:p text:style-name="P8"><text:span text:style-name="T1">Multiproces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1" draw:style-name="gr25" draw:text-style-name="P36" draw:layer="layout" svg:width="14.343cm" svg:height="8.99cm" svg:x="1.151cm" svg:y="6.496cm">
          <text:p text:style-name="P35"><text:span text:style-name="T27">import</text:span><text:span text:style-name="T28"> multiprocessing</text:span></text:p>
          <text:p text:style-name="P35"><text:span text:style-name="T27">import</text:span><text:span text:style-name="T28"> time</text:span></text:p>
          <text:p text:style-name="P35"><text:span text:style-name="T28"/></text:p>
          <text:p text:style-name="P35"><text:span text:style-name="T28">data = (</text:span></text:p>
          <text:p text:style-name="P35"><text:span text:style-name="T28"><text:tab/></text:span><text:span text:style-name="T28">[</text:span><text:span text:style-name="T29">'A'</text:span><text:span text:style-name="T28">, </text:span><text:span text:style-name="T29">'2'</text:span><text:span text:style-name="T28">], [</text:span><text:span text:style-name="T29">'B'</text:span><text:span text:style-name="T28">, </text:span><text:span text:style-name="T29">'1'</text:span><text:span text:style-name="T28">], </text:span></text:p>
          <text:p text:style-name="P35"><text:span text:style-name="T28"><text:tab/></text:span><text:span text:style-name="T28">[</text:span><text:span text:style-name="T29">'C'</text:span><text:span text:style-name="T28">, </text:span><text:span text:style-name="T29">'3'</text:span><text:span text:style-name="T28">], [</text:span><text:span text:style-name="T29">'D'</text:span><text:span text:style-name="T28">, </text:span><text:span text:style-name="T29">'2'</text:span><text:span text:style-name="T28">]</text:span></text:p>
          <text:p text:style-name="P35"><text:span text:style-name="T28">)</text:span></text:p>
          <text:p text:style-name="P35"><text:span text:style-name="T28"/></text:p>
          <text:p text:style-name="P35"><text:span text:style-name="T27">def</text:span><text:span text:style-name="T28"> mp_worker(args):</text:span></text:p>
          <text:p text:style-name="P35"><text:span text:style-name="T28"><text:s text:c="4"/></text:span><text:span text:style-name="T28">print(</text:span><text:span text:style-name="T27">f</text:span><text:span text:style-name="T29">"</text:span><text:span text:style-name="T28">{args[0]}</text:span><text:span text:style-name="T29"> </text:span><text:span text:style-name="T29">Waiting for </text:span><text:span text:style-name="T28">{args[1]}</text:span><text:span text:style-name="T29">s"</text:span><text:span text:style-name="T28">)</text:span></text:p>
          <text:p text:style-name="P35"><text:span text:style-name="T28"><text:s text:c="4"/></text:span><text:span text:style-name="T28">time.sleep(int(args[1]</text:span><text:span text:style-name="T28">))</text:span></text:p>
          <text:p text:style-name="P35"><text:span text:style-name="T28"><text:s text:c="4"/></text:span><text:span text:style-name="T28">print(</text:span><text:span text:style-name="T27">f</text:span><text:span text:style-name="T29">"</text:span><text:span text:style-name="T28">{args[0]}</text:span><text:span text:style-name="T29"> </text:span><text:span text:style-name="T29">DONE"</text:span><text:span text:style-name="T28">)</text:span></text:p>
          <text:p text:style-name="P35"><text:span text:style-name="T28"/></text:p>
          <text:p text:style-name="P35"><text:span text:style-name="T28">p = </text:span><text:span text:style-name="T28">multiprocessing.Pool(</text:span><text:span text:style-name="T30">2</text:span><text:span text:style-name="T28">)</text:span></text:p>
          <text:p text:style-name="P35"><text:span text:style-name="T28">p.map(mp_worker, 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28" draw:layer="layout" svg:width="9.144cm" svg:height="8.89cm" svg:x="15.748cm" svg:y="6.596cm">
          <text:p text:style-name="P26"><text:span text:style-name="T16">user@system:</text:span><text:span text:style-name="T17">~</text:span><text:span text:style-name="T18"> </text:span><text:span text:style-name="T18">python3 pool.py</text:span></text:p>
          <text:p text:style-name="P26"><text:span text:style-name="T18">A Waiting for 2s</text:span></text:p>
          <text:p text:style-name="P26"><text:span text:style-name="T18">B Waiting for 1s</text:span></text:p>
          <text:p text:style-name="P26"><text:span text:style-name="T18">B DONE</text:span></text:p>
          <text:p text:style-name="P26"><text:span text:style-name="T18">C Waiting for 3s</text:span></text:p>
          <text:p text:style-name="P26"><text:span text:style-name="T18">A DONE</text:span></text:p>
          <text:p text:style-name="P26"><text:span text:style-name="T18">D Waiting for 2s</text:span></text:p>
          <text:p text:style-name="P26"><text:span text:style-name="T18">D DONE</text:span></text:p>
          <text:p text:style-name="P26"><text:span text:style-name="T18">C DONE</text:span></text:p>
          <text:p text:style-name="P27"><text:span text:style-name="T16">user@system:</text:span><text:span text:style-name="T17">~</text:span></text:p>
          <text:p text:style-name="P27"><text:span text:style-name="T18"/></text:p>
          <draw:enhanced-geometry svg:viewBox="0 0 21600 21600" draw:type="rectangle" draw:enhanced-path="M 0 0 L 21600 0 21600 21600 0 21600 0 0 Z N"/>
        </draw:custom-shape>
        <draw:frame draw:style-name="gr12" draw:text-style-name="P23" draw:layer="layout" svg:width="2.794cm" svg:height="0.962cm" svg:x="12.684cm" svg:y="14.478cm">
          <draw:text-box>
            <text:p text:style-name="P22"><text:span text:style-name="T20">pool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72" draw:style-name="gr27" draw:text-style-name="P34" draw:layer="layout" svg:width="22.777cm" svg:height="13.807cm" svg:x="0.926cm" svg:y="3.512cm">
          <text:list text:style-name="L2">
            <text:list-item>
              <text:p text:style-name="P33"><text:span text:style-name="T26">Unlik</text:span><text:span text:style-name="T26">e </text:span><text:span text:style-name="T26">threa</text:span><text:span text:style-name="T26">ds, </text:span><text:span text:style-name="T26">proce</text:span><text:span text:style-name="T26">sses </text:span><text:span text:style-name="T26">do </text:span><text:span text:style-name="T26">not </text:span><text:span text:style-name="T26">(in </text:span><text:span text:style-name="T26">theor</text:span><text:span text:style-name="T26">y) </text:span><text:span text:style-name="T26">share </text:span><text:span text:style-name="T26">any </text:span><text:span text:style-name="T26">data</text:span></text:p>
              <text:p text:style-name="P33"><text:span text:style-name="T26"/></text:p>
            </text:list-item>
            <text:list-item>
              <text:p text:style-name="P33"><text:span text:style-name="T26">This </text:span><text:span text:style-name="T26">mean</text:span><text:span text:style-name="T26">s race </text:span><text:span text:style-name="T26">condi</text:span><text:span text:style-name="T26">tions </text:span><text:span text:style-name="T26">aren’t </text:span><text:span text:style-name="T26">a </text:span><text:span text:style-name="T26">probl</text:span><text:span text:style-name="T26">em </text:span></text:p>
              <text:p text:style-name="P33"><text:span text:style-name="T26"/></text:p>
            </text:list-item>
            <text:list-item>
              <text:p text:style-name="P33"><text:span text:style-name="T26">But </text:span><text:span text:style-name="T26">this </text:span><text:span text:style-name="T26">does </text:span><text:span text:style-name="T26">mean </text:span><text:span text:style-name="T26">that </text:span><text:span text:style-name="T26">shari</text:span><text:span text:style-name="T26">ng </text:span><text:span text:style-name="T26">our </text:span><text:span text:style-name="T26">data </text:span><text:span text:style-name="T26">is </text:span><text:span text:style-name="T26">going </text:span><text:span text:style-name="T26">to be </text:span><text:span text:style-name="T26">diffic</text:span><text:span text:style-name="T26">ult</text:span></text:p>
              <text:p text:style-name="P33"><text:span text:style-name="T26"/></text:p>
            </text:list-item>
            <text:list-item>
              <text:p text:style-name="P33"><text:span text:style-name="T26">2 </text:span><text:span text:style-name="T26">Strat</text:span><text:span text:style-name="T26">egies </text:span><text:span text:style-name="T26">to </text:span><text:span text:style-name="T26">deal </text:span><text:span text:style-name="T26">with </text:span><text:span text:style-name="T26">this: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9">For </text:span><text:span text:style-name="T9">chil</text:span><text:span text:style-name="T9">d </text:span><text:span text:style-name="T9">pro</text:span><text:span text:style-name="T9">ces</text:span><text:span text:style-name="T9">ses </text:span><text:span text:style-name="T9">we </text:span><text:span text:style-name="T9">ca</text:span><text:span text:style-name="T9">n </text:span><text:span text:style-name="T9">sh</text:span><text:span text:style-name="T9">are </text:span><text:span text:style-name="T9">ch</text:span><text:span text:style-name="T9">an</text:span><text:span text:style-name="T9">nel</text:span><text:span text:style-name="T9">s / </text:span><text:span text:style-name="T9">qu</text:span><text:span text:style-name="T9">eu</text:span><text:span text:style-name="T9">es </text:span><text:span text:style-name="T9">/ </text:span><text:span text:style-name="T9">pip</text:span><text:span text:style-name="T9">es</text:span></text:p>
                </text:list-item>
                <text:list-item>
                  <text:p text:style-name="P15"><text:span text:style-name="T9">For </text:span><text:span text:style-name="T9">ind</text:span><text:span text:style-name="T9">ep</text:span><text:span text:style-name="T9">en</text:span><text:span text:style-name="T9">de</text:span><text:span text:style-name="T9">nt </text:span><text:span text:style-name="T9">pro</text:span><text:span text:style-name="T9">ces</text:span><text:span text:style-name="T9">ses </text:span><text:span text:style-name="T9">we </text:span><text:span text:style-name="T9">ca</text:span><text:span text:style-name="T9">n </text:span><text:span text:style-name="T9">us</text:span><text:span text:style-name="T9">e </text:span><text:span text:style-name="T9">soc</text:span><text:span text:style-name="T9">ket</text:span><text:span text:style-name="T9">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3" draw:style-name="gr4" draw:text-style-name="P9" draw:layer="layout" svg:width="21.085cm" svg:height="2.113cm" svg:x="0.992cm" svg:y="1.21cm">
          <text:p text:style-name="P8"><text:span text:style-name="T1">But we </text:span><text:span text:style-name="T1">have a </text:span><text:span text:style-name="T1">problem </text:span><text:span text:style-name="T1">. . 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8" draw:text-style-name="P30" xml:id="id22" draw:id="id22" draw:layer="layout" svg:x1="20.828cm" svg:y1="6.604cm" svg:x2="18.288cm" svg:y2="6.604cm">
          <text:p/>
        </draw:line>
        <draw:frame draw:style-name="gr29" draw:text-style-name="P38" xml:id="id23" draw:id="id23" draw:layer="layout" svg:width="2.113cm" svg:height="3.718cm" svg:x="20.747cm" svg:y="4.726cm">
          <draw:text-box>
            <text:p text:style-name="P37"><text:span text:style-name="T31">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style-name="gr30" draw:text-style-name="P39" draw:layer="layout" svg:width="4.826cm" svg:height="4.572cm" svg:x="2.032cm" svg:y="8.382cm">
          <text:p/>
          <draw:enhanced-geometry svg:viewBox="0 0 21600 21600" draw:type="rectangle" draw:enhanced-path="M 0 0 L 21600 0 21600 21600 0 21600 0 0 Z N"/>
        </draw:custom-shape>
        <draw:custom-shape draw:name="CustomShape 175" draw:style-name="gr4" draw:text-style-name="P9" draw:layer="layout" svg:width="21.085cm" svg:height="2.113cm" svg:x="0.992cm" svg:y="1.21cm">
          <text:p text:style-name="P8"><text:span text:style-name="T1">Channe</text:span><text:span text:style-name="T1">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4" draw:style-name="gr31" draw:text-style-name="P34" draw:layer="layout" svg:width="22.777cm" svg:height="7.156cm" svg:x="0.926cm" svg:y="3.412cm">
          <text:list text:style-name="L2">
            <text:list-item>
              <text:p text:style-name="P33"><text:span text:style-name="T26">Channels are the generic term we will use to describe </text:span><text:span text:style-name="T26">any means for two processes to communicate</text:span></text:p>
              <text:p text:style-name="P33"><text:span text:style-name="T26"/></text:p>
            </text:list-item>
            <text:list-item>
              <text:p text:style-name="P33"><text:span text:style-name="T26">Channels are (generally) one way communication tools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  <text:list-item>
              <text:p text:style-name="P33"><text:span text:style-name="T26">Note these can also be used to eliminate race </text:span><text:span text:style-name="T26">conditions if used instead of shared data (but with a lot </text:span><text:span text:style-name="T26">of overhead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40" draw:layer="layout" svg:width="3.048cm" svg:height="0.962cm" svg:x="11.338cm" svg:y="12.5cm">
          <draw:text-box>
            <text:p>channel</text:p>
          </draw:text-box>
        </draw:frame>
        <draw:frame draw:style-name="gr32" draw:text-style-name="P40" draw:layer="layout" svg:width="3.556cm" svg:height="0.962cm" svg:x="2.694cm" svg:y="8.936cm">
          <draw:text-box>
            <text:p>Process 1</text:p>
          </draw:text-box>
        </draw:frame>
        <draw:frame draw:style-name="gr32" draw:text-style-name="P40" draw:layer="layout" svg:width="3.556cm" svg:height="0.962cm" svg:x="19.558cm" svg:y="8.944cm">
          <draw:text-box>
            <text:p>Process 2</text:p>
          </draw:text-box>
        </draw:frame>
        <draw:line draw:style-name="gr33" draw:text-style-name="P30" draw:layer="layout" svg:x1="7.874cm" svg:y1="10.16cm" svg:x2="18.542cm" svg:y2="10.16cm">
          <text:p/>
        </draw:line>
        <draw:line draw:style-name="gr34" draw:text-style-name="P30" draw:layer="layout" svg:x1="3.194cm" svg:y1="11.884cm" svg:x2="5.48cm" svg:y2="11.884cm">
          <text:p/>
        </draw:line>
        <draw:frame draw:style-name="gr12" draw:text-style-name="P40" draw:layer="layout" svg:width="2.132cm" svg:height="0.962cm" svg:x="3.294cm" svg:y="10.936cm">
          <draw:text-box>
            <text:p>write</text:p>
          </draw:text-box>
        </draw:frame>
        <draw:line draw:style-name="gr34" draw:text-style-name="P30" draw:layer="layout" svg:x1="20.194cm" svg:y1="11.952cm" svg:x2="22.48cm" svg:y2="11.952cm">
          <text:p/>
        </draw:line>
        <draw:frame draw:style-name="gr12" draw:text-style-name="P40" draw:layer="layout" svg:width="2.132cm" svg:height="0.962cm" svg:x="20.294cm" svg:y="11.004cm">
          <draw:text-box>
            <text:p>read</text:p>
          </draw:text-box>
        </draw:frame>
        <draw:custom-shape draw:style-name="gr35" draw:text-style-name="P39" draw:layer="layout" svg:width="4.826cm" svg:height="4.572cm" svg:x="18.832cm" svg:y="8.3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41" draw:layer="layout" svg:width="13.462cm" svg:height="1.27cm" svg:x="6.096cm" svg:y="10.922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52" draw:style-name="gr4" draw:text-style-name="P9" draw:layer="layout" svg:width="21.085cm" svg:height="2.113cm" svg:x="0.992cm" svg:y="1.21cm">
          <text:p text:style-name="P8"><text:span text:style-name="T1">Communicating Proce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42" draw:layer="layout" svg:width="6.35cm" svg:height="3.555cm" draw:transform="skewX (0.0174532925199433) translate (3.81cm 6.628cm)">
          <text:p text:style-name="P29"><text:span text:style-name="T32">Process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6.35cm" svg:height="3.555cm" draw:transform="skewX (0.0174532925199433) translate (13.811cm 6.629cm)">
          <text:p text:style-name="P29"><text:span text:style-name="T32">Process 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0.16cm" svg:y1="8.382cm" svg:x2="13.811cm" svg:y2="8.382cm">
          <text:p/>
        </draw:line>
        <draw:custom-shape draw:name="CustomShape 53" draw:style-name="gr39" draw:text-style-name="P34" draw:layer="layout" svg:width="22.777cm" svg:height="7.156cm" svg:x="0.926cm" svg:y="12.712cm">
          <text:list text:style-name="L2">
            <text:list-item>
              <text:p text:style-name="P33"><text:span text:style-name="T26">Does this look familiar? </text:span></text:p>
              <text:p text:style-name="P33"><text:span text:style-name="T26"/></text:p>
            </text:list-item>
            <text:list-item>
              <text:p text:style-name="P33"><text:span text:style-name="T26">It should remind you of our network communications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frame draw:name="Rectangle 30" presentation:style-name="pr3" draw:text-style-name="P44" draw:layer="layout" svg:width="19.882cm" svg:height="1.591cm" svg:x="1.014cm" svg:y="1.371cm" presentation:class="title" presentation:user-transformed="true">
          <draw:text-box>
            <text:p text:style-name="P43"><text:span text:style-name="T33">A Client-Server Transaction</text:span></text:p>
          </draw:text-box>
        </draw:frame>
        <draw:frame draw:name="Rectangle 31" presentation:style-name="pr4" draw:text-style-name="P47" draw:layer="layout" svg:width="24.169cm" svg:height="5.71cm" svg:x="0.991cm" svg:y="3.387cm" presentation:class="outline" presentation:user-transformed="true">
          <draw:text-box>
            <text:list text:style-name="L6">
              <text:list-item>
                <text:p text:style-name="P45"><text:span text:style-name="T34">Most network applications are based on the client-server model:</text:span></text:p>
              </text:list-item>
            </text:list>
            <text:list text:style-name="L7">
              <text:list-item>
                <text:list>
                  <text:list-item>
                    <text:p text:style-name="P46"><text:span text:style-name="T35">A </text:span><text:span text:style-name="T36">server</text:span><text:span text:style-name="T35"> process and one or more </text:span><text:span text:style-name="T36">client</text:span><text:span text:style-name="T37"> </text:span><text:span text:style-name="T35">processes</text:span></text:p>
                  </text:list-item>
                  <text:list-item>
                    <text:p text:style-name="P46"><text:span text:style-name="T35">Server manages some </text:span><text:span text:style-name="T36">resource</text:span></text:p>
                  </text:list-item>
                  <text:list-item>
                    <text:p text:style-name="P46"><text:span text:style-name="T35">Server provides</text:span><text:span text:style-name="T37"> </text:span><text:span text:style-name="T36">service</text:span><text:span text:style-name="T35"> by manipulating resource for clients</text:span></text:p>
                  </text:list-item>
                  <text:list-item>
                    <text:p text:style-name="P46"><text:span text:style-name="T35">Server activated by request from client (vending machine analogy)</text:span></text:p>
                  </text:list-item>
                </text:list>
              </text:list-item>
            </text:list>
          </draw:text-box>
        </draw:frame>
        <draw:custom-shape draw:name="Oval 1" draw:style-name="gr40" draw:text-style-name="P49" draw:layer="layout" svg:width="3.342cm" svg:height="2.213cm" svg:x="4.424cm" svg:y="11.563cm">
          <text:p text:style-name="P48"><text:span text:style-name="T38">Client</text:span></text:p>
          <text:p text:style-name="P48"><text:span text:style-name="T38">proces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5" draw:style-name="gr41" draw:text-style-name="P49" draw:layer="layout" svg:width="3.342cm" svg:height="2.213cm" svg:x="14.372cm" svg:y="11.563cm">
          <text:p text:style-name="P48"><text:span text:style-name="T38">Server</text:span></text:p>
          <text:p text:style-name="P48"><text:span text:style-name="T38">process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">
          <draw:line draw:name="Line 14" draw:style-name="gr42" draw:text-style-name="P50" draw:layer="layout" svg:x1="14.583cm" svg:y1="12.079cm" svg:x2="7.471cm" svg:y2="12.08cm">
            <text:p/>
          </draw:line>
          <draw:custom-shape draw:name="Text Box 60" draw:style-name="gr43" draw:text-style-name="P51" draw:layer="layout" svg:width="6.396cm" svg:height="1.014cm" svg:x="7.848cm" svg:y="11.101cm">
            <text:p text:style-name="P48"><text:span text:style-name="T39">1. Client </text:span><text:span text:style-name="T39">sends </text:span><text:span text:style-name="T39">requ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4">
          <draw:line draw:name="Line 15" draw:style-name="gr44" draw:text-style-name="P50" draw:layer="layout" svg:x1="14.619cm" svg:y1="13.313cm" svg:x2="7.506cm" svg:y2="13.314cm">
            <text:p/>
          </draw:line>
          <draw:custom-shape draw:name="Text Box 61" draw:style-name="gr45" draw:text-style-name="P51" draw:layer="layout" svg:width="6.933cm" svg:height="1.014cm" svg:x="7.838cm" svg:y="13.354cm">
            <text:p text:style-name="P48"><text:span text:style-name="T39">3. </text:span><text:span text:style-name="T39">Server </text:span><text:span text:style-name="T39">sends </text:span><text:span text:style-name="T39">respons</text:span><text:span text:style-name="T39">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Text Box 62" draw:style-name="gr46" draw:text-style-name="P51" draw:layer="layout" svg:width="2.857cm" svg:height="2.538cm" svg:x="1.712cm" svg:y="13.195cm">
          <text:p text:style-name="P48"><text:span text:style-name="T39">4. Client </text:span></text:p>
          <text:p text:style-name="P48"><text:span text:style-name="T39">handles</text:span></text:p>
          <text:p text:style-name="P48"><text:span text:style-name="T39">respons</text:span><text:span text:style-name="T39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">
          <draw:custom-shape draw:name="Text Box 63" draw:style-name="gr47" draw:text-style-name="P51" draw:layer="layout" svg:width="2.954cm" svg:height="2.538cm" svg:x="17.297cm" svg:y="13.221cm">
            <text:p text:style-name="P48"><text:span text:style-name="T39">2. </text:span><text:span text:style-name="T39">Server </text:span></text:p>
            <text:p text:style-name="P48"><text:span text:style-name="T39">handles</text:span></text:p>
            <text:p text:style-name="P48"><text:span text:style-name="T39">reques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5" draw:style-name="gr48" draw:text-style-name="P50" draw:layer="layout" svg:x1="17.723cm" svg:y1="12.687cm" svg:x2="20.047cm" svg:y2="12.688cm">
            <text:p/>
          </draw:line>
        </draw:g>
        <draw:custom-shape draw:name="AutoShape 1" draw:style-name="gr49" draw:text-style-name="P52" draw:layer="layout" svg:width="3.024cm" svg:height="1.582cm" svg:x="20.048cm" svg:y="11.846cm">
          <text:p text:style-name="P48"><text:span text:style-name="T38">Resourc</text:span><text:span text:style-name="T38">e</text:span></text:p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Text Box 64" draw:style-name="gr50" draw:text-style-name="P54" draw:layer="layout" svg:width="15.32cm" svg:height="1.775cm" svg:x="5.114cm" svg:y="16.408cm">
          <text:p text:style-name="P53"><text:span text:style-name="T40">Note: </text:span><text:span text:style-name="T40">clients </text:span><text:span text:style-name="T40">and </text:span><text:span text:style-name="T40">servers </text:span><text:span text:style-name="T40">are </text:span><text:span text:style-name="T40">process</text:span><text:span text:style-name="T40">es </text:span><text:span text:style-name="T40">running </text:span><text:span text:style-name="T40">on hosts </text:span></text:p>
          <text:p text:style-name="P53"><text:span text:style-name="T40">(can be </text:span><text:span text:style-name="T40">the </text:span><text:span text:style-name="T40">same or </text:span><text:span text:style-name="T40">differen</text:span><text:span text:style-name="T40">t host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frame draw:name="Rectangle 26" presentation:style-name="pr3" draw:text-style-name="P44" draw:layer="layout" svg:width="19.882cm" svg:height="1.591cm" svg:x="1.014cm" svg:y="1.371cm" presentation:class="title" presentation:user-transformed="true">
          <draw:text-box>
            <text:p text:style-name="P43"><text:span text:style-name="T33">A Client-Server Transaction</text:span></text:p>
          </draw:text-box>
        </draw:frame>
        <draw:custom-shape draw:name="CustomShape 176" draw:style-name="gr51" draw:text-style-name="P25" draw:layer="layout" svg:width="20.828cm" svg:height="10.152cm" svg:x="2.286cm" svg:y="5.08cm">
          <text:p text:style-name="P24"><text:span text:style-name="T41">import</text:span><text:span text:style-name="T42"> socket</text:span></text:p>
          <text:p text:style-name="P24"><text:span text:style-name="T42"/></text:p>
          <text:p text:style-name="P24"><text:span text:style-name="T42">SERVER_IP = </text:span><text:span text:style-name="T43">"127.0.0.1"</text:span></text:p>
          <text:p text:style-name="P24"><text:span text:style-name="T42">SERVER_PORT = </text:span><text:span text:style-name="T44">5678</text:span></text:p>
          <text:p text:style-name="P24"><text:span text:style-name="T42">MSG_MAX_SIZE = </text:span><text:span text:style-name="T44">256</text:span></text:p>
          <text:p text:style-name="P24"><text:span text:style-name="T42"/></text:p>
          <text:p text:style-name="P24"><text:span text:style-name="T41">with</text:span><text:span text:style-name="T42"> socket.socket(socket.AF_INET, </text:span><text:span text:style-name="T42">socket.SOCK_STREAM) </text:span><text:span text:style-name="T41">as</text:span><text:span text:style-name="T42"> s:</text:span></text:p>
          <text:p text:style-name="P24"><text:span text:style-name="T42"><text:s text:c="4"/></text:span><text:span text:style-name="T42">s.bind((SERVER_IP, SERVER_PORT))</text:span></text:p>
          <text:p text:style-name="P24"><text:span text:style-name="T42"><text:s text:c="4"/></text:span><text:span text:style-name="T42">s.listen(</text:span><text:span text:style-name="T44">1</text:span><text:span text:style-name="T42">)</text:span></text:p>
          <text:p text:style-name="P24"><text:span text:style-name="T42"><text:s text:c="4"/></text:span><text:span text:style-name="T41">while True</text:span><text:span text:style-name="T42">:</text:span></text:p>
          <text:p text:style-name="P24"><text:span text:style-name="T42"><text:s text:c="8"/></text:span><text:span text:style-name="T42">conn, addr = s.accept()</text:span></text:p>
          <text:p text:style-name="P24"><text:span text:style-name="T42"><text:s text:c="8"/></text:span><text:span text:style-name="T41">with</text:span><text:span text:style-name="T42"> conn:</text:span></text:p>
          <text:p text:style-name="P24"><text:span text:style-name="T42"><text:s text:c="12"/></text:span><text:span text:style-name="T42">data = </text:span><text:span text:style-name="T42">conn.recv(MSG_MAX_SIZE)</text:span></text:p>
          <text:p text:style-name="P24"><text:span text:style-name="T42"><text:s text:c="12"/></text:span><text:span text:style-name="T42">conn.sendall(data)</text:span></text:p>
          <text:p text:style-name="P2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3" draw:layer="layout" svg:width="3.572cm" svg:height="1.016cm" svg:x="19.558cm" svg:y="14.216cm">
          <draw:text-box>
            <text:p text:style-name="P22"><text:span text:style-name="T20">server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frame draw:name="Rectangle 27" presentation:style-name="pr3" draw:text-style-name="P44" draw:layer="layout" svg:width="19.882cm" svg:height="1.591cm" svg:x="1.014cm" svg:y="1.371cm" presentation:class="title" presentation:user-transformed="true">
          <draw:text-box>
            <text:p text:style-name="P43"><text:span text:style-name="T33">A Client-Server Transaction</text:span></text:p>
          </draw:text-box>
        </draw:frame>
        <draw:custom-shape draw:name="CustomShape 159" draw:style-name="gr53" draw:text-style-name="P56" draw:layer="layout" svg:width="22.352cm" svg:height="9.152cm" svg:x="1.27cm" svg:y="5.072cm">
          <text:p text:style-name="P55"><text:span text:style-name="T41">import</text:span><text:span text:style-name="T42"> socket</text:span></text:p>
          <text:p text:style-name="P55"><text:span text:style-name="T42"/></text:p>
          <text:p text:style-name="P55"><text:span text:style-name="T42">SERVER_IP = </text:span><text:span text:style-name="T43">"127.0.0.1"</text:span></text:p>
          <text:p text:style-name="P55"><text:span text:style-name="T42">SERVER_PORT = </text:span><text:span text:style-name="T44">5678</text:span></text:p>
          <text:p text:style-name="P55"><text:span text:style-name="T42">MSG_MAX_SIZE = </text:span><text:span text:style-name="T44">256</text:span></text:p>
          <text:p text:style-name="P55"><text:span text:style-name="T42"/></text:p>
          <text:p text:style-name="P55"><text:span text:style-name="T41">with</text:span><text:span text:style-name="T42"> socket.socket(socket.AF_INET, socket.SOCK_STREAM) </text:span><text:span text:style-name="T41">as</text:span><text:span text:style-name="T42"> </text:span><text:span text:style-name="T42">s:</text:span></text:p>
          <text:p text:style-name="P55"><text:span text:style-name="T42"><text:s text:c="8"/></text:span><text:span text:style-name="T42">s.connect((SERVER_IP, SERVER_PORT))</text:span></text:p>
          <text:p text:style-name="P55"><text:span text:style-name="T42"><text:s text:c="8"/></text:span><text:span text:style-name="T42">request = bytearray(</text:span><text:span text:style-name="T43">"Hello World"</text:span><text:span text:style-name="T42">.encode())</text:span></text:p>
          <text:p text:style-name="P55"><text:span text:style-name="T42"><text:s text:c="8"/></text:span><text:span text:style-name="T42">s.sendall(request)</text:span></text:p>
          <text:p text:style-name="P55"><text:span text:style-name="T42"><text:s text:c="8"/></text:span><text:span text:style-name="T42">response = s.recv(MSG_MAX_SIZE)</text:span></text:p>
          <text:p text:style-name="P55"><text:span text:style-name="T42"><text:s text:c="8"/></text:span><text:span text:style-name="T42">print(response)</text:span></text:p>
          <text:p text:style-name="P55"><text:span text:style-name="T42"><text:s text:c="8"/></text:span><text:span text:style-name="T42">s.clos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3" draw:layer="layout" svg:width="3.572cm" svg:height="1.016cm" svg:x="20.05cm" svg:y="13.208cm">
          <draw:text-box>
            <text:p text:style-name="P22"><text:span text:style-name="T20">client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78" draw:style-name="gr4" draw:text-style-name="P9" draw:layer="layout" svg:width="21.085cm" svg:height="2.113cm" svg:x="0.992cm" svg:y="1.21cm">
          <text:p text:style-name="P57"><text:span text:style-name="T45">A </text:span><text:span text:style-name="T45">Cli</text:span><text:span text:style-name="T45">ent</text:span><text:span text:style-name="T45">-</text:span><text:span text:style-name="T45">Ser</text:span><text:span text:style-name="T45">ver </text:span><text:span text:style-name="T45">Tra</text:span><text:span text:style-name="T45">nsa</text:span><text:span text:style-name="T45">cti</text:span><text:span text:style-name="T45">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59" draw:layer="layout" svg:width="6.35cm" svg:height="3.555cm" draw:transform="skewX (0.0174532925199433) translate (5.11cm 5.228cm)">
          <text:p text:style-name="P58"><text:span text:style-name="T32">Clie</text:span><text:span text:style-name="T32">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9" draw:layer="layout" svg:width="6.35cm" svg:height="3.555cm" draw:transform="skewX (0.0174532925199433) translate (15.111cm 5.229cm)">
          <text:p text:style-name="P58"><text:span text:style-name="T32">Ser</text:span><text:span text:style-name="T32">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1.46cm" svg:y1="6.482cm" svg:x2="15.111cm" svg:y2="6.482cm">
          <text:p/>
        </draw:line>
        <draw:custom-shape draw:name="CustomShape 179" draw:style-name="gr54" draw:text-style-name="P34" draw:layer="layout" svg:width="22.777cm" svg:height="7.156cm" svg:x="0.926cm" svg:y="10.712cm">
          <text:list text:style-name="L2">
            <text:list-item>
              <text:p text:style-name="P33"><text:span text:style-name="T26">Her</text:span><text:span text:style-name="T26">e, </text:span><text:span text:style-name="T26">we </text:span><text:span text:style-name="T26">are </text:span><text:span text:style-name="T26">still </text:span><text:span text:style-name="T26">goi</text:span><text:span text:style-name="T26">ng </text:span><text:span text:style-name="T26">to </text:span><text:span text:style-name="T26">use </text:span><text:span text:style-name="T26">the </text:span><text:span text:style-name="T26">clie</text:span><text:span text:style-name="T26">nt/</text:span><text:span text:style-name="T26">ser</text:span><text:span text:style-name="T26">ver </text:span><text:span text:style-name="T26">mo</text:span><text:span text:style-name="T26">del</text:span></text:p>
              <text:p text:style-name="P33"><text:span text:style-name="T26"/></text:p>
            </text:list-item>
            <text:list-item>
              <text:p text:style-name="P33"><text:span text:style-name="T26">Cli</text:span><text:span text:style-name="T26">ent</text:span><text:span text:style-name="T26">s </text:span><text:span text:style-name="T26">sen</text:span><text:span text:style-name="T26">d </text:span><text:span text:style-name="T26">me</text:span><text:span text:style-name="T26">ssa</text:span><text:span text:style-name="T26">ges</text:span><text:span text:style-name="T26">, </text:span><text:span text:style-name="T26">Ser</text:span><text:span text:style-name="T26">ver</text:span><text:span text:style-name="T26">s </text:span><text:span text:style-name="T26">rec</text:span><text:span text:style-name="T26">eiv</text:span><text:span text:style-name="T26">e </text:span><text:span text:style-name="T26">the</text:span><text:span text:style-name="T26">m </text:span><text:span text:style-name="T26">an</text:span><text:span text:style-name="T26">d </text:span><text:span text:style-name="T26">rep</text:span><text:span text:style-name="T26">ly</text:span></text:p>
              <text:p text:style-name="P33"><text:span text:style-name="T26"/></text:p>
            </text:list-item>
            <text:list-item>
              <text:p text:style-name="P33"><text:span text:style-name="T26">Se</text:span><text:span text:style-name="T26">ttin</text:span><text:span text:style-name="T26">g </text:span><text:span text:style-name="T26">diff</text:span><text:span text:style-name="T26">ere</text:span><text:span text:style-name="T26">nt </text:span><text:span text:style-name="T26">pro</text:span><text:span text:style-name="T26">ces</text:span><text:span text:style-name="T26">ses </text:span><text:span text:style-name="T26">up </text:span><text:span text:style-name="T26">as </text:span><text:span text:style-name="T26">sep</text:span><text:span text:style-name="T26">era</text:span><text:span text:style-name="T26">te </text:span><text:span text:style-name="T26">pro</text:span><text:span text:style-name="T26">gra</text:span><text:span text:style-name="T26">ms </text:span><text:span text:style-name="T26">can </text:span><text:span text:style-name="T26">be </text:span><text:span text:style-name="T26">ha</text:span><text:span text:style-name="T26">ndy</text:span><text:span text:style-name="T26">, </text:span><text:span text:style-name="T26">but </text:span><text:span text:style-name="T26">so</text:span><text:span text:style-name="T26">me</text:span><text:span text:style-name="T26">tim</text:span><text:span text:style-name="T26">es </text:span><text:span text:style-name="T26">we </text:span><text:span text:style-name="T26">mi</text:span><text:span text:style-name="T26">ght </text:span><text:span text:style-name="T26">wis</text:span><text:span text:style-name="T26">h </text:span><text:span text:style-name="T26">to </text:span><text:span text:style-name="T26">use </text:span><text:span text:style-name="T26">sev</text:span><text:span text:style-name="T26">era</text:span><text:span text:style-name="T26">l in </text:span><text:span text:style-name="T26">on</text:span><text:span text:style-name="T26">e</text:span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38" draw:text-style-name="P30" draw:layer="layout" svg:x1="15.058cm" svg:y1="7.582cm" svg:x2="11.407cm" svg:y2="7.582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frame draw:name="Rectangle 28" presentation:style-name="pr3" draw:text-style-name="P44" draw:layer="layout" svg:width="19.882cm" svg:height="1.591cm" svg:x="1.014cm" svg:y="1.371cm" presentation:class="title" presentation:user-transformed="true">
          <draw:text-box>
            <text:p text:style-name="P43"><text:span text:style-name="T33">A Multiprocessing Client-Server</text:span></text:p>
          </draw:text-box>
        </draw:frame>
        <draw:custom-shape draw:name="CustomShape 160" draw:style-name="gr55" draw:text-style-name="P56" draw:layer="layout" svg:width="22.352cm" svg:height="13.97cm" svg:x="1.27cm" svg:y="3.272cm">
          <text:p text:style-name="P55"><text:span text:style-name="T27">import</text:span><text:span text:style-name="T28"> multiprocessing</text:span></text:p>
          <text:p text:style-name="P55"><text:span text:style-name="T28"/></text:p>
          <text:p text:style-name="P55"><text:span text:style-name="T28">PRODUCTION_COUNT = </text:span><text:span text:style-name="T30">4</text:span></text:p>
          <text:p text:style-name="P55"><text:span text:style-name="T28"/></text:p>
          <text:p text:style-name="P55"><text:span text:style-name="T27">def</text:span><text:span text:style-name="T28"> </text:span><text:span text:style-name="T28">producer(to_consumer):</text:span></text:p>
          <text:p text:style-name="P55"><text:span text:style-name="T28"><text:s text:c="4"/></text:span><text:span text:style-name="T27">for</text:span><text:span text:style-name="T28"> i </text:span><text:span text:style-name="T27">in</text:span><text:span text:style-name="T28"> </text:span><text:span text:style-name="T28">range(PRODUCTION_COUNT</text:span><text:span text:style-name="T28">):</text:span></text:p>
          <text:p text:style-name="P55"><text:span text:style-name="T28"><text:s text:c="8"/></text:span><text:span text:style-name="T28">to_consumer.put(</text:span><text:span text:style-name="T27">f</text:span><text:span text:style-name="T29">"Mess</text:span><text:span text:style-name="T29">age</text:span><text:span text:style-name="T28"> {i}</text:span><text:span text:style-name="T29">"</text:span><text:span text:style-name="T28">)</text:span></text:p>
          <text:p text:style-name="P55"><text:span text:style-name="T28"/></text:p>
          <text:p text:style-name="P55"><text:span text:style-name="T27">def</text:span><text:span text:style-name="T28"> </text:span><text:span text:style-name="T28">consumer(from_producer</text:span><text:span text:style-name="T28">):</text:span></text:p>
          <text:p text:style-name="P55"><text:span text:style-name="T28"><text:s text:c="4"/></text:span><text:span text:style-name="T27">while True</text:span><text:span text:style-name="T28">:</text:span></text:p>
          <text:p text:style-name="P55"><text:span text:style-name="T28"><text:s text:c="8"/></text:span><text:span text:style-name="T28">message = </text:span><text:span text:style-name="T28">from_producer.get()</text:span></text:p>
          <text:p text:style-name="P55"><text:span text:style-name="T28"><text:s text:c="8"/></text:span><text:span text:style-name="T28">print(message)</text:span></text:p>
          <text:p text:style-name="P55"><text:span text:style-name="T28"/></text:p>
          <text:p text:style-name="P55"><text:span text:style-name="T28">q = </text:span><text:span text:style-name="T28">multiprocessing.Queue(</text:span><text:span text:style-name="T28">)</text:span></text:p>
          <text:p text:style-name="P55"><text:span text:style-name="T28">process_list = [</text:span></text:p>
          <text:p text:style-name="P55"><text:span text:style-name="T28"><text:s text:c="4"/></text:span><text:span text:style-name="T28">multiprocessing.Proces</text:span><text:span text:style-name="T28">s(target=producer, </text:span><text:span text:style-name="T28">args=(q,)),</text:span></text:p>
          <text:p text:style-name="P55"><text:span text:style-name="T28"><text:s text:c="4"/></text:span><text:span text:style-name="T28">multiprocessing.Proces</text:span><text:span text:style-name="T28">s(target=consumer, </text:span><text:span text:style-name="T28">args=(q,))</text:span></text:p>
          <text:p text:style-name="P55"><text:span text:style-name="T28">]</text:span></text:p>
          <text:p text:style-name="P55"><text:span text:style-name="T28"/></text:p>
          <text:p text:style-name="P55"><text:span text:style-name="T27">for</text:span><text:span text:style-name="T28"> p </text:span><text:span text:style-name="T27">in</text:span><text:span text:style-name="T28"> process_list:</text:span></text:p>
          <text:p text:style-name="P55"><text:span text:style-name="T28"><text:s text:c="4"/></text:span><text:span text:style-name="T28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2" draw:layer="layout" svg:width="4.572cm" svg:height="1.016cm" svg:x="19.05cm" svg:y="16.208cm">
          <draw:text-box>
            <text:p text:style-name="P31"><text:span text:style-name="T20">prod-cons.py</text:span></text:p>
          </draw:text-box>
        </draw:frame>
        <draw:custom-shape draw:style-name="gr56" draw:text-style-name="P21" xml:id="id24" draw:id="id24" draw:layer="layout" svg:width="9.906cm" svg:height="3.71cm" svg:x="13.378cm" svg:y="3.656cm">
          <text:p text:style-name="P19"><text:span text:style-name="T16">user@system:</text:span><text:span text:style-name="T17">~</text:span><text:span text:style-name="T18"> </text:span><text:span text:style-name="T18">python3 prod-</text:span><text:span text:style-name="T18">cons.py</text:span></text:p>
          <text:p text:style-name="P19"><text:span text:style-name="T18">Message 0</text:span></text:p>
          <text:p text:style-name="P19"><text:span text:style-name="T18">Message 1</text:span></text:p>
          <text:p text:style-name="P19"><text:span text:style-name="T18">Message 2</text:span></text:p>
          <text:p text:style-name="P19"><text:span text:style-name="T18">Message 3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57" draw:text-style-name="P9" draw:layer="layout" svg:width="21.864cm" svg:height="2.113cm" svg:x="0.992cm" svg:y="1.21cm">
          <text:p text:style-name="P8"><text:span text:style-name="T1">Pipes </text:span><text:span text:style-name="T1">and </text:span><text:span text:style-name="T1">Queu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8" draw:text-style-name="P11" draw:layer="layout" svg:width="23.072cm" svg:height="14.508cm" svg:x="0.807cm" svg:y="3.81cm">
          <text:list text:style-name="L2">
            <text:list-item>
              <text:p text:style-name="P10"><text:span text:style-name="T6">Two </text:span><text:span text:style-name="T6">sem</text:span><text:span text:style-name="T6">antic</text:span><text:span text:style-name="T6">ally </text:span><text:span text:style-name="T6">simil</text:span><text:span text:style-name="T6">ar </text:span><text:span text:style-name="T6">cons</text:span><text:span text:style-name="T6">truc</text:span><text:span text:style-name="T6">tions </text:span><text:span text:style-name="T6">for </text:span><text:span text:style-name="T6">send</text:span><text:span text:style-name="T6">ing </text:span><text:span text:style-name="T6">mes</text:span><text:span text:style-name="T6">sage</text:span><text:span text:style-name="T6">s</text:span></text:p>
            </text:list-item>
            <text:list-item>
              <text:p text:style-name="P10"><text:span text:style-name="T6">Both </text:span><text:span text:style-name="T6">are </text:span><text:span text:style-name="T6">esse</text:span><text:span text:style-name="T6">ntiall</text:span><text:span text:style-name="T6">y </text:span><text:span text:style-name="T6">lists </text:span><text:span text:style-name="T6">that </text:span><text:span text:style-name="T6">can </text:span><text:span text:style-name="T6">be </text:span><text:span text:style-name="T6">adde</text:span><text:span text:style-name="T6">d to </text:span><text:span text:style-name="T6">and </text:span><text:span text:style-name="T6">rem</text:span><text:span text:style-name="T6">oved </text:span><text:span text:style-name="T6">from</text:span></text:p>
            </text:list-item>
            <text:list-item>
              <text:p text:style-name="P10"><text:span text:style-name="T6">Que</text:span><text:span text:style-name="T6">ues </text:span><text:span text:style-name="T6">are </text:span><text:span text:style-name="T6">muc</text:span><text:span text:style-name="T6">h </text:span><text:span text:style-name="T6">mor</text:span><text:span text:style-name="T6">e </text:span><text:span text:style-name="T6">light</text:span><text:span text:style-name="T6">weig</text:span><text:span text:style-name="T6">ht </text:span><text:span text:style-name="T6">but </text:span><text:span text:style-name="T6">uni-</text:span><text:span text:style-name="T6">direc</text:span><text:span text:style-name="T6">tion</text:span><text:span text:style-name="T6">al</text:span></text:p>
            </text:list-item>
            <text:list-item>
              <text:p text:style-name="P10"><text:span text:style-name="T6">Pipe</text:span><text:span text:style-name="T6">s are </text:span><text:span text:style-name="T6">mor</text:span><text:span text:style-name="T6">e </text:span><text:span text:style-name="T6">com</text:span><text:span text:style-name="T6">puta</text:span><text:span text:style-name="T6">tion</text:span><text:span text:style-name="T6">ally </text:span><text:span text:style-name="T6">heav</text:span><text:span text:style-name="T6">y, </text:span><text:span text:style-name="T6">but </text:span><text:span text:style-name="T6">bi-</text:span><text:span text:style-name="T6">direc</text:span><text:span text:style-name="T6">tion</text:span><text:span text:style-name="T6">al</text:span></text:p>
            </text:list-item>
            <text:list-item>
              <text:p text:style-name="P10"><text:span text:style-name="T6">As </text:span><text:span text:style-name="T6">we </text:span><text:span text:style-name="T6">will </text:span><text:span text:style-name="T6">see </text:span><text:span text:style-name="T6">in a </text:span><text:span text:style-name="T6">min</text:span><text:span text:style-name="T6">ute, </text:span><text:span text:style-name="T6">bi-</text:span><text:span text:style-name="T6">direc</text:span><text:span text:style-name="T6">tion</text:span><text:span text:style-name="T6">ality </text:span><text:span text:style-name="T6">is </text:span><text:span text:style-name="T6">actu</text:span><text:span text:style-name="T6">ally </text:span><text:span text:style-name="T6">a </text:span><text:span text:style-name="T6">prob</text:span><text:span text:style-name="T6">lem </text:span><text:span text:style-name="T6">if </text:span><text:span text:style-name="T6">used </text:span><text:span text:style-name="T6">carel</text:span><text:span text:style-name="T6">essly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frame draw:name="Rectangle 29" presentation:style-name="pr3" draw:text-style-name="P44" draw:layer="layout" svg:width="19.882cm" svg:height="1.591cm" svg:x="1.014cm" svg:y="1.371cm" presentation:class="title" presentation:user-transformed="true">
          <draw:text-box>
            <text:p text:style-name="P43"><text:span text:style-name="T33">Ending the Client-Server</text:span></text:p>
          </draw:text-box>
        </draw:frame>
        <draw:custom-shape draw:name="CustomShape 181" draw:style-name="gr59" draw:text-style-name="P56" draw:layer="layout" svg:width="22.352cm" svg:height="15.524cm" svg:x="1.27cm" svg:y="3.272cm">
          <text:p text:style-name="P55"><text:span text:style-name="T27">import</text:span><text:span text:style-name="T28"> multiprocessing</text:span></text:p>
          <text:p text:style-name="P55"><text:span text:style-name="T28"/></text:p>
          <text:p text:style-name="P55"><text:span text:style-name="T28">PRODUCTION_COUNT = </text:span><text:span text:style-name="T30">4</text:span></text:p>
          <text:p text:style-name="P55"><text:span text:style-name="T28">KILL = </text:span><text:span text:style-name="T29">“kill”</text:span></text:p>
          <text:p text:style-name="P55"><text:span text:style-name="T29"/></text:p>
          <text:p text:style-name="P55"><text:span text:style-name="T27">def</text:span><text:span text:style-name="T28"> producer(to_consumer):</text:span></text:p>
          <text:p text:style-name="P55"><text:span text:style-name="T28"><text:s text:c="4"/></text:span><text:span text:style-name="T27">for</text:span><text:span text:style-name="T28"> i </text:span><text:span text:style-name="T27">in</text:span><text:span text:style-name="T28"> range(PRODUCTION_COUNT):</text:span></text:p>
          <text:p text:style-name="P55"><text:span text:style-name="T28"><text:s text:c="8"/></text:span><text:span text:style-name="T28">to_consumer.put(</text:span><text:span text:style-name="T27">f</text:span><text:span text:style-name="T29">"Message</text:span><text:span text:style-name="T28"> {I}</text:span><text:span text:style-name="T29">"</text:span><text:span text:style-name="T28">)</text:span></text:p>
          <text:p text:style-name="P55"><text:span text:style-name="T28"><text:tab/></text:span><text:span text:style-name="T28">to_consumer.put(KILL)</text:span></text:p>
          <text:p text:style-name="P55"><text:span text:style-name="T28"/></text:p>
          <text:p text:style-name="P55"><text:span text:style-name="T27">def</text:span><text:span text:style-name="T28"> consumer(from_producer):</text:span></text:p>
          <text:p text:style-name="P55"><text:span text:style-name="T28"><text:s text:c="4"/></text:span><text:span text:style-name="T27">while True</text:span><text:span text:style-name="T28">:</text:span></text:p>
          <text:p text:style-name="P55"><text:span text:style-name="T28"><text:s text:c="8"/></text:span><text:span text:style-name="T28">message = from_producer.get()</text:span></text:p>
          <text:p text:style-name="P55"><text:span text:style-name="T28"><text:s text:c="8"/></text:span><text:span text:style-name="T28">if message == KILL:</text:span></text:p>
          <text:p text:style-name="P55"><text:span text:style-name="T28"><text:s text:c="13"/></text:span><text:span text:style-name="T27">return</text:span></text:p>
          <text:p text:style-name="P55"><text:span text:style-name="T28"><text:s text:c="8"/></text:span><text:span text:style-name="T28">print(message)</text:span></text:p>
          <text:p text:style-name="P55"><text:span text:style-name="T28"/></text:p>
          <text:p text:style-name="P55"><text:span text:style-name="T28">q = multiprocessing.Queue()</text:span></text:p>
          <text:p text:style-name="P55"><text:span text:style-name="T28">process_list = [</text:span></text:p>
          <text:p text:style-name="P55"><text:span text:style-name="T28"><text:s text:c="4"/></text:span><text:span text:style-name="T28">multiprocessing.Process(target=producer, args=(q,)),</text:span></text:p>
          <text:p text:style-name="P55"><text:span text:style-name="T28"><text:s text:c="4"/></text:span><text:span text:style-name="T28">multiprocessing.Process(target=consumer, args=(q,))</text:span></text:p>
          <text:p text:style-name="P55"><text:span text:style-name="T28">]</text:span></text:p>
          <text:p text:style-name="P55"><text:span text:style-name="T28"/></text:p>
          <text:p text:style-name="P55"><text:span text:style-name="T27">for</text:span><text:span text:style-name="T28"> p </text:span><text:span text:style-name="T27">in</text:span><text:span text:style-name="T28"> process_list:</text:span></text:p>
          <text:p text:style-name="P55"><text:span text:style-name="T28"><text:s text:c="4"/></text:span><text:span text:style-name="T28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2" draw:layer="layout" svg:width="4.572cm" svg:height="1.016cm" svg:x="19.05cm" svg:y="17.708cm">
          <draw:text-box>
            <text:p text:style-name="P31"><text:span text:style-name="T20">prod-cons.py</text:span></text:p>
          </draw:text-box>
        </draw:frame>
        <draw:custom-shape draw:style-name="gr56" draw:text-style-name="P28" xml:id="id25" draw:id="id25" draw:layer="layout" svg:width="9.906cm" svg:height="3.71cm" svg:x="13.378cm" svg:y="3.656cm">
          <text:p text:style-name="P26"><text:span text:style-name="T16">user@system:</text:span><text:span text:style-name="T17">~</text:span><text:span text:style-name="T18"> </text:span><text:span text:style-name="T18">python3 prod-</text:span><text:span text:style-name="T18">cons.py</text:span></text:p>
          <text:p text:style-name="P26"><text:span text:style-name="T18">Message 0</text:span></text:p>
          <text:p text:style-name="P26"><text:span text:style-name="T18">Message 1</text:span></text:p>
          <text:p text:style-name="P26"><text:span text:style-name="T18">Message 2</text:span></text:p>
          <text:p text:style-name="P26"><text:span text:style-name="T18">Message 3</text:span></text:p>
          <text:p text:style-name="P27"><text:span text:style-name="T16">user@system:</text:span><text:span text:style-name="T17">~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CustomShape 182" draw:style-name="gr60" draw:text-style-name="P60" draw:layer="layout" svg:width="21.085cm" svg:height="2.113cm" svg:x="0.992cm" svg:y="1.21cm">
          <text:p text:style-name="P57"><text:span text:style-name="T45">A Process Communci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59" draw:layer="layout" svg:width="4.453cm" svg:height="2.492cm" draw:transform="skewX (0.0174532925199433) translate (0.41cm 5.428cm)">
          <text:p text:style-name="P58"><text:span text:style-name="T32">P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9" draw:layer="layout" svg:width="4.724cm" svg:height="2.645cm" draw:transform="skewX (0.0174532925199433) translate (6.706cm 5.329cm)">
          <text:p text:style-name="P58"><text:span text:style-name="T32">P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CustomShape 183" draw:style-name="gr63" draw:text-style-name="P34" draw:layer="layout" svg:width="22.777cm" svg:height="7.156cm" svg:x="0.926cm" svg:y="10.712cm">
          <text:list text:style-name="L2">
            <text:list-item>
              <text:p text:style-name="P33"><text:span text:style-name="T26">Our </text:span><text:span text:style-name="T26">example </text:span><text:span text:style-name="T26">only used </text:span><text:span text:style-name="T26">2 </text:span><text:span text:style-name="T26">processes</text:span><text:span text:style-name="T26">, but we </text:span><text:span text:style-name="T26">can use as </text:span><text:span text:style-name="T26">many as </text:span><text:span text:style-name="T26">we like </text:span><text:span text:style-name="T26">and </text:span><text:span text:style-name="T26">connect </text:span><text:span text:style-name="T26">them </text:span><text:span text:style-name="T26">however </text:span><text:span text:style-name="T26">we like</text:span></text:p>
              <text:p text:style-name="P33"><text:span text:style-name="T26"/></text:p>
            </text:list-item>
            <text:list-item>
              <text:p text:style-name="P33"><text:span text:style-name="T26">Of course </text:span><text:span text:style-name="T26">nothing is </text:span><text:span text:style-name="T26">ever that </text:span><text:span text:style-name="T26">easy, we </text:span><text:span text:style-name="T26">might run </text:span><text:span text:style-name="T26">into </text:span><text:span text:style-name="T26">problems </text:span><text:span text:style-name="T26">if we do </text:span><text:span text:style-name="T26">this </text:span><text:span text:style-name="T26">without </text:span><text:span text:style-name="T26">care</text:span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1" draw:text-style-name="P59" draw:layer="layout" svg:width="4.453cm" svg:height="2.492cm" draw:transform="skewX (0.0174532925199433) translate (13.01cm 3.728cm)">
          <text:p text:style-name="P58"><text:span text:style-name="T32">P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59" draw:layer="layout" svg:width="4.724cm" svg:height="2.645cm" draw:transform="skewX (0.0174532925199433) translate (19.306cm 3.729cm)">
          <text:p text:style-name="P58"><text:span text:style-name="T32">P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0" draw:layer="layout" svg:x1="4.863cm" svg:y1="6.604cm" svg:x2="6.66cm" svg:y2="6.604cm">
          <text:p/>
        </draw:line>
        <draw:line draw:style-name="gr64" draw:text-style-name="P30" draw:layer="layout" svg:x1="17.563cm" svg:y1="5.28cm" svg:x2="19.36cm" svg:y2="5.28cm">
          <text:p/>
        </draw:line>
        <draw:line draw:style-name="gr64" draw:text-style-name="P30" draw:layer="layout" svg:x1="11.07cm" svg:y1="5.742cm" svg:x2="12.867cm" svg:y2="5.234cm">
          <text:p/>
        </draw:line>
        <draw:custom-shape draw:style-name="gr61" draw:text-style-name="P59" draw:layer="layout" svg:width="4.453cm" svg:height="2.492cm" draw:transform="skewX (0.0174532925199433) translate (13.01cm 7.129cm)">
          <text:p text:style-name="P58"><text:span text:style-name="T32">P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4" draw:text-style-name="P30" draw:layer="layout" svg:x1="17.272cm" svg:y1="7.874cm" svg:x2="19.812cm" svg:y2="5.842cm">
          <text:p/>
        </draw:line>
        <draw:line draw:style-name="gr64" draw:text-style-name="P30" draw:layer="layout" svg:x1="12.967cm" svg:y1="7.874cm" svg:x2="11.176cm" svg:y2="7.112cm">
          <text:p/>
        </draw:line>
        <draw:line draw:style-name="gr64" draw:text-style-name="P30" draw:layer="layout" svg:x1="17.511cm" svg:y1="4.68cm" svg:x2="19.308cm" svg:y2="4.68cm">
          <text:p/>
        </draw:line>
        <draw:line draw:style-name="gr64" draw:text-style-name="P30" draw:layer="layout" svg:x1="13.114cm" svg:y1="5.722cm" svg:x2="11.317cm" svg:y2="6.23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CustomShape 5" draw:style-name="gr65" draw:text-style-name="P60" draw:layer="layout" svg:width="21.085cm" svg:height="2.113cm" svg:x="0.992cm" svg:y="1.21cm">
          <text:p text:style-name="P57"><text:span text:style-name="T45">B</text:span><text:span text:style-name="T45">l</text:span><text:span text:style-name="T45">o</text:span><text:span text:style-name="T45">c</text:span><text:span text:style-name="T45">k</text:span><text:span text:style-name="T45">i</text:span><text:span text:style-name="T45">n</text:span><text:span text:style-name="T45">g</text:span><text:span text:style-name="T45"> </text:span><text:span text:style-name="T45">p</text:span><text:span text:style-name="T45">o</text:span><text:span text:style-name="T45">i</text:span><text:span text:style-name="T45">n</text:span><text:span text:style-name="T45">t</text:span><text:span text:style-name="T4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66" draw:text-style-name="P34" draw:layer="layout" svg:width="22.777cm" svg:height="7.156cm" svg:x="1.016cm" svg:y="3.556cm">
          <text:list text:style-name="L2">
            <text:list-item>
              <text:p text:style-name="P33"><text:span text:style-name="T26">Proc</text:span><text:span text:style-name="T26">ess </text:span><text:span text:style-name="T26">com</text:span><text:span text:style-name="T26">mun</text:span><text:span text:style-name="T26">icati</text:span><text:span text:style-name="T26">on </text:span><text:span text:style-name="T26">is </text:span><text:span text:style-name="T26">bloc</text:span><text:span text:style-name="T26">king</text:span><text:span text:style-name="T26">, </text:span><text:span text:style-name="T26">that </text:span><text:span text:style-name="T26">is </text:span><text:span text:style-name="T26">seq</text:span><text:span text:style-name="T26">uen</text:span><text:span text:style-name="T26">tial </text:span><text:span text:style-name="T26">cod</text:span><text:span text:style-name="T26">e </text:span><text:span text:style-name="T26">will </text:span><text:span text:style-name="T26">wait </text:span><text:span text:style-name="T26">unti</text:span><text:span text:style-name="T26">l </text:span><text:span text:style-name="T26">bot</text:span><text:span text:style-name="T26">h </text:span><text:span text:style-name="T26">the </text:span><text:span text:style-name="T26">clie</text:span><text:span text:style-name="T26">nt </text:span><text:span text:style-name="T26">and </text:span><text:span text:style-name="T26">the </text:span><text:span text:style-name="T26">serv</text:span><text:span text:style-name="T26">er </text:span><text:span text:style-name="T26">are </text:span><text:span text:style-name="T26">read</text:span><text:span text:style-name="T26">y to </text:span><text:span text:style-name="T26">proc</text:span><text:span text:style-name="T26">eed </text:span><text:span text:style-name="T26">befo</text:span><text:span text:style-name="T26">re it </text:span><text:span text:style-name="T26">doe</text:span><text:span text:style-name="T26">s so. 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67" draw:text-style-name="P25" draw:layer="layout" svg:width="20.828cm" svg:height="5.588cm" svg:x="1.986cm" svg:y="6.842cm">
          <text:p text:style-name="P24"><text:span text:style-name="T41">with</text:span><text:span text:style-name="T42"> socket.socket(socket.AF_INET, socket.SOCK_STREAM) </text:span><text:span text:style-name="T41">as</text:span><text:span text:style-name="T42"> s:</text:span></text:p>
          <text:p text:style-name="P24"><text:span text:style-name="T42"><text:s text:c="4"/></text:span><text:span text:style-name="T42">s.bind((SERVER_IP, SERVER_PORT))</text:span></text:p>
          <text:p text:style-name="P24"><text:span text:style-name="T42"><text:s text:c="4"/></text:span><text:span text:style-name="T42">s.listen(</text:span><text:span text:style-name="T44">1</text:span><text:span text:style-name="T42">)</text:span></text:p>
          <text:p text:style-name="P24"><text:span text:style-name="T42"><text:s text:c="4"/></text:span><text:span text:style-name="T41">while True</text:span><text:span text:style-name="T42">:</text:span></text:p>
          <text:p text:style-name="P24"><text:span text:style-name="T42"><text:s text:c="8"/></text:span><text:span text:style-name="T42">conn, addr = s.accept()</text:span></text:p>
          <text:p text:style-name="P24"><text:span text:style-name="T42"><text:s text:c="8"/></text:span><text:span text:style-name="T41">with</text:span><text:span text:style-name="T42"> conn:</text:span></text:p>
          <text:p text:style-name="P24"><text:span text:style-name="T42"><text:s text:c="12"/></text:span><text:span text:style-name="T42">data = conn.recv(MSG_MAX_SIZE)</text:span></text:p>
          <text:p text:style-name="P24"><text:span text:style-name="T42"><text:s text:c="12"/></text:span><text:span text:style-name="T42">conn.sendall(data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23" draw:layer="layout" svg:width="3.572cm" svg:height="1.016cm" svg:x="19.242cm" svg:y="11.414cm">
          <draw:text-box>
            <text:p text:style-name="P22"><text:span text:style-name="T20">s</text:span><text:span text:style-name="T20">e</text:span><text:span text:style-name="T20">r</text:span><text:span text:style-name="T20">v</text:span><text:span text:style-name="T20">e</text:span><text:span text:style-name="T20">r.</text:span><text:span text:style-name="T20">p</text:span><text:span text:style-name="T20">y</text:span></text:p>
          </draw:text-box>
        </draw:frame>
        <draw:custom-shape draw:name="CustomShape 8" draw:style-name="gr68" draw:text-style-name="P56" draw:layer="layout" svg:width="20.828cm" svg:height="5.08cm" svg:x="1.964cm" svg:y="12.608cm">
          <text:p text:style-name="P55"><text:span text:style-name="T41">w</text:span><text:span text:style-name="T41">i</text:span><text:span text:style-name="T41">t</text:span><text:span text:style-name="T41">h</text:span><text:span text:style-name="T42"> </text:span><text:span text:style-name="T42">s</text:span><text:span text:style-name="T42">o</text:span><text:span text:style-name="T42">c</text:span><text:span text:style-name="T42">k</text:span><text:span text:style-name="T42">e</text:span><text:span text:style-name="T42">t</text:span><text:span text:style-name="T42">.</text:span><text:span text:style-name="T42">s</text:span><text:span text:style-name="T42">o</text:span><text:span text:style-name="T42">c</text:span><text:span text:style-name="T42">k</text:span><text:span text:style-name="T42">e</text:span><text:span text:style-name="T42">t</text:span><text:span text:style-name="T42">(</text:span><text:span text:style-name="T42">s</text:span><text:span text:style-name="T42">o</text:span><text:span text:style-name="T42">c</text:span><text:span text:style-name="T42">k</text:span><text:span text:style-name="T42">e</text:span><text:span text:style-name="T42">t</text:span><text:span text:style-name="T42">.</text:span><text:span text:style-name="T42">A</text:span><text:span text:style-name="T42">F</text:span><text:span text:style-name="T42">_</text:span><text:span text:style-name="T42">I</text:span><text:span text:style-name="T42">N</text:span><text:span text:style-name="T42">E</text:span><text:span text:style-name="T42">T</text:span><text:span text:style-name="T42">, </text:span><text:span text:style-name="T42">s</text:span><text:span text:style-name="T42">o</text:span><text:span text:style-name="T42">c</text:span><text:span text:style-name="T42">k</text:span><text:span text:style-name="T42">e</text:span><text:span text:style-name="T42">t</text:span><text:span text:style-name="T42">.</text:span><text:span text:style-name="T42">S</text:span><text:span text:style-name="T42">O</text:span><text:span text:style-name="T42">C</text:span><text:span text:style-name="T42">K</text:span><text:span text:style-name="T42">_</text:span><text:span text:style-name="T42">S</text:span><text:span text:style-name="T42">T</text:span><text:span text:style-name="T42">R</text:span><text:span text:style-name="T42">E</text:span><text:span text:style-name="T42">A</text:span><text:span text:style-name="T42">M</text:span><text:span text:style-name="T42">) </text:span><text:span text:style-name="T41">a</text:span><text:span text:style-name="T41">s</text:span><text:span text:style-name="T42"> </text:span><text:span text:style-name="T42">s</text:span><text:span text:style-name="T42">:</text:span></text:p>
          <text:p text:style-name="P55"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s</text:span><text:span text:style-name="T42">.</text:span><text:span text:style-name="T42">c</text:span><text:span text:style-name="T42">o</text:span><text:span text:style-name="T42">n</text:span><text:span text:style-name="T42">n</text:span><text:span text:style-name="T42">e</text:span><text:span text:style-name="T42">c</text:span><text:span text:style-name="T42">t</text:span><text:span text:style-name="T42">(</text:span><text:span text:style-name="T42">(</text:span><text:span text:style-name="T42">S</text:span><text:span text:style-name="T42">E</text:span><text:span text:style-name="T42">R</text:span><text:span text:style-name="T42">V</text:span><text:span text:style-name="T42">E</text:span><text:span text:style-name="T42">R</text:span><text:span text:style-name="T42">_</text:span><text:span text:style-name="T42">I</text:span><text:span text:style-name="T42">P</text:span><text:span text:style-name="T42">, </text:span><text:span text:style-name="T42">S</text:span><text:span text:style-name="T42">E</text:span><text:span text:style-name="T42">R</text:span><text:span text:style-name="T42">V</text:span><text:span text:style-name="T42">E</text:span><text:span text:style-name="T42">R</text:span><text:span text:style-name="T42">_</text:span><text:span text:style-name="T42">P</text:span><text:span text:style-name="T42">O</text:span><text:span text:style-name="T42">R</text:span><text:span text:style-name="T42">T</text:span><text:span text:style-name="T42">)</text:span><text:span text:style-name="T42">)</text:span></text:p>
          <text:p text:style-name="P55"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r</text:span><text:span text:style-name="T42">e</text:span><text:span text:style-name="T42">q</text:span><text:span text:style-name="T42">u</text:span><text:span text:style-name="T42">e</text:span><text:span text:style-name="T42">s</text:span><text:span text:style-name="T42">t </text:span><text:span text:style-name="T42">= </text:span><text:span text:style-name="T42">b</text:span><text:span text:style-name="T42">y</text:span><text:span text:style-name="T42">t</text:span><text:span text:style-name="T42">e</text:span><text:span text:style-name="T42">a</text:span><text:span text:style-name="T42">r</text:span><text:span text:style-name="T42">r</text:span><text:span text:style-name="T42">a</text:span><text:span text:style-name="T42">y</text:span><text:span text:style-name="T42">(</text:span><text:span text:style-name="T43">"</text:span><text:span text:style-name="T43">H</text:span><text:span text:style-name="T43">e</text:span><text:span text:style-name="T43">l</text:span><text:span text:style-name="T43">l</text:span><text:span text:style-name="T43">o </text:span><text:span text:style-name="T43">W</text:span><text:span text:style-name="T43">o</text:span><text:span text:style-name="T43">r</text:span><text:span text:style-name="T43">l</text:span><text:span text:style-name="T43">d</text:span><text:span text:style-name="T43">"</text:span><text:span text:style-name="T42">.</text:span><text:span text:style-name="T42">e</text:span><text:span text:style-name="T42">n</text:span><text:span text:style-name="T42">c</text:span><text:span text:style-name="T42">o</text:span><text:span text:style-name="T42">d</text:span><text:span text:style-name="T42">e</text:span><text:span text:style-name="T42">(</text:span><text:span text:style-name="T42">)</text:span><text:span text:style-name="T42">)</text:span></text:p>
          <text:p text:style-name="P55"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s</text:span><text:span text:style-name="T42">.</text:span><text:span text:style-name="T42">s</text:span><text:span text:style-name="T42">e</text:span><text:span text:style-name="T42">n</text:span><text:span text:style-name="T42">d</text:span><text:span text:style-name="T42">a</text:span><text:span text:style-name="T42">l</text:span><text:span text:style-name="T42">l</text:span><text:span text:style-name="T42">(</text:span><text:span text:style-name="T42">r</text:span><text:span text:style-name="T42">e</text:span><text:span text:style-name="T42">q</text:span><text:span text:style-name="T42">u</text:span><text:span text:style-name="T42">e</text:span><text:span text:style-name="T42">s</text:span><text:span text:style-name="T42">t</text:span><text:span text:style-name="T42">)</text:span></text:p>
          <text:p text:style-name="P55"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r</text:span><text:span text:style-name="T42">e</text:span><text:span text:style-name="T42">s</text:span><text:span text:style-name="T42">p</text:span><text:span text:style-name="T42">o</text:span><text:span text:style-name="T42">n</text:span><text:span text:style-name="T42">s</text:span><text:span text:style-name="T42">e </text:span><text:span text:style-name="T42">= </text:span><text:span text:style-name="T42">s</text:span><text:span text:style-name="T42">.</text:span><text:span text:style-name="T42">r</text:span><text:span text:style-name="T42">e</text:span><text:span text:style-name="T42">c</text:span><text:span text:style-name="T42">v</text:span><text:span text:style-name="T42">(</text:span><text:span text:style-name="T42">M</text:span><text:span text:style-name="T42">S</text:span><text:span text:style-name="T42">G</text:span><text:span text:style-name="T42">_</text:span><text:span text:style-name="T42">M</text:span><text:span text:style-name="T42">A</text:span><text:span text:style-name="T42">X</text:span><text:span text:style-name="T42">_</text:span><text:span text:style-name="T42">S</text:span><text:span text:style-name="T42">I</text:span><text:span text:style-name="T42">Z</text:span><text:span text:style-name="T42">E</text:span><text:span text:style-name="T42">)</text:span></text:p>
          <text:p text:style-name="P55"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p</text:span><text:span text:style-name="T42">r</text:span><text:span text:style-name="T42">i</text:span><text:span text:style-name="T42">n</text:span><text:span text:style-name="T42">t</text:span><text:span text:style-name="T42">(</text:span><text:span text:style-name="T42">r</text:span><text:span text:style-name="T42">e</text:span><text:span text:style-name="T42">s</text:span><text:span text:style-name="T42">p</text:span><text:span text:style-name="T42">o</text:span><text:span text:style-name="T42">n</text:span><text:span text:style-name="T42">s</text:span><text:span text:style-name="T42">e</text:span><text:span text:style-name="T42">)</text:span></text:p>
          <text:p text:style-name="P55"><text:span text:style-name="T42"><text:s text:c="2"/></text:span><text:span text:style-name="T42"><text:s text:c="2"/></text:span><text:span text:style-name="T42"><text:s text:c="2"/></text:span><text:span text:style-name="T42"><text:s text:c="2"/></text:span><text:span text:style-name="T42">s</text:span><text:span text:style-name="T42">.</text:span><text:span text:style-name="T42">c</text:span><text:span text:style-name="T42">l</text:span><text:span text:style-name="T42">o</text:span><text:span text:style-name="T42">s</text:span><text:span text:style-name="T42">e</text:span><text:span text:style-name="T42">(</text:span><text:span text:style-name="T42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9" draw:text-style-name="P23" draw:layer="layout" svg:width="3.328cm" svg:height="0.962cm" svg:x="19.464cm" svg:y="16.724cm">
          <draw:text-box>
            <text:p text:style-name="P22"><text:span text:style-name="T20">c</text:span><text:span text:style-name="T20">li</text:span><text:span text:style-name="T20">e</text:span><text:span text:style-name="T20">n</text:span><text:span text:style-name="T20">t.</text:span><text:span text:style-name="T20">p</text:span><text:span text:style-name="T20">y</text:span></text:p>
          </draw:text-box>
        </draw:frame>
        <draw:line draw:style-name="gr70" draw:text-style-name="P30" xml:id="id26" draw:id="id26" draw:layer="layout" svg:x1="1.27cm" svg:y1="10.06cm" svg:x2="4.826cm" svg:y2="10.06cm">
          <text:p/>
        </draw:line>
        <draw:line draw:style-name="gr70" draw:text-style-name="P30" xml:id="id27" draw:id="id27" draw:layer="layout" svg:x1="1.217cm" svg:y1="13.86cm" svg:x2="4.773cm" svg:y2="13.86cm">
          <text:p/>
        </draw:line>
        <draw:frame draw:style-name="gr71" draw:text-style-name="P38" xml:id="id28" draw:id="id28" draw:layer="layout" svg:width="4.572cm" svg:height="1.673cm" draw:transform="rotate (1.5707963267949) translate (0.354cm 14.07cm)">
          <draw:text-box>
            <text:p text:style-name="P37"><text:span text:style-name="T46">Block poi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CustomShape 9" draw:style-name="gr72" draw:text-style-name="P60" draw:layer="layout" svg:width="21.085cm" svg:height="2.113cm" svg:x="0.992cm" svg:y="1.21cm">
          <text:p text:style-name="P57"><text:span text:style-name="T45">Blocking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3" draw:text-style-name="P34" draw:layer="layout" svg:width="22.777cm" svg:height="7.156cm" svg:x="1.016cm" svg:y="3.556cm">
          <text:list text:style-name="L2">
            <text:list-item>
              <text:p text:style-name="P33"><text:span text:style-name="T26">When </text:span><text:span text:style-name="T26">drawi</text:span><text:span text:style-name="T26">ng </text:span><text:span text:style-name="T26">proce</text:span><text:span text:style-name="T26">sses </text:span><text:span text:style-name="T26">each </text:span><text:span text:style-name="T26">blocki</text:span><text:span text:style-name="T26">ng </text:span><text:span text:style-name="T26">com</text:span><text:span text:style-name="T26">muni</text:span><text:span text:style-name="T26">catio</text:span><text:span text:style-name="T26">n is </text:span><text:span text:style-name="T26">mark</text:span><text:span text:style-name="T26">ed as </text:span><text:span text:style-name="T26">a </text:span><text:span text:style-name="T26">chann</text:span><text:span text:style-name="T26">el </text:span><text:span text:style-name="T26">either </text:span><text:span text:style-name="T26">leavin</text:span><text:span text:style-name="T26">g or </text:span><text:span text:style-name="T26">enteri</text:span><text:span text:style-name="T26">ng </text:span><text:span text:style-name="T26">the </text:span><text:span text:style-name="T26">proce</text:span><text:span text:style-name="T26">sses</text:span></text:p>
            </text:list-item>
            <text:list-item>
              <text:p text:style-name="P33"><text:span text:style-name="T26">Outb</text:span><text:span text:style-name="T26">ound </text:span><text:span text:style-name="T26">com</text:span><text:span text:style-name="T26">muni</text:span><text:span text:style-name="T26">catio</text:span><text:span text:style-name="T26">ns </text:span><text:span text:style-name="T26">leave </text:span><text:span text:style-name="T26">the </text:span><text:span text:style-name="T26">proce</text:span><text:span text:style-name="T26">ss</text:span></text:p>
            </text:list-item>
            <text:list-item>
              <text:p text:style-name="P33"><text:span text:style-name="T26">Inbou</text:span><text:span text:style-name="T26">nd </text:span><text:span text:style-name="T26">com</text:span><text:span text:style-name="T26">muni</text:span><text:span text:style-name="T26">catio</text:span><text:span text:style-name="T26">ns </text:span><text:span text:style-name="T26">enter </text:span><text:span text:style-name="T26">the </text:span><text:span text:style-name="T26">proce</text:span><text:span text:style-name="T26">ss</text:span></text:p>
            </text:list-item>
            <text:list-item>
              <text:p text:style-name="P33"><text:span text:style-name="T26">Note </text:span><text:span text:style-name="T26">that </text:span><text:span text:style-name="T26">com</text:span><text:span text:style-name="T26">mmu</text:span><text:span text:style-name="T26">nicati</text:span><text:span text:style-name="T26">ons </text:span><text:span text:style-name="T26">with </text:span><text:span text:style-name="T26">replie</text:span><text:span text:style-name="T26">s are </text:span><text:span text:style-name="T26">not </text:span><text:span text:style-name="T26">usuall</text:span><text:span text:style-name="T26">y </text:span><text:span text:style-name="T26">show</text:span><text:span text:style-name="T26">n </text:span><text:span text:style-name="T26">separ</text:span><text:span text:style-name="T26">ately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59" draw:layer="layout" svg:width="6.35cm" svg:height="3.555cm" draw:transform="skewX (0.0174532925199433) translate (4.277cm 11.228cm)">
          <text:p text:style-name="P58"><text:span text:style-name="T32">Clien</text:span><text:span text:style-name="T32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9" draw:layer="layout" svg:width="6.35cm" svg:height="3.555cm" draw:transform="skewX (0.0174532925199433) translate (14.278cm 11.229cm)">
          <text:p text:style-name="P58"><text:span text:style-name="T32">Ser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7.428cm" svg:y1="14.838cm" svg:x2="7.428cm" svg:y2="16.362cm">
          <text:p/>
        </draw:line>
        <draw:line draw:style-name="gr38" draw:text-style-name="P30" draw:layer="layout" svg:x1="17.52cm" svg:y1="16.254cm" svg:x2="17.52cm" svg:y2="14.73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CustomShape 11" draw:style-name="gr74" draw:text-style-name="P60" draw:layer="layout" svg:width="21.085cm" svg:height="2.113cm" svg:x="0.992cm" svg:y="1.21cm">
          <text:p text:style-name="P57"><text:span text:style-name="T45">B</text:span><text:span text:style-name="T45">l</text:span><text:span text:style-name="T45">o</text:span><text:span text:style-name="T45">c</text:span><text:span text:style-name="T45">k</text:span><text:span text:style-name="T45">i</text:span><text:span text:style-name="T45">n</text:span><text:span text:style-name="T45">g </text:span><text:span text:style-name="T45">p</text:span><text:span text:style-name="T45">o</text:span><text:span text:style-name="T45">i</text:span><text:span text:style-name="T45">n</text:span><text:span text:style-name="T45">t</text:span><text:span text:style-name="T45">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75" draw:text-style-name="P34" draw:layer="layout" svg:width="22.777cm" svg:height="7.156cm" svg:x="1.016cm" svg:y="3.556cm">
          <text:list text:style-name="L2">
            <text:list-item>
              <text:p text:style-name="P33"><text:span text:style-name="T26">A single </text:span><text:span text:style-name="T26">process </text:span><text:span text:style-name="T26">may </text:span><text:span text:style-name="T26">have </text:span><text:span text:style-name="T26">multipl</text:span><text:span text:style-name="T26">e </text:span><text:span text:style-name="T26">blocking </text:span><text:span text:style-name="T26">points</text:span></text:p>
            </text:list-item>
            <text:list-item>
              <text:p text:style-name="P33"><text:span text:style-name="T26">These </text:span><text:span text:style-name="T26">may </text:span><text:span text:style-name="T26">each be </text:span><text:span text:style-name="T26">to/from </text:span><text:span text:style-name="T26">the </text:span><text:span text:style-name="T26">same </text:span><text:span text:style-name="T26">address</text:span><text:span text:style-name="T26">, or to </text:span><text:span text:style-name="T26">separat</text:span><text:span text:style-name="T26">e </text:span><text:span text:style-name="T26">address</text:span><text:span text:style-name="T26">es</text:span></text:p>
            </text:list-item>
            <text:list-item>
              <text:p text:style-name="P33"><text:span text:style-name="T26">They </text:span><text:span text:style-name="T26">may be </text:span><text:span text:style-name="T26">any </text:span><text:span text:style-name="T26">combin</text:span><text:span text:style-name="T26">ation of </text:span><text:span text:style-name="T26">client / </text:span><text:span text:style-name="T26">server </text:span><text:span text:style-name="T26">commu</text:span><text:span text:style-name="T26">nication</text:span><text:span text:style-name="T26">s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76" draw:text-style-name="P62" draw:layer="layout" svg:width="21.087cm" svg:height="6.974cm" svg:x="2.027cm" svg:y="10.112cm">
          <text:p text:style-name="P61"><text:span text:style-name="T41">with</text:span><text:span text:style-name="T42"> socket.socket(socket.AF_INET, socket.SOCK_STREAM) </text:span><text:span text:style-name="T41">as</text:span><text:span text:style-name="T42"> </text:span><text:span text:style-name="T42">s1:</text:span></text:p>
          <text:p text:style-name="P61"><text:span text:style-name="T42"><text:s text:c="8"/></text:span><text:span text:style-name="T42">s1.connect((SERVER_IP_1, SERVER_PORT_1))</text:span></text:p>
          <text:p text:style-name="P61"><text:span text:style-name="T42"><text:s text:c="8"/></text:span><text:span text:style-name="T42">s1.sendall(bytearray(</text:span><text:span text:style-name="T43">"First"</text:span><text:span text:style-name="T42">.encode()))</text:span></text:p>
          <text:p text:style-name="P61"><text:span text:style-name="T42"><text:s text:c="8"/></text:span><text:span text:style-name="T42">s1.close()</text:span></text:p>
          <text:p text:style-name="P55"><text:span text:style-name="T41"/></text:p>
          <text:p text:style-name="P55"><text:span text:style-name="T41">with</text:span><text:span text:style-name="T42"> socket.socket(socket.AF_INET, socket.SOCK_STREAM) </text:span><text:span text:style-name="T41">as</text:span><text:span text:style-name="T42"> </text:span><text:span text:style-name="T42">s2:</text:span></text:p>
          <text:p text:style-name="P55"><text:span text:style-name="T42"><text:s text:c="8"/></text:span><text:span text:style-name="T42">s2.connect((SERVER_IP_2, SERVER_PORT_2))</text:span></text:p>
          <text:p text:style-name="P55"><text:span text:style-name="T42"><text:s text:c="8"/></text:span><text:span text:style-name="T42">s2.sendall(bytearray(</text:span><text:span text:style-name="T43">"Second"</text:span><text:span text:style-name="T42">.encode()))</text:span></text:p>
          <text:p text:style-name="P55"><text:span text:style-name="T42"><text:s text:c="8"/></text:span><text:span text:style-name="T42">s2.close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7" draw:text-style-name="P32" draw:layer="layout" svg:width="3.65cm" svg:height="0.962cm" svg:x="19.264cm" svg:y="16.124cm">
          <draw:text-box>
            <text:p text:style-name="P31"><text:span text:style-name="T20">client2.py</text:span></text:p>
          </draw:text-box>
        </draw:frame>
        <draw:line draw:style-name="gr70" draw:text-style-name="P30" xml:id="id29" draw:id="id29" draw:layer="layout" svg:x1="1.27cm" svg:y1="11.66cm" svg:x2="4.826cm" svg:y2="11.66cm">
          <text:p/>
        </draw:line>
        <draw:line draw:style-name="gr70" draw:text-style-name="P30" xml:id="id30" draw:id="id30" draw:layer="layout" svg:x1="1.217cm" svg:y1="14.96cm" svg:x2="4.773cm" svg:y2="14.96cm">
          <text:p/>
        </draw:line>
        <draw:frame draw:style-name="gr71" draw:text-style-name="P64" xml:id="id31" draw:id="id31" draw:layer="layout" svg:width="4.572cm" svg:height="1.673cm" draw:transform="rotate (1.5707963267949) translate (0.354cm 15.47cm)">
          <draw:text-box>
            <text:p text:style-name="P63"><text:span text:style-name="T46">Block point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CustomShape 13" draw:style-name="gr78" draw:text-style-name="P60" draw:layer="layout" svg:width="21.085cm" svg:height="2.113cm" svg:x="0.992cm" svg:y="1.21cm">
          <text:p text:style-name="P57"><text:span text:style-name="T45">Blocking poi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79" draw:text-style-name="P34" draw:layer="layout" svg:width="22.777cm" svg:height="7.156cm" svg:x="1.016cm" svg:y="3.556cm">
          <text:list text:style-name="L2">
            <text:list-item>
              <text:p text:style-name="P33"><text:span text:style-name="T26">A single process may have multiple blocking points</text:span></text:p>
            </text:list-item>
            <text:list-item>
              <text:p text:style-name="P33"><text:span text:style-name="T26">These may each be to/from the same address, or to </text:span><text:span text:style-name="T26">separate addresses</text:span></text:p>
            </text:list-item>
            <text:list-item>
              <text:p text:style-name="P33"><text:span text:style-name="T26">They may be any combination of client / server </text:span><text:span text:style-name="T26">communications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59" draw:layer="layout" svg:width="6.35cm" svg:height="3.555cm" draw:transform="skewX (0.0174532925199433) translate (3.978cm 11.001cm)">
          <text:p text:style-name="P58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9" draw:layer="layout" svg:width="6.35cm" svg:height="3.555cm" draw:transform="skewX (0.0174532925199433) translate (13.979cm 11.002cm)">
          <text:p text:style-name="P58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6.429cm" svg:y1="14.611cm" svg:x2="6.429cm" svg:y2="16.135cm">
          <text:p/>
        </draw:line>
        <draw:line draw:style-name="gr38" draw:text-style-name="P30" draw:layer="layout" svg:x1="16.321cm" svg:y1="16.027cm" svg:x2="16.321cm" svg:y2="14.503cm">
          <text:p/>
        </draw:line>
        <draw:line draw:style-name="gr38" draw:text-style-name="P30" draw:layer="layout" svg:x1="7.929cm" svg:y1="14.558cm" svg:x2="7.929cm" svg:y2="16.082cm">
          <text:p/>
        </draw:line>
        <draw:line draw:style-name="gr38" draw:text-style-name="P30" draw:layer="layout" svg:x1="18.129cm" svg:y1="14.505cm" svg:x2="18.129cm" svg:y2="16.029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CustomShape 3" draw:style-name="gr80" draw:text-style-name="P60" draw:layer="layout" svg:width="21.085cm" svg:height="2.113cm" svg:x="0.992cm" svg:y="1.21cm">
          <text:p text:style-name="P57"><text:span text:style-name="T45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1" draw:text-style-name="P34" draw:layer="layout" svg:width="22.777cm" svg:height="7.156cm" svg:x="0.926cm" svg:y="3.312cm">
          <text:list text:style-name="L2">
            <text:list-item>
              <text:p text:style-name="P33"><text:span text:style-name="T26">Com</text:span><text:span text:style-name="T26">mun</text:span><text:span text:style-name="T26">icati</text:span><text:span text:style-name="T26">ng </text:span><text:span text:style-name="T26">Seq</text:span><text:span text:style-name="T26">uen</text:span><text:span text:style-name="T26">tial </text:span><text:span text:style-name="T26">Proc</text:span><text:span text:style-name="T26">esse</text:span><text:span text:style-name="T26">s</text:span></text:p>
            </text:list-item>
            <text:list-item>
              <text:p text:style-name="P33"><text:span text:style-name="T26">First </text:span><text:span text:style-name="T26">pro</text:span><text:span text:style-name="T26">pos</text:span><text:span text:style-name="T26">ed </text:span><text:span text:style-name="T26">by </text:span><text:span text:style-name="T26">Ton</text:span><text:span text:style-name="T26">y </text:span><text:span text:style-name="T26">Hoa</text:span><text:span text:style-name="T26">re in </text:span><text:span text:style-name="T26">197</text:span><text:span text:style-name="T26">8</text:span></text:p>
            </text:list-item>
            <text:list-item>
              <text:p text:style-name="P33"><text:span text:style-name="T26">Use</text:span><text:span text:style-name="T26">d as </text:span><text:span text:style-name="T26">fou</text:span><text:span text:style-name="T26">nda</text:span><text:span text:style-name="T26">tion </text:span><text:span text:style-name="T26">for </text:span><text:span text:style-name="T26">conc</text:span><text:span text:style-name="T26">urre</text:span><text:span text:style-name="T26">ncy </text:span><text:span text:style-name="T26">in </text:span><text:span text:style-name="T26">man</text:span><text:span text:style-name="T26">y </text:span><text:span text:style-name="T26">high </text:span><text:span text:style-name="T26">leve</text:span><text:span text:style-name="T26">l </text:span><text:span text:style-name="T26">lang</text:span><text:span text:style-name="T26">aug</text:span><text:span text:style-name="T26">es, </text:span><text:span text:style-name="T26">such </text:span><text:span text:style-name="T26">as </text:span><text:span text:style-name="T26">Go</text:span></text:p>
            </text:list-item>
            <text:list-item>
              <text:p text:style-name="P33"><text:span text:style-name="T26">Impl</text:span><text:span text:style-name="T26">eme</text:span><text:span text:style-name="T26">nta</text:span><text:span text:style-name="T26">tion</text:span><text:span text:style-name="T26">s in </text:span><text:span text:style-name="T26">a </text:span><text:span text:style-name="T26">vari</text:span><text:span text:style-name="T26">ety </text:span><text:span text:style-name="T26">of </text:span><text:span text:style-name="T26">lang</text:span><text:span text:style-name="T26">uag</text:span><text:span text:style-name="T26">es, </text:span><text:span text:style-name="T26">but </text:span><text:span text:style-name="T26">mos</text:span><text:span text:style-name="T26">tly </text:span><text:span text:style-name="T26">out</text:span><text:span text:style-name="T26">date</text:span><text:span text:style-name="T26">d, </text:span><text:span text:style-name="T26">so </text:span><text:span text:style-name="T26">we </text:span><text:span text:style-name="T26">won</text:span><text:span text:style-name="T26">’t </text:span><text:span text:style-name="T26">use </text:span><text:span text:style-name="T26">it </text:span><text:span text:style-name="T26">dire</text:span><text:span text:style-name="T26">ctly</text:span></text:p>
              <text:p text:style-name="P33"><text:span text:style-name="T26"/></text:p>
            </text:list-item>
            <text:list-item>
              <text:p text:style-name="P33"><text:span text:style-name="T26">No </text:span><text:span text:style-name="T26">shar</text:span><text:span text:style-name="T26">ed </text:span><text:span text:style-name="T26">data</text:span></text:p>
            </text:list-item>
            <text:list-item>
              <text:p text:style-name="P33"><text:span text:style-name="T26">Proc</text:span><text:span text:style-name="T26">esse</text:span><text:span text:style-name="T26">s </text:span><text:span text:style-name="T26">com</text:span><text:span text:style-name="T26">mun</text:span><text:span text:style-name="T26">icat</text:span><text:span text:style-name="T26">e </text:span><text:span text:style-name="T26">with </text:span><text:span text:style-name="T26">eac</text:span><text:span text:style-name="T26">h </text:span><text:span text:style-name="T26">oth</text:span><text:span text:style-name="T26">er </text:span><text:span text:style-name="T26">via </text:span><text:span text:style-name="T26">cha</text:span><text:span text:style-name="T26">nnel</text:span><text:span text:style-name="T26">s</text:span></text:p>
            </text:list-item>
            <text:list-item>
              <text:p text:style-name="P33"><text:span text:style-name="T26">If </text:span><text:span text:style-name="T26">we </text:span><text:span text:style-name="T26">map </text:span><text:span text:style-name="T26">proc</text:span><text:span text:style-name="T26">esse</text:span><text:span text:style-name="T26">s </text:span><text:span text:style-name="T26">com</text:span><text:span text:style-name="T26">mun</text:span><text:span text:style-name="T26">icati</text:span><text:span text:style-name="T26">ons </text:span><text:span text:style-name="T26">we </text:span><text:span text:style-name="T26">can </text:span><text:span text:style-name="T26">guar</text:span><text:span text:style-name="T26">ante</text:span><text:span text:style-name="T26">e </text:span><text:span text:style-name="T26">dea</text:span><text:span text:style-name="T26">dloc</text:span><text:span text:style-name="T26">k </text:span><text:span text:style-name="T26">free</text:span></text:p>
              <text:p text:style-name="P33"><text:span text:style-name="T26"/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CustomShape 16" draw:style-name="gr82" draw:text-style-name="P60" draw:layer="layout" svg:width="21.085cm" svg:height="2.113cm" svg:x="0.992cm" svg:y="1.21cm">
          <text:p text:style-name="P57"><text:span text:style-name="T45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7" draw:text-style-name="P42" draw:layer="layout" svg:width="6.35cm" svg:height="3.555cm" draw:transform="skewX (0.0174532925199433) translate (3.811cm 6.628cm)">
          <text:p text:style-name="P29"><text:span text:style-name="T32">Pro</text:span><text:span text:style-name="T32">duc</text:span><text:span text:style-name="T32">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42" draw:layer="layout" svg:width="6.35cm" svg:height="3.555cm" draw:transform="skewX (0.0174532925199433) translate (13.812cm 6.629cm)">
          <text:p text:style-name="P29"><text:span text:style-name="T32">Consu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0.161cm" svg:y1="8.382cm" svg:x2="13.812cm" svg:y2="8.382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CustomShape 17" draw:style-name="gr83" draw:text-style-name="P60" draw:layer="layout" svg:width="21.085cm" svg:height="2.113cm" svg:x="0.992cm" svg:y="1.21cm">
          <text:p text:style-name="P57"><text:span text:style-name="T45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4" draw:text-style-name="P34" draw:layer="layout" svg:width="22.777cm" svg:height="7.156cm" svg:x="1.27cm" svg:y="3.512cm">
          <text:list text:style-name="L2">
            <text:list-item>
              <text:p text:style-name="P33"><text:span text:style-name="T26">If we can map all communications, then we can ensure </text:span><text:span text:style-name="T26">our design is sound</text:span></text:p>
              <text:p text:style-name="P33"><text:span text:style-name="T26"/></text:p>
            </text:list-item>
            <text:list-item>
              <text:p text:style-name="P33"><text:span text:style-name="T26">If we never have a loop of Clients/Servers, we cannot </text:span><text:span text:style-name="T26">deadlock</text:span></text:p>
              <text:p text:style-name="P33"><text:span text:style-name="T26"/></text:p>
            </text:list-item>
            <text:list-item>
              <text:p text:style-name="P33"><text:span text:style-name="T26">This is mathmatically certain according to CSP</text:span></text:p>
              <text:p text:style-name="P33"><text:span text:style-name="T26"/></text:p>
            </text:list-item>
            <text:list-item>
              <text:p text:style-name="P33"><text:span text:style-name="T26">Remember, we must assume that if deadlock might </text:span><text:span text:style-name="T26">occur, it will</text:span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CustomShape 19" draw:style-name="gr85" draw:text-style-name="P60" draw:layer="layout" svg:width="21.085cm" svg:height="2.113cm" svg:x="0.992cm" svg:y="1.21cm">
          <text:p text:style-name="P57"><text:span text:style-name="T45">CS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2" draw:layer="layout" svg:width="4.124cm" svg:height="2.309cm" draw:transform="skewX (0.0174532925199433) translate (6.39cm 5.221cm)">
          <text:p text:style-name="P29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0.514cm" svg:y1="6.514cm" svg:x2="14.165cm" svg:y2="6.514cm">
          <text:p/>
        </draw:line>
        <draw:custom-shape draw:style-name="gr86" draw:text-style-name="P42" draw:layer="layout" svg:width="4.124cm" svg:height="2.309cm" draw:transform="skewX (0.0174532925199433) translate (14.164cm 5.221cm)">
          <text:p text:style-name="P29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66" draw:layer="layout" svg:width="7.366cm" svg:height="1.508cm" svg:x="8.636cm" svg:y="3.112cm">
          <draw:text-box>
            <text:p text:style-name="P65"><text:span text:style-name="T47">No Deadlock</text:span></text:p>
          </draw:text-box>
        </draw:frame>
        <draw:custom-shape draw:style-name="gr86" draw:text-style-name="P42" draw:layer="layout" svg:width="4.124cm" svg:height="2.309cm" draw:transform="skewX (0.0174532925199433) translate (2.581cm 8.944cm)">
          <text:p text:style-name="P29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0.355cm" svg:y1="10.237cm" svg:x2="6.704cm" svg:y2="10.237cm">
          <text:p/>
        </draw:line>
        <draw:custom-shape draw:style-name="gr86" draw:text-style-name="P42" draw:layer="layout" svg:width="4.124cm" svg:height="2.309cm" draw:transform="skewX (0.0174532925199433) translate (10.355cm 8.944cm)">
          <text:p text:style-name="P29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4.47cm" svg:y1="10.237cm" svg:x2="18.121cm" svg:y2="10.237cm">
          <text:p/>
        </draw:line>
        <draw:custom-shape draw:style-name="gr86" draw:text-style-name="P42" draw:layer="layout" svg:width="4.124cm" svg:height="2.309cm" draw:transform="skewX (0.0174532925199433) translate (18.12cm 8.944cm)">
          <text:p text:style-name="P29"><text:span text:style-name="T3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4.124cm" svg:height="2.309cm" draw:transform="skewX (0.0174532925199433) translate (2.582cm 12.844cm)">
          <text:p text:style-name="P29"><text:span text:style-name="T3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8.12cm" svg:y1="14.137cm" svg:x2="14.469cm" svg:y2="14.137cm">
          <text:p/>
        </draw:line>
        <draw:custom-shape draw:style-name="gr86" draw:text-style-name="P42" draw:layer="layout" svg:width="4.124cm" svg:height="2.309cm" draw:transform="skewX (0.0174532925199433) translate (10.356cm 12.844cm)">
          <text:p text:style-name="P29"><text:span text:style-name="T32">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6.703cm" svg:y1="14.137cm" svg:x2="10.354cm" svg:y2="14.137cm">
          <text:p/>
        </draw:line>
        <draw:custom-shape draw:style-name="gr86" draw:text-style-name="P42" draw:layer="layout" svg:width="4.124cm" svg:height="2.309cm" draw:transform="skewX (0.0174532925199433) translate (18.121cm 12.844cm)">
          <text:p text:style-name="P29"><text:span text:style-name="T32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CustomShape 21" draw:style-name="gr87" draw:text-style-name="P60" draw:layer="layout" svg:width="21.085cm" svg:height="2.113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59" draw:layer="layout" svg:width="4.124cm" svg:height="2.309cm" draw:transform="skewX (0.0174532925199433) translate (6.59cm 5.921cm)">
          <text:p text:style-name="P58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0.714cm" svg:y1="7.214cm" svg:x2="14.365cm" svg:y2="7.214cm">
          <text:p/>
        </draw:line>
        <draw:custom-shape draw:style-name="gr86" draw:text-style-name="P59" draw:layer="layout" svg:width="4.124cm" svg:height="2.309cm" draw:transform="skewX (0.0174532925199433) translate (14.364cm 5.921cm)">
          <text:p text:style-name="P58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68" draw:layer="layout" svg:width="7.366cm" svg:height="1.508cm" svg:x="8.836cm" svg:y="4.012cm">
          <draw:text-box>
            <text:p text:style-name="P67"><text:span text:style-name="T47">Deadlock</text:span></text:p>
          </draw:text-box>
        </draw:frame>
        <draw:custom-shape draw:style-name="gr86" draw:text-style-name="P59" draw:layer="layout" svg:width="4.124cm" svg:height="2.309cm" draw:transform="skewX (0.0174532925199433) translate (10.555cm 9.644cm)">
          <text:p text:style-name="P58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5.281cm" svg:y1="8.066cm" svg:x2="13.916cm" svg:y2="9.844cm">
          <text:p/>
        </draw:line>
        <draw:line draw:style-name="gr38" draw:text-style-name="P30" draw:layer="layout" svg:x1="10.868cm" svg:y1="10.098cm" svg:x2="9.344cm" svg:y2="8.066cm">
          <text:p/>
        </draw:line>
        <draw:custom-shape draw:style-name="gr86" draw:text-style-name="P59" draw:layer="layout" svg:width="4.124cm" svg:height="2.309cm" draw:transform="skewX (0.0174532925199433) translate (6.591cm 13.521cm)">
          <text:p text:style-name="P58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0.715cm" svg:y1="14.314cm" svg:x2="14.366cm" svg:y2="14.314cm">
          <text:p/>
        </draw:line>
        <draw:custom-shape draw:style-name="gr86" draw:text-style-name="P59" draw:layer="layout" svg:width="4.124cm" svg:height="2.309cm" draw:transform="skewX (0.0174532925199433) translate (14.365cm 13.521cm)">
          <text:p text:style-name="P58"><text:span text:style-name="T3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4.413cm" svg:y1="15.014cm" svg:x2="10.762cm" svg:y2="15.014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CustomShape 55" draw:style-name="gr88" draw:text-style-name="P60" draw:layer="layout" svg:width="21.085cm" svg:height="2.113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59" draw:layer="layout" svg:width="4.124cm" svg:height="2.309cm" draw:transform="skewX (0.0174532925199433) translate (6.59cm 5.921cm)">
          <text:p text:style-name="P58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4.364cm" svg:y1="7.214cm" svg:x2="10.713cm" svg:y2="7.214cm">
          <text:p/>
        </draw:line>
        <draw:custom-shape draw:style-name="gr86" draw:text-style-name="P59" draw:layer="layout" svg:width="4.124cm" svg:height="2.309cm" draw:transform="skewX (0.0174532925199433) translate (14.364cm 5.921cm)">
          <text:p text:style-name="P58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68" draw:layer="layout" svg:width="7.366cm" svg:height="1.508cm" svg:x="8.836cm" svg:y="4.012cm">
          <draw:text-box>
            <text:p text:style-name="P67"><text:span text:style-name="T47">No Deadlock</text:span></text:p>
          </draw:text-box>
        </draw:frame>
        <draw:custom-shape draw:style-name="gr86" draw:text-style-name="P59" draw:layer="layout" svg:width="4.124cm" svg:height="2.309cm" draw:transform="skewX (0.0174532925199433) translate (10.555cm 12.644cm)">
          <text:p text:style-name="P58"><text:span text:style-name="T3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7.366cm" svg:y1="8.128cm" svg:x2="6.25cm" svg:y2="9.644cm">
          <text:p/>
        </draw:line>
        <draw:line draw:style-name="gr38" draw:text-style-name="P30" draw:layer="layout" svg:x1="18.288cm" svg:y1="9.906cm" svg:x2="17.272cm" svg:y2="8.066cm">
          <text:p/>
        </draw:line>
        <draw:custom-shape draw:style-name="gr86" draw:text-style-name="P59" draw:layer="layout" svg:width="4.124cm" svg:height="2.309cm" draw:transform="skewX (0.0174532925199433) translate (3.956cm 9.644cm)">
          <text:p text:style-name="P58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59" draw:layer="layout" svg:width="4.124cm" svg:height="2.309cm" draw:transform="skewX (0.0174532925199433) translate (17.157cm 9.644cm)">
          <text:p text:style-name="P58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7.641cm" svg:y1="11.559cm" svg:x2="14.478cm" svg:y2="13.462cm">
          <text:p/>
        </draw:line>
        <draw:line draw:style-name="gr38" draw:text-style-name="P30" draw:layer="layout" svg:x1="7.366cm" svg:y1="11.684cm" svg:x2="10.668cm" svg:y2="13.462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CustomShape 54" draw:style-name="gr89" draw:text-style-name="P60" draw:layer="layout" svg:width="21.085cm" svg:height="2.113cm" svg:x="0.992cm" svg:y="1.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59" draw:layer="layout" svg:width="4.124cm" svg:height="2.309cm" draw:transform="skewX (0.0174532925199433) translate (0.548cm 8.282cm)">
          <text:p text:style-name="P58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4.672cm" svg:y1="9.575cm" svg:x2="8.323cm" svg:y2="9.575cm">
          <text:p/>
        </draw:line>
        <draw:custom-shape draw:style-name="gr86" draw:text-style-name="P59" draw:layer="layout" svg:width="4.124cm" svg:height="2.309cm" draw:transform="skewX (0.0174532925199433) translate (8.322cm 8.282cm)">
          <text:p text:style-name="P58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68" draw:layer="layout" svg:width="7.366cm" svg:height="1.508cm" svg:x="8.836cm" svg:y="4.012cm">
          <draw:text-box>
            <text:p text:style-name="P67"><text:span text:style-name="T47">Deadlock</text:span></text:p>
          </draw:text-box>
        </draw:frame>
        <draw:custom-shape draw:style-name="gr86" draw:text-style-name="P59" draw:layer="layout" svg:width="4.124cm" svg:height="2.309cm" draw:transform="skewX (0.0174532925199433) translate (4.513cm 12.005cm)">
          <text:p text:style-name="P58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9.239cm" svg:y1="10.427cm" svg:x2="7.874cm" svg:y2="12.205cm">
          <text:p/>
        </draw:line>
        <draw:line draw:style-name="gr38" draw:text-style-name="P30" draw:layer="layout" svg:x1="4.826cm" svg:y1="12.459cm" svg:x2="3.302cm" svg:y2="10.427cm">
          <text:p/>
        </draw:line>
        <draw:custom-shape draw:style-name="gr86" draw:text-style-name="P59" draw:layer="layout" svg:width="4.124cm" svg:height="2.309cm" draw:transform="skewX (0.0172787595947439) translate (12.48cm 12.058cm)">
          <text:p text:style-name="P58"><text:span text:style-name="T32">D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line draw:style-name="gr38" draw:text-style-name="P30" draw:layer="layout" svg:x1="16.604cm" svg:y1="13.175cm" svg:x2="20.255cm" svg:y2="13.175cm">
          <text:p/>
        </draw:line>
        <draw:custom-shape draw:style-name="gr86" draw:text-style-name="P59" draw:layer="layout" svg:width="4.124cm" svg:height="2.309cm" draw:transform="skewX (0.0172787595947439) translate (20.254cm 12.058cm)">
          <text:p text:style-name="P58"><text:span text:style-name="T32">F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86" draw:text-style-name="P59" draw:layer="layout" svg:width="4.124cm" svg:height="2.309cm" draw:transform="skewX (0.0172787595947439) translate (16.445cm 8.335cm)">
          <text:p text:style-name="P58"><text:span text:style-name="T32">E</text:span></text:p>
          <draw:enhanced-geometry svg:viewBox="0 0 21600 21600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line draw:style-name="gr38" draw:text-style-name="P30" draw:layer="layout" svg:x1="19.758cm" svg:y1="10.368cm" svg:x2="21.028cm" svg:y2="12.4cm">
          <text:p/>
        </draw:line>
        <draw:line draw:style-name="gr38" draw:text-style-name="P30" draw:layer="layout" svg:x1="16.958cm" svg:y1="10.191cm" svg:x2="15.434cm" svg:y2="12.223cm">
          <text:p/>
        </draw:line>
        <draw:line draw:style-name="gr38" draw:text-style-name="P30" draw:layer="layout" svg:x1="8.795cm" svg:y1="13.208cm" svg:x2="12.446cm" svg:y2="13.208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CustomShape 20" draw:style-name="gr90" draw:text-style-name="P60" draw:layer="layout" svg:width="21.085cm" svg:height="2.113cm" svg:x="0.992cm" svg:y="1.21cm">
          <text:p text:style-name="P57"><text:span text:style-name="T45">Avo</text:span><text:span text:style-name="T45">idi</text:span><text:span text:style-name="T45">ng </text:span><text:span text:style-name="T45">De</text:span><text:span text:style-name="T45">adl</text:span><text:span text:style-name="T45">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91" draw:text-style-name="P34" draw:layer="layout" svg:width="22.777cm" svg:height="7.156cm" svg:x="1.27cm" svg:y="3.512cm">
          <text:list text:style-name="L2">
            <text:list-item>
              <text:p text:style-name="P33"><text:span text:style-name="T26">Thi</text:span><text:span text:style-name="T26">s </text:span><text:span text:style-name="T26">har</text:span><text:span text:style-name="T26">sh </text:span><text:span text:style-name="T26">int</text:span><text:span text:style-name="T26">erp</text:span><text:span text:style-name="T26">ret</text:span><text:span text:style-name="T26">ati</text:span><text:span text:style-name="T26">on </text:span><text:span text:style-name="T26">is </text:span><text:span text:style-name="T26">not </text:span><text:span text:style-name="T26">stri</text:span><text:span text:style-name="T26">ctly </text:span><text:span text:style-name="T26">tru</text:span><text:span text:style-name="T26">e </text:span><text:span text:style-name="T26">(bu</text:span><text:span text:style-name="T26">t it </text:span><text:span text:style-name="T26">is)</text:span></text:p>
            </text:list-item>
            <text:list-item>
              <text:p text:style-name="P33"><text:span text:style-name="T26">For </text:span><text:span text:style-name="T26">inst</text:span><text:span text:style-name="T26">anc</text:span><text:span text:style-name="T26">e, </text:span><text:span text:style-name="T26">net</text:span><text:span text:style-name="T26">wo</text:span><text:span text:style-name="T26">rkin</text:span><text:span text:style-name="T26">g </text:span><text:span text:style-name="T26">has </text:span><text:span text:style-name="T26">bu</text:span><text:span text:style-name="T26">ffer</text:span><text:span text:style-name="T26">s </text:span><text:span text:style-name="T26">and </text:span><text:span text:style-name="T26">add</text:span><text:span text:style-name="T26">itio</text:span><text:span text:style-name="T26">nal </text:span><text:span text:style-name="T26">(se</text:span><text:span text:style-name="T26">mi-</text:span><text:span text:style-name="T26">hid</text:span><text:span text:style-name="T26">den</text:span><text:span text:style-name="T26">) </text:span><text:span text:style-name="T26">pro</text:span><text:span text:style-name="T26">ces</text:span><text:span text:style-name="T26">ses</text:span></text:p>
            </text:list-item>
            <text:list-item>
              <text:p text:style-name="P33"><text:span text:style-name="T26">The</text:span><text:span text:style-name="T26">se </text:span><text:span text:style-name="T26">are </text:span><text:span text:style-name="T26">mo</text:span><text:span text:style-name="T26">re </text:span><text:span text:style-name="T26">visi</text:span><text:span text:style-name="T26">ble </text:span><text:span text:style-name="T26">in </text:span><text:span text:style-name="T26">our </text:span><text:span text:style-name="T26">mul</text:span><text:span text:style-name="T26">tipr</text:span><text:span text:style-name="T26">oce</text:span><text:span text:style-name="T26">ssin</text:span><text:span text:style-name="T26">g </text:span><text:span text:style-name="T26">exa</text:span><text:span text:style-name="T26">mpl</text:span><text:span text:style-name="T26">e </text:span><text:span text:style-name="T26">fro</text:span><text:span text:style-name="T26">m </text:span><text:span text:style-name="T26">earl</text:span><text:span text:style-name="T26">ier</text:span></text:p>
            </text:list-item>
            <text:list-item>
              <text:p text:style-name="P33"><text:span text:style-name="T26">Qu</text:span><text:span text:style-name="T26">eue</text:span><text:span text:style-name="T26">s, </text:span><text:span text:style-name="T26">pip</text:span><text:span text:style-name="T26">es, </text:span><text:span text:style-name="T26">and </text:span><text:span text:style-name="T26">net</text:span><text:span text:style-name="T26">wo</text:span><text:span text:style-name="T26">rks </text:span><text:span text:style-name="T26">alm</text:span><text:span text:style-name="T26">ost </text:span><text:span text:style-name="T26">alw</text:span><text:span text:style-name="T26">ays </text:span><text:span text:style-name="T26">act </text:span><text:span text:style-name="T26">as </text:span><text:span text:style-name="T26">bu</text:span><text:span text:style-name="T26">ffer</text:span><text:span text:style-name="T26">s </text:span><text:span text:style-name="T26">allo</text:span><text:span text:style-name="T26">win</text:span><text:span text:style-name="T26">g </text:span><text:span text:style-name="T26">the </text:span><text:span text:style-name="T26">clie</text:span><text:span text:style-name="T26">nt </text:span><text:span text:style-name="T26">to </text:span><text:span text:style-name="T26">pro</text:span><text:span text:style-name="T26">gre</text:span><text:span text:style-name="T26">ss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  <text:list-item>
              <text:p text:style-name="P33"><text:span text:style-name="T26">Thi</text:span><text:span text:style-name="T26">s </text:span><text:span text:style-name="T26">doe</text:span><text:span text:style-name="T26">s </text:span><text:span text:style-name="T26">not </text:span><text:span text:style-name="T26">alte</text:span><text:span text:style-name="T26">r </text:span><text:span text:style-name="T26">the </text:span><text:span text:style-name="T26">con</text:span><text:span text:style-name="T26">clus</text:span><text:span text:style-name="T26">ion </text:span><text:span text:style-name="T26">tho</text:span><text:span text:style-name="T26">ugh</text:span><text:span text:style-name="T26">, its </text:span><text:span text:style-name="T26">just </text:span><text:span text:style-name="T26">slo</text:span><text:span text:style-name="T26">wer </text:span><text:span text:style-name="T26">to </text:span><text:span text:style-name="T26">rea</text:span><text:span text:style-name="T26">ch </text:span><text:span text:style-name="T26">it</text:span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2" draw:layer="layout" svg:width="4.124cm" svg:height="2.309cm" draw:transform="skewX (0.0174532925199433) translate (2.61cm 12.285cm)">
          <text:p text:style-name="P29"><text:span text:style-name="T48">cli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6.734cm" svg:y1="13.578cm" svg:x2="10.385cm" svg:y2="13.578cm">
          <text:p/>
        </draw:line>
        <draw:custom-shape draw:style-name="gr86" draw:text-style-name="P42" draw:layer="layout" svg:width="4.124cm" svg:height="2.309cm" draw:transform="skewX (0.0174532925199433) translate (10.411cm 12.285cm)">
          <text:p text:style-name="P29"><text:span text:style-name="T48">buff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4.599cm" svg:y1="13.478cm" svg:x2="18.25cm" svg:y2="13.478cm">
          <text:p/>
        </draw:line>
        <draw:custom-shape draw:style-name="gr86" draw:text-style-name="P42" draw:layer="layout" svg:width="4.124cm" svg:height="2.309cm" draw:transform="skewX (0.0174532925199433) translate (18.276cm 12.185cm)">
          <text:p text:style-name="P29"><text:span text:style-name="T48">serve</text:span><text:span text:style-name="T48">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CustomShape 56" draw:style-name="gr92" draw:text-style-name="P60" draw:layer="layout" svg:width="21.085cm" svg:height="2.113cm" svg:x="0.992cm" svg:y="1.21cm">
          <text:p text:style-name="P57"><text:span text:style-name="T45">Avoiding Deadlo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93" draw:text-style-name="P34" draw:layer="layout" svg:width="22.777cm" svg:height="7.156cm" svg:x="1.27cm" svg:y="3.512cm">
          <text:list text:style-name="L2">
            <text:list-item>
              <text:p text:style-name="P33"><text:span text:style-name="T26">Als</text:span><text:span text:style-name="T26">o, </text:span><text:span text:style-name="T26">the</text:span><text:span text:style-name="T26">se </text:span><text:span text:style-name="T26">dia</text:span><text:span text:style-name="T26">gra</text:span><text:span text:style-name="T26">ms </text:span><text:span text:style-name="T26">do </text:span><text:span text:style-name="T26">not </text:span><text:span text:style-name="T26">act</text:span><text:span text:style-name="T26">uall</text:span><text:span text:style-name="T26">y </text:span><text:span text:style-name="T26">me</text:span><text:span text:style-name="T26">an </text:span><text:span text:style-name="T26">we </text:span><text:span text:style-name="T26">will </text:span><text:span text:style-name="T26">dea</text:span><text:span text:style-name="T26">dlo</text:span><text:span text:style-name="T26">ck, </text:span><text:span text:style-name="T26">just </text:span><text:span text:style-name="T26">tha</text:span><text:span text:style-name="T26">t </text:span><text:span text:style-name="T26">we </text:span><text:span text:style-name="T26">mig</text:span><text:span text:style-name="T26">ht</text:span></text:p>
              <text:p text:style-name="P33"><text:span text:style-name="T26"/></text:p>
            </text:list-item>
            <text:list-item>
              <text:p text:style-name="P33"><text:span text:style-name="T26">If </text:span><text:span text:style-name="T26">we </text:span><text:span text:style-name="T26">can </text:span><text:span text:style-name="T26">avo</text:span><text:span text:style-name="T26">id </text:span><text:span text:style-name="T26">dea</text:span><text:span text:style-name="T26">dlo</text:span><text:span text:style-name="T26">ck </text:span><text:span text:style-name="T26">acc</text:span><text:span text:style-name="T26">ord</text:span><text:span text:style-name="T26">ing </text:span><text:span text:style-name="T26">to </text:span><text:span text:style-name="T26">the </text:span><text:span text:style-name="T26">dia</text:span><text:span text:style-name="T26">gra</text:span><text:span text:style-name="T26">m, </text:span><text:span text:style-name="T26">we </text:span><text:span text:style-name="T26">kno</text:span><text:span text:style-name="T26">w </text:span><text:span text:style-name="T26">we </text:span><text:span text:style-name="T26">are </text:span><text:span text:style-name="T26">dea</text:span><text:span text:style-name="T26">dlo</text:span><text:span text:style-name="T26">ck </text:span><text:span text:style-name="T26">fre</text:span><text:span text:style-name="T26">e, </text:span><text:span text:style-name="T26">gua</text:span><text:span text:style-name="T26">ran</text:span><text:span text:style-name="T26">tee</text:span><text:span text:style-name="T26">d</text:span></text:p>
              <text:p text:style-name="P33"><text:span text:style-name="T26"/></text:p>
            </text:list-item>
            <text:list-item>
              <text:p text:style-name="P33"><text:span text:style-name="T26">If </text:span><text:span text:style-name="T26">not </text:span><text:span text:style-name="T26">dea</text:span><text:span text:style-name="T26">dlo</text:span><text:span text:style-name="T26">ck </text:span><text:span text:style-name="T26">fre</text:span><text:span text:style-name="T26">e </text:span><text:span text:style-name="T26">acc</text:span><text:span text:style-name="T26">ord</text:span><text:span text:style-name="T26">ing </text:span><text:span text:style-name="T26">to </text:span><text:span text:style-name="T26">the </text:span><text:span text:style-name="T26">dia</text:span><text:span text:style-name="T26">gra</text:span><text:span text:style-name="T26">m, </text:span><text:span text:style-name="T26">we </text:span><text:span text:style-name="T26">just </text:span><text:span text:style-name="T26">nee</text:span><text:span text:style-name="T26">d </text:span><text:span text:style-name="T26">to </text:span><text:span text:style-name="T26">jus</text:span><text:span text:style-name="T26">tfiy </text:span><text:span text:style-name="T26">ho</text:span><text:span text:style-name="T26">w </text:span><text:span text:style-name="T26">we </text:span><text:span text:style-name="T26">hav</text:span><text:span text:style-name="T26">e </text:span><text:span text:style-name="T26">avo</text:span><text:span text:style-name="T26">ide</text:span><text:span text:style-name="T26">d </text:span></text:p>
              <text:p text:style-name="P33"><text:span text:style-name="T26"/></text:p>
            </text:list-item>
            <text:list-item>
              <text:p text:style-name="P33"><text:span text:style-name="T26">But </text:span><text:span text:style-name="T26">the </text:span><text:span text:style-name="T26">roa</text:span><text:span text:style-name="T26">d </text:span><text:span text:style-name="T26">to </text:span><text:span text:style-name="T26">dea</text:span><text:span text:style-name="T26">dlo</text:span><text:span text:style-name="T26">ck </text:span><text:span text:style-name="T26">is </text:span><text:span text:style-name="T26">pav</text:span><text:span text:style-name="T26">ed </text:span><text:span text:style-name="T26">wit</text:span><text:span text:style-name="T26">h </text:span><text:span text:style-name="T26">goo</text:span><text:span text:style-name="T26">d </text:span><text:span text:style-name="T26">int</text:span><text:span text:style-name="T26">en</text:span><text:span text:style-name="T26">tio</text:span><text:span text:style-name="T26">ns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frame draw:name="Rectangle 1" presentation:style-name="pr3" draw:text-style-name="P44" draw:layer="layout" svg:width="19.882cm" svg:height="1.591cm" svg:x="1.014cm" svg:y="1.371cm" presentation:class="title" presentation:user-transformed="true">
          <draw:text-box>
            <text:p text:style-name="P43"><text:span text:style-name="T33">Ending the Client-Server</text:span></text:p>
          </draw:text-box>
        </draw:frame>
        <draw:custom-shape draw:name="CustomShape 23" draw:style-name="gr59" draw:text-style-name="P56" draw:layer="layout" svg:width="22.352cm" svg:height="15.524cm" svg:x="1.27cm" svg:y="3.272cm">
          <text:p text:style-name="P55"><text:span text:style-name="T27">import</text:span><text:span text:style-name="T28"> multiprocessing</text:span></text:p>
          <text:p text:style-name="P55"><text:span text:style-name="T28"/></text:p>
          <text:p text:style-name="P55"><text:span text:style-name="T28">PRODUCTION_COUNT = </text:span><text:span text:style-name="T30">4</text:span></text:p>
          <text:p text:style-name="P55"><text:span text:style-name="T28">KILL = </text:span><text:span text:style-name="T29">“kill”</text:span></text:p>
          <text:p text:style-name="P55"><text:span text:style-name="T29"/></text:p>
          <text:p text:style-name="P55"><text:span text:style-name="T27">def</text:span><text:span text:style-name="T28"> producer(to_consumer):</text:span></text:p>
          <text:p text:style-name="P55"><text:span text:style-name="T28"><text:s text:c="4"/></text:span><text:span text:style-name="T27">for</text:span><text:span text:style-name="T28"> i </text:span><text:span text:style-name="T27">in</text:span><text:span text:style-name="T28"> range(PRODUCTION_COUNT):</text:span></text:p>
          <text:p text:style-name="P55"><text:span text:style-name="T28"><text:s text:c="8"/></text:span><text:span text:style-name="T28">to_consumer.put(</text:span><text:span text:style-name="T27">f</text:span><text:span text:style-name="T29">"Message</text:span><text:span text:style-name="T28"> {I}</text:span><text:span text:style-name="T29">"</text:span><text:span text:style-name="T28">)</text:span></text:p>
          <text:p text:style-name="P55"><text:span text:style-name="T28"><text:tab/></text:span><text:span text:style-name="T28">to_consumer.put(KILL)</text:span></text:p>
          <text:p text:style-name="P55"><text:span text:style-name="T28"/></text:p>
          <text:p text:style-name="P55"><text:span text:style-name="T27">def</text:span><text:span text:style-name="T28"> consumer(from_producer):</text:span></text:p>
          <text:p text:style-name="P55"><text:span text:style-name="T28"><text:s text:c="4"/></text:span><text:span text:style-name="T27">while True</text:span><text:span text:style-name="T28">:</text:span></text:p>
          <text:p text:style-name="P55"><text:span text:style-name="T28"><text:s text:c="8"/></text:span><text:span text:style-name="T28">message = from_producer.get()</text:span></text:p>
          <text:p text:style-name="P55"><text:span text:style-name="T28"><text:s text:c="8"/></text:span><text:span text:style-name="T28">if message == KILL:</text:span></text:p>
          <text:p text:style-name="P55"><text:span text:style-name="T28"><text:s text:c="13"/></text:span><text:span text:style-name="T27">return</text:span></text:p>
          <text:p text:style-name="P55"><text:span text:style-name="T28"><text:s text:c="8"/></text:span><text:span text:style-name="T28">print(message)</text:span></text:p>
          <text:p text:style-name="P55"><text:span text:style-name="T28"/></text:p>
          <text:p text:style-name="P55"><text:span text:style-name="T28">q = multiprocessing.Queue()</text:span></text:p>
          <text:p text:style-name="P55"><text:span text:style-name="T28">process_list = [</text:span></text:p>
          <text:p text:style-name="P55"><text:span text:style-name="T28"><text:s text:c="4"/></text:span><text:span text:style-name="T28">multiprocessing.Process(target=producer, args=(q,)),</text:span></text:p>
          <text:p text:style-name="P55"><text:span text:style-name="T28"><text:s text:c="4"/></text:span><text:span text:style-name="T28">multiprocessing.Process(target=consumer, args=(q,))</text:span></text:p>
          <text:p text:style-name="P55"><text:span text:style-name="T28">]</text:span></text:p>
          <text:p text:style-name="P55"><text:span text:style-name="T28"/></text:p>
          <text:p text:style-name="P55"><text:span text:style-name="T27">for</text:span><text:span text:style-name="T28"> p </text:span><text:span text:style-name="T27">in</text:span><text:span text:style-name="T28"> process_list:</text:span></text:p>
          <text:p text:style-name="P55"><text:span text:style-name="T28"><text:s text:c="4"/></text:span><text:span text:style-name="T28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2" draw:layer="layout" svg:width="4.572cm" svg:height="1.016cm" svg:x="19.05cm" svg:y="17.708cm">
          <draw:text-box>
            <text:p text:style-name="P31"><text:span text:style-name="T20">prod-cons.py</text:span></text:p>
          </draw:text-box>
        </draw:frame>
        <draw:custom-shape draw:style-name="gr56" draw:text-style-name="P28" draw:layer="layout" svg:width="9.906cm" svg:height="3.71cm" svg:x="13.378cm" svg:y="3.656cm">
          <text:p text:style-name="P26"><text:span text:style-name="T16">user@sy</text:span><text:span text:style-name="T16">stem:</text:span><text:span text:style-name="T17">~</text:span><text:span text:style-name="T18"> </text:span><text:span text:style-name="T18">python3 </text:span><text:span text:style-name="T18">prod-</text:span><text:span text:style-name="T18">cons.py</text:span></text:p>
          <text:p text:style-name="P26"><text:span text:style-name="T18">Message </text:span><text:span text:style-name="T18">0</text:span></text:p>
          <text:p text:style-name="P26"><text:span text:style-name="T18">Message </text:span><text:span text:style-name="T18">1</text:span></text:p>
          <text:p text:style-name="P26"><text:span text:style-name="T18">Message </text:span><text:span text:style-name="T18">2</text:span></text:p>
          <text:p text:style-name="P26"><text:span text:style-name="T18">Message </text:span><text:span text:style-name="T18">3</text:span></text:p>
          <text:p text:style-name="P27"><text:span text:style-name="T16">user@sy</text:span><text:span text:style-name="T16">stem:</text:span><text:span text:style-name="T17">~</text:span></text:p>
          <draw:enhanced-geometry svg:viewBox="0 0 21600 21600" draw:type="rectangle" draw:enhanced-path="M 0 0 L 21600 0 21600 21600 0 21600 0 0 Z N"/>
        </draw:custom-shape>
        <draw:line draw:style-name="gr94" draw:text-style-name="P30" draw:layer="layout" svg:x1="16.002cm" svg:y1="13.97cm" svg:x2="9.652cm" svg:y2="13.97cm">
          <text:p/>
        </draw:line>
        <draw:frame draw:style-name="gr95" draw:text-style-name="P38" draw:layer="layout" svg:width="6.234cm" svg:height="1.673cm" svg:x="16.118cm" svg:y="13.008cm">
          <draw:text-box>
            <text:p text:style-name="P37"><text:span text:style-name="T46">This means we don’t really ‘block’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CustomShape 32" draw:style-name="gr96" draw:text-style-name="P60" draw:layer="layout" svg:width="21.085cm" svg:height="2.113cm" svg:x="0.992cm" svg:y="1.21cm">
          <text:p text:style-name="P57"><text:span text:style-name="T45">Broad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97" draw:text-style-name="P34" draw:layer="layout" svg:width="22.777cm" svg:height="7.156cm" svg:x="1.27cm" svg:y="3.512cm">
          <text:list text:style-name="L2">
            <text:list-item>
              <text:p text:style-name="P33"><text:span text:style-name="T26">Most </text:span><text:span text:style-name="T26">com</text:span><text:span text:style-name="T26">muni</text:span><text:span text:style-name="T26">catio</text:span><text:span text:style-name="T26">n </text:span><text:span text:style-name="T26">chan</text:span><text:span text:style-name="T26">nels </text:span><text:span text:style-name="T26">are </text:span><text:span text:style-name="T26">point </text:span><text:span text:style-name="T26">to </text:span><text:span text:style-name="T26">point</text:span></text:p>
              <text:p text:style-name="P33"><text:span text:style-name="T26"/></text:p>
            </text:list-item>
            <text:list-item>
              <text:p text:style-name="P33"><text:span text:style-name="T26">They </text:span><text:span text:style-name="T26">can </text:span><text:span text:style-name="T26">be </text:span><text:span text:style-name="T26">share</text:span><text:span text:style-name="T26">d by </text:span><text:span text:style-name="T26">many </text:span><text:span text:style-name="T26">proce</text:span><text:span text:style-name="T26">sses </text:span><text:span text:style-name="T26">(as in </text:span><text:span text:style-name="T26">mutli</text:span><text:span text:style-name="T26">ple </text:span><text:span text:style-name="T26">serve</text:span><text:span text:style-name="T26">rs </text:span><text:span text:style-name="T26">may </text:span><text:span text:style-name="T26">share </text:span><text:span text:style-name="T26">the </text:span><text:span text:style-name="T26">same </text:span><text:span text:style-name="T26">queu</text:span><text:span text:style-name="T26">e)</text:span></text:p>
              <text:p text:style-name="P33"><text:span text:style-name="T26"/></text:p>
            </text:list-item>
            <text:list-item>
              <text:p text:style-name="P33"><text:span text:style-name="T26">But </text:span><text:span text:style-name="T26">only </text:span><text:span text:style-name="T26">a </text:span><text:span text:style-name="T26">singl</text:span><text:span text:style-name="T26">e </text:span><text:span text:style-name="T26">proce</text:span><text:span text:style-name="T26">sses </text:span><text:span text:style-name="T26">will </text:span><text:span text:style-name="T26">pull a </text:span><text:span text:style-name="T26">singl</text:span><text:span text:style-name="T26">e </text:span><text:span text:style-name="T26">mess</text:span><text:span text:style-name="T26">age. </text:span></text:p>
              <text:p text:style-name="P33"><text:span text:style-name="T26"/></text:p>
            </text:list-item>
            <text:list-item>
              <text:p text:style-name="P33"><text:span text:style-name="T26">If you </text:span><text:span text:style-name="T26">want </text:span><text:span text:style-name="T26">a </text:span><text:span text:style-name="T26">mess</text:span><text:span text:style-name="T26">age </text:span><text:span text:style-name="T26">to be </text:span><text:span text:style-name="T26">recei</text:span><text:span text:style-name="T26">ved </text:span><text:span text:style-name="T26">by </text:span><text:span text:style-name="T26">multi</text:span><text:span text:style-name="T26">ple </text:span><text:span text:style-name="T26">proce</text:span><text:span text:style-name="T26">sses, </text:span><text:span text:style-name="T26">it </text:span><text:span text:style-name="T26">must </text:span><text:span text:style-name="T26">be </text:span><text:span text:style-name="T26">sent </text:span><text:span text:style-name="T26">multi</text:span><text:span text:style-name="T26">ple </text:span><text:span text:style-name="T26">times</text:span><text:span text:style-name="T26">.</text:span></text:p>
              <text:p text:style-name="P33"><text:span text:style-name="T26"/></text:p>
            </text:list-item>
            <text:list-item>
              <text:p text:style-name="P33"><text:span text:style-name="T26">Some </text:span><text:span text:style-name="T26">librar</text:span><text:span text:style-name="T26">ies or </text:span><text:span text:style-name="T26">chan</text:span><text:span text:style-name="T26">nel </text:span><text:span text:style-name="T26">types </text:span><text:span text:style-name="T26">will </text:span><text:span text:style-name="T26">allow </text:span><text:span text:style-name="T26">a </text:span><text:span text:style-name="T26">broa</text:span><text:span text:style-name="T26">dcast </text:span><text:span text:style-name="T26">(one </text:span><text:span text:style-name="T26">mess</text:span><text:span text:style-name="T26">age </text:span><text:span text:style-name="T26">to </text:span><text:span text:style-name="T26">multi</text:span><text:span text:style-name="T26">ple </text:span><text:span text:style-name="T26">serve</text:span><text:span text:style-name="T26">rs), </text:span><text:span text:style-name="T26">but </text:span><text:span text:style-name="T26">this </text:span><text:span text:style-name="T26">is not </text:span><text:span text:style-name="T26">alwa</text:span><text:span text:style-name="T26">ys </text:span><text:span text:style-name="T26">possi</text:span><text:span text:style-name="T26">ble</text:span></text:p>
            </text:list-item>
          </text:list>
          <text:list text:style-name="L3">
            <text:list-item>
              <text:list>
                <text:list-header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CustomShape 40" draw:style-name="gr98" draw:text-style-name="P56" draw:layer="layout" svg:width="22.352cm" svg:height="16.273cm" svg:x="1.27cm" svg:y="2.523cm">
          <text:p text:style-name="P55"><text:span text:style-name="T27">import</text:span><text:span text:style-name="T28"> multiprocessing</text:span></text:p>
          <text:p text:style-name="P55"><text:span text:style-name="T28">PRODUCTION_COUNT = </text:span><text:span text:style-name="T30">4</text:span></text:p>
          <text:p text:style-name="P55"><text:span text:style-name="T28">KILL = </text:span><text:span text:style-name="T29">“kill”</text:span></text:p>
          <text:p text:style-name="P55"><text:span text:style-name="T29"/></text:p>
          <text:p text:style-name="P55"><text:span text:style-name="T27">def</text:span><text:span text:style-name="T28"> producer(to_consumer):</text:span></text:p>
          <text:p text:style-name="P55"><text:span text:style-name="T28"><text:s text:c="4"/></text:span><text:span text:style-name="T27">for</text:span><text:span text:style-name="T28"> i </text:span><text:span text:style-name="T27">in</text:span><text:span text:style-name="T28"> range(PRODUCTION_COUNT):</text:span></text:p>
          <text:p text:style-name="P55"><text:span text:style-name="T28"><text:s text:c="8"/></text:span><text:span text:style-name="T28">to_consumer.put(</text:span><text:span text:style-name="T27">f</text:span><text:span text:style-name="T29">"Message</text:span><text:span text:style-name="T28"> {I}</text:span><text:span text:style-name="T29">"</text:span><text:span text:style-name="T28">)</text:span></text:p>
          <text:p text:style-name="P55"><text:span text:style-name="T28"><text:tab/></text:span><text:span text:style-name="T28">to_consumer.put(KILL)</text:span></text:p>
          <text:p text:style-name="P61"><text:span text:style-name="T28"><text:tab/></text:span><text:span text:style-name="T28">to_consumer.put(KILL)</text:span></text:p>
          <text:p text:style-name="P55"><text:span text:style-name="T28"/></text:p>
          <text:p text:style-name="P55"><text:span text:style-name="T27">def</text:span><text:span text:style-name="T28"> consumer(from_producer):</text:span></text:p>
          <text:p text:style-name="P55"><text:span text:style-name="T28"><text:s text:c="4"/></text:span><text:span text:style-name="T27">while True</text:span><text:span text:style-name="T28">:</text:span></text:p>
          <text:p text:style-name="P55"><text:span text:style-name="T28"><text:s text:c="8"/></text:span><text:span text:style-name="T28">message = from_producer.get()</text:span></text:p>
          <text:p text:style-name="P55"><text:span text:style-name="T28"><text:s text:c="8"/></text:span><text:span text:style-name="T28">if message == KILL:</text:span></text:p>
          <text:p text:style-name="P55"><text:span text:style-name="T28"><text:s text:c="13"/></text:span><text:span text:style-name="T28">print(</text:span><text:span text:style-name="T27">f</text:span><text:span text:style-name="T29">”</text:span><text:span text:style-name="T28">{name} </text:span><text:span text:style-name="T29">killed”</text:span><text:span text:style-name="T28">)</text:span></text:p>
          <text:p text:style-name="P55"><text:span text:style-name="T28"><text:s text:c="13"/></text:span><text:span text:style-name="T27">return</text:span></text:p>
          <text:p text:style-name="P55"><text:span text:style-name="T28"><text:s text:c="8"/></text:span><text:span text:style-name="T28">print(</text:span><text:span text:style-name="T27">f</text:span><text:span text:style-name="T29">”</text:span><text:span text:style-name="T28">{name}</text:span><text:span text:style-name="T29">:</text:span><text:span text:style-name="T28"> {message}</text:span><text:span text:style-name="T29">”</text:span><text:span text:style-name="T28">)</text:span></text:p>
          <text:p text:style-name="P55"><text:span text:style-name="T28"/></text:p>
          <text:p text:style-name="P55"><text:span text:style-name="T28">q = multiprocessing.Queue()</text:span></text:p>
          <text:p text:style-name="P55"><text:span text:style-name="T28">process_list = [</text:span></text:p>
          <text:p text:style-name="P55"><text:span text:style-name="T28"><text:s text:c="4"/></text:span><text:span text:style-name="T28">multiprocessing.Process(target=producer, args=(q,)),</text:span></text:p>
          <text:p text:style-name="P55"><text:span text:style-name="T28"><text:s text:c="4"/></text:span><text:span text:style-name="T28">multiprocessing.Process(target=consumer, args=(</text:span><text:span text:style-name="T29">“A”</text:span><text:span text:style-name="T28">, q)),</text:span></text:p>
          <text:p text:style-name="P61"><text:span text:style-name="T50"><text:s text:c="4"/></text:span><text:span text:style-name="T28">multiprocessing.Process(target=consumer, args=(</text:span><text:span text:style-name="T29">“B”</text:span><text:span text:style-name="T28">, q))</text:span></text:p>
          <text:p text:style-name="P55"><text:span text:style-name="T28">]</text:span></text:p>
          <text:p text:style-name="P55"><text:span text:style-name="T28"/></text:p>
          <text:p text:style-name="P55"><text:span text:style-name="T27">for</text:span><text:span text:style-name="T28"> p </text:span><text:span text:style-name="T27">in</text:span><text:span text:style-name="T28"> process_list:</text:span></text:p>
          <text:p text:style-name="P55"><text:span text:style-name="T28"><text:s text:c="4"/></text:span><text:span text:style-name="T28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2" draw:text-style-name="P32" draw:layer="layout" svg:width="4.572cm" svg:height="1.016cm" svg:x="19.05cm" svg:y="17.708cm">
          <draw:text-box>
            <text:p text:style-name="P31"><text:span text:style-name="T20">mult-cons.py</text:span></text:p>
          </draw:text-box>
        </draw:frame>
        <draw:custom-shape draw:style-name="gr99" draw:text-style-name="P28" draw:layer="layout" svg:width="9.906cm" svg:height="4.98cm" svg:x="13.378cm" svg:y="3.156cm">
          <text:p text:style-name="P26"><text:span text:style-name="T16">user@system:</text:span><text:span text:style-name="T17">~</text:span><text:span text:style-name="T18"> python3 mult-cons.py</text:span></text:p>
          <text:p text:style-name="P26"><text:span text:style-name="T18">A Message 0</text:span></text:p>
          <text:p text:style-name="P26"><text:span text:style-name="T18">A Message 1</text:span></text:p>
          <text:p text:style-name="P26"><text:span text:style-name="T18">B Message 2</text:span></text:p>
          <text:p text:style-name="P26"><text:span text:style-name="T18">A Message 3</text:span></text:p>
          <text:p text:style-name="P26"><text:span text:style-name="T18">B killed</text:span></text:p>
          <text:p text:style-name="P26"><text:span text:style-name="T18">A killed</text:span></text:p>
          <text:p text:style-name="P27"><text:span text:style-name="T16">user@system:</text:span><text:span text:style-name="T17">~</text:span></text:p>
          <draw:enhanced-geometry svg:viewBox="0 0 21600 21600" draw:type="rectangle" draw:enhanced-path="M 0 0 L 21600 0 21600 21600 0 21600 0 0 Z N"/>
        </draw:custom-shape>
        <draw:custom-shape draw:name="CustomShape 41" draw:style-name="gr100" draw:text-style-name="P60" draw:layer="layout" svg:width="21.085cm" svg:height="2.113cm" svg:x="0.992cm" svg:y="0.41cm">
          <text:p text:style-name="P57"><text:span text:style-name="T45">Broadcas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1" draw:text-style-name="P70" draw:layer="layout" svg:width="8.382cm" svg:height="3.095cm" svg:x="14.686cm" svg:y="9.914cm">
          <draw:text-box>
            <text:p text:style-name="P69"><text:span text:style-name="T46">Note that on a shared channel, there is no way to specifcally address either consumer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CustomShape 38" draw:style-name="gr102" draw:text-style-name="P60" draw:layer="layout" svg:width="21.085cm" svg:height="2.113cm" svg:x="0.992cm" svg:y="1.21cm">
          <text:p text:style-name="P57"><text:span text:style-name="T45">Broadcasting, or no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9" draw:style-name="gr103" draw:text-style-name="P34" draw:layer="layout" svg:width="22.777cm" svg:height="7.156cm" svg:x="1.27cm" svg:y="3.512cm">
          <text:list text:style-name="L2">
            <text:list-item>
              <text:p text:style-name="P33"><text:span text:style-name="T26">Howeve</text:span><text:span text:style-name="T26">r the </text:span><text:span text:style-name="T26">lack of </text:span><text:span text:style-name="T26">broadca</text:span><text:span text:style-name="T26">sting can </text:span><text:span text:style-name="T26">be a </text:span><text:span text:style-name="T26">useful </text:span><text:span text:style-name="T26">feature</text:span></text:p>
              <text:p text:style-name="P33"><text:span text:style-name="T26"/></text:p>
            </text:list-item>
            <text:list-item>
              <text:p text:style-name="P33"><text:span text:style-name="T26">Only </text:span><text:span text:style-name="T26">non-</text:span><text:span text:style-name="T26">blocking </text:span><text:span text:style-name="T26">(e.g. </text:span><text:span text:style-name="T26">free </text:span><text:span text:style-name="T26">processe</text:span><text:span text:style-name="T26">s) will </text:span><text:span text:style-name="T26">pick up </text:span><text:span text:style-name="T26">the </text:span><text:span text:style-name="T26">message</text:span></text:p>
              <text:p text:style-name="P33"><text:span text:style-name="T26"/></text:p>
            </text:list-item>
            <text:list-item>
              <text:p text:style-name="P33"><text:span text:style-name="T26">A usefull </text:span><text:span text:style-name="T26">property </text:span><text:span text:style-name="T26">for if </text:span><text:span text:style-name="T26">you </text:span><text:span text:style-name="T26">want a </text:span><text:span text:style-name="T26">thread-</text:span><text:span text:style-name="T26">pool-like </text:span><text:span text:style-name="T26">system</text:span></text:p>
            </text:list-item>
          </text:list>
          <text:list text:style-name="L3">
            <text:list-item>
              <text:list>
                <text:list-header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2" draw:layer="layout" svg:width="4.124cm" svg:height="2.309cm" draw:transform="skewX (0.0174532925199433) translate (0.964cm 13.163cm)">
          <text:p text:style-name="P29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6.428cm" svg:y1="14.179cm" svg:x2="8.301cm" svg:y2="15.449cm">
          <text:p/>
        </draw:line>
        <draw:custom-shape draw:style-name="gr86" draw:text-style-name="P42" draw:layer="layout" svg:width="4.124cm" svg:height="2.309cm" draw:transform="skewX (0.0174532925199433) translate (7.638cm 11.063cm)">
          <text:p text:style-name="P29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4.124cm" svg:height="2.309cm" draw:transform="skewX (0.0174532925199433) translate (7.639cm 15.163cm)">
          <text:p text:style-name="P29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6.376cm" svg:y1="14.296cm" svg:x2="8.249cm" svg:y2="13.026cm">
          <text:p/>
        </draw:line>
        <draw:line draw:style-name="gr104" draw:text-style-name="P30" draw:layer="layout" svg:x1="6.528cm" svg:y1="14.179cm" svg:x2="5.088cm" svg:y2="14.179cm">
          <text:p/>
        </draw:line>
        <draw:custom-shape draw:style-name="gr86" draw:text-style-name="P42" draw:layer="layout" svg:width="4.124cm" svg:height="2.309cm" draw:transform="skewX (0.0174532925199433) translate (13.165cm 13.163cm)">
          <text:p text:style-name="P29"><text:span text:style-name="T3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7.289cm" svg:y1="14.732cm" svg:x2="20.502cm" svg:y2="15.449cm">
          <text:p/>
        </draw:line>
        <draw:custom-shape draw:style-name="gr86" draw:text-style-name="P42" draw:layer="layout" svg:width="4.124cm" svg:height="2.309cm" draw:transform="skewX (0.0174532925199433) translate (19.839cm 11.063cm)">
          <text:p text:style-name="P29"><text:span text:style-name="T32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4.124cm" svg:height="2.309cm" draw:transform="skewX (0.0174532925199433) translate (19.84cm 15.163cm)">
          <text:p text:style-name="P29"><text:span text:style-name="T32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7.289cm" svg:y1="13.97cm" svg:x2="20.45cm" svg:y2="13.026cm">
          <text:p/>
        </draw:line>
        <draw:frame draw:style-name="gr105" draw:text-style-name="P72" draw:layer="layout" svg:width="5.842cm" svg:height="2.384cm" svg:x="1.016cm" svg:y="16.002cm">
          <draw:text-box>
            <text:p text:style-name="P71"><text:span text:style-name="T51">Shared channel:</text:span></text:p>
            <text:p text:style-name="P71"><text:span text:style-name="T52">Send to 1 random</text:span></text:p>
          </draw:text-box>
        </draw:frame>
        <draw:frame draw:style-name="gr71" draw:text-style-name="P74" draw:layer="layout" svg:width="6.846cm" svg:height="1.673cm" svg:x="12.854cm" svg:y="15.856cm">
          <draw:text-box>
            <text:p text:style-name="P73"><text:span text:style-name="T51">Separate channels:</text:span></text:p>
            <text:p text:style-name="P73"><text:span text:style-name="T52">Send to specific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Blank_20_Slide">
        <office:forms form:automatic-focus="false" form:apply-design-mode="false"/>
        <draw:custom-shape draw:name="CustomShape 45" draw:style-name="gr106" draw:text-style-name="P60" draw:layer="layout" svg:width="21.085cm" svg:height="2.113cm" svg:x="0.992cm" svg:y="1.21cm">
          <text:p text:style-name="P57"><text:span text:style-name="T45">Cho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6" draw:style-name="gr107" draw:text-style-name="P34" draw:layer="layout" svg:width="22.777cm" svg:height="7.156cm" svg:x="1.27cm" svg:y="3.512cm">
          <text:list text:style-name="L2">
            <text:list-item>
              <text:p text:style-name="P33"><text:span text:style-name="T26">As well as mutliple servers for a single client, we also </text:span><text:span text:style-name="T26">have the case of multiple clients for one server</text:span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  <text:p text:style-name="P33"><text:span text:style-name="T26"/></text:p>
            </text:list-item>
            <text:list-item>
              <text:p text:style-name="P33"><text:span text:style-name="T26">We cannot try to read from each in turn, as this is a </text:span><text:span text:style-name="T26">blocking operation</text:span></text:p>
              <text:p text:style-name="P33"><text:span text:style-name="T26"/></text:p>
            </text:list-item>
            <text:list-item>
              <text:p text:style-name="P33"><text:span text:style-name="T26">But we will sometimes need to decide between </text:span><text:span text:style-name="T26">multiple input channels</text:span></text:p>
            </text:list-item>
          </text:list>
          <text:list text:style-name="L3">
            <text:list-item>
              <text:list>
                <text:list-header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7" draw:style-name="gr108" draw:text-style-name="P56" draw:layer="layout" svg:width="10.922cm" svg:height="2.294cm" svg:x="7.596cm" svg:y="7.134cm">
          <text:p text:style-name="P55"><text:span text:style-name="T28">message_1 = from_input_one.get()</text:span></text:p>
          <text:p text:style-name="P61"><text:span text:style-name="T50">message_2 = from_</text:span><text:span text:style-name="T28">input_two.get()</text:span></text:p>
          <text:p text:style-name="P61"><text:span text:style-name="T50">message_3 = from_</text:span><text:span text:style-name="T28">input_three.ge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09" draw:text-style-name="P30" draw:layer="layout" svg:width="3.302cm" svg:height="3.302cm" svg:x="10.998cm" svg:y="6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0" draw:text-style-name="P30" draw:layer="layout" svg:x1="11.506cm" svg:y1="7.234cm" svg:x2="13.622cm" svg:y2="9.528cm">
          <text:p/>
        </draw:lin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Blank_20_Slide">
        <office:forms form:automatic-focus="false" form:apply-design-mode="false"/>
        <draw:custom-shape draw:name="CustomShape 36" draw:style-name="gr111" draw:text-style-name="P60" draw:layer="layout" svg:width="21.085cm" svg:height="2.113cm" svg:x="0.992cm" svg:y="1.21cm">
          <text:p text:style-name="P57"><text:span text:style-name="T45">Cho</text:span><text:span text:style-name="T45">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7" draw:style-name="gr112" draw:text-style-name="P34" draw:layer="layout" svg:width="22.777cm" svg:height="7.156cm" svg:x="1.27cm" svg:y="3.512cm">
          <text:list text:style-name="L2">
            <text:list-item>
              <text:p text:style-name="P33"><text:span text:style-name="T26">We </text:span><text:span text:style-name="T26">can </text:span><text:span text:style-name="T26">use </text:span><text:span text:style-name="T26">Sel</text:span><text:span text:style-name="T26">ect </text:span><text:span text:style-name="T26">stat</text:span><text:span text:style-name="T26">em</text:span><text:span text:style-name="T26">ent</text:span><text:span text:style-name="T26">s to </text:span><text:span text:style-name="T26">blo</text:span><text:span text:style-name="T26">ck </text:span><text:span text:style-name="T26">un</text:span><text:span text:style-name="T26">til </text:span><text:span text:style-name="T26">one </text:span><text:span text:style-name="T26">or </text:span><text:span text:style-name="T26">mo</text:span><text:span text:style-name="T26">re </text:span><text:span text:style-name="T26">cha</text:span><text:span text:style-name="T26">nne</text:span><text:span text:style-name="T26">ls </text:span><text:span text:style-name="T26">are </text:span><text:span text:style-name="T26">rea</text:span><text:span text:style-name="T26">dy </text:span><text:span text:style-name="T26">to </text:span><text:span text:style-name="T26">rea</text:span><text:span text:style-name="T26">d</text:span></text:p>
            </text:list-item>
            <text:list-item>
              <text:p text:style-name="P33"><text:span text:style-name="T26">In </text:span><text:span text:style-name="T26">Pyt</text:span><text:span text:style-name="T26">hon </text:span><text:span text:style-name="T26">this </text:span><text:span text:style-name="T26">is </text:span><text:span text:style-name="T26">so</text:span><text:span text:style-name="T26">me </text:span><text:span text:style-name="T26">qui</text:span><text:span text:style-name="T26">te </text:span><text:span text:style-name="T26">den</text:span><text:span text:style-name="T26">se </text:span><text:span text:style-name="T26">cod</text:span><text:span text:style-name="T26">e</text:span></text:p>
              <text:p text:style-name="P33"><text:span text:style-name="T26"/></text:p>
              <text:p text:style-name="P33"><text:span text:style-name="T26"/></text:p>
            </text:list-item>
          </text:list>
          <text:list text:style-name="L3">
            <text:list-item>
              <text:list>
                <text:list-header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86" draw:text-style-name="P42" draw:layer="layout" svg:width="4.124cm" svg:height="2.309cm" draw:transform="skewX (0.0174532925199433) translate (7.814cm 16.033cm)">
          <text:p text:style-name="P29"><text:span text:style-name="T32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1.838cm" svg:y1="14.777cm" svg:x2="15.051cm" svg:y2="15.494cm">
          <text:p/>
        </draw:line>
        <draw:custom-shape draw:style-name="gr86" draw:text-style-name="P42" draw:layer="layout" svg:width="4.124cm" svg:height="2.309cm" draw:transform="skewX (0.0174532925199433) translate (14.926cm 14.532cm)">
          <text:p text:style-name="P29"><text:span text:style-name="T32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42" draw:layer="layout" svg:width="4.124cm" svg:height="2.309cm" draw:transform="skewX (0.0174532925199433) translate (7.814cm 13.462cm)">
          <text:p text:style-name="P29"><text:span text:style-name="T32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30" draw:layer="layout" svg:x1="11.938cm" svg:y1="17cm" svg:x2="15.099cm" svg:y2="16.056cm">
          <text:p/>
        </draw:line>
        <draw:custom-shape draw:name="CustomShape 42" draw:style-name="gr113" draw:text-style-name="P56" draw:layer="layout" svg:width="23.138cm" svg:height="5.342cm" svg:x="1.27cm" svg:y="7.612cm">
          <text:p text:style-name="P55"><text:span text:style-name="T28">import select</text:span></text:p>
          <text:p text:style-name="P55"><text:span text:style-name="T28"/></text:p>
          <text:p text:style-name="P55"><text:span text:style-name="T28">read_list = [ … ]</text:span></text:p>
          <text:p text:style-name="P55"><text:span text:style-name="T28">write_list = [ … ]</text:span></text:p>
          <text:p text:style-name="P55"><text:span text:style-name="T28">exception_list = [ … ]</text:span></text:p>
          <text:p text:style-name="P55"><text:span text:style-name="T28"/></text:p>
          <text:p text:style-name="P55"><text:span text:style-name="T28">read_ready, write_ready, exception_ready = select.select(</text:span></text:p>
          <text:p text:style-name="P55"><text:span text:style-name="T28"><text:tab/></text:span><text:span text:style-name="T28">read_list, write_list, exception_lis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Blank_20_Slide">
        <office:forms form:automatic-focus="false" form:apply-design-mode="false"/>
        <draw:custom-shape draw:name="CustomShape 43" draw:style-name="gr114" draw:text-style-name="P60" draw:layer="layout" svg:width="21.085cm" svg:height="2.113cm" svg:x="0.992cm" svg:y="1.21cm">
          <text:p text:style-name="P57"><text:span text:style-name="T45">Cho</text:span><text:span text:style-name="T45">i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4" draw:style-name="gr115" draw:text-style-name="P56" draw:layer="layout" svg:width="24.13cm" svg:height="15.748cm" svg:x="0.57cm" svg:y="3.048cm">
          <text:p text:style-name="P55"><text:span text:style-name="T27">import</text:span><text:span text:style-name="T28"> multiprocessing</text:span></text:p>
          <text:p text:style-name="P55"><text:span text:style-name="T27">import</text:span><text:span text:style-name="T53"> select</text:span></text:p>
          <text:p text:style-name="P55"><text:span text:style-name="T29"/></text:p>
          <text:p text:style-name="P55"><text:span text:style-name="T27">def</text:span><text:span text:style-name="T28"> producer(name, to_consumer):</text:span></text:p>
          <text:p text:style-name="P55"><text:span text:style-name="T28"><text:s text:c="4"/></text:span><text:span text:style-name="T27">for</text:span><text:span text:style-name="T28"> i </text:span><text:span text:style-name="T27">in</text:span><text:span text:style-name="T28"> range(</text:span><text:span text:style-name="T30">3</text:span><text:span text:style-name="T28">):</text:span></text:p>
          <text:p text:style-name="P55"><text:span text:style-name="T28"><text:s text:c="8"/></text:span><text:span text:style-name="T28">to_consumer.put(</text:span><text:span text:style-name="T27">f</text:span><text:span text:style-name="T29">"</text:span><text:span text:style-name="T28">{name} {I}</text:span><text:span text:style-name="T29">"</text:span><text:span text:style-name="T28">)</text:span></text:p>
          <text:p text:style-name="P55"><text:span text:style-name="T28"/></text:p>
          <text:p text:style-name="P55"><text:span text:style-name="T27">def</text:span><text:span text:style-name="T28"> consumer(in_1, in_2):</text:span></text:p>
          <text:p text:style-name="P55"><text:span text:style-name="T28"><text:s text:c="4"/></text:span><text:span text:style-name="T27">while True</text:span><text:span text:style-name="T28">:</text:span></text:p>
          <text:p text:style-name="P55"><text:span text:style-name="T28"><text:s text:c="8"/></text:span><text:span text:style-name="T28">(inputs, _, _) = select.select([in_1._reader, in_2._reader], [], [])</text:span></text:p>
          <text:p text:style-name="P55"><text:span text:style-name="T28"><text:s text:c="8"/></text:span><text:span text:style-name="T27">if</text:span><text:span text:style-name="T28"> in_1._reader </text:span><text:span text:style-name="T27">in</text:span><text:span text:style-name="T28"> inputs:</text:span></text:p>
          <text:p text:style-name="P55"><text:span text:style-name="T28"><text:s text:c="13"/></text:span><text:span text:style-name="T28">message = in_1.get()</text:span></text:p>
          <text:p text:style-name="P61"><text:span text:style-name="T28"><text:s text:c="8"/></text:span><text:span text:style-name="T27">elif</text:span><text:span text:style-name="T28"> in_2._reader </text:span><text:span text:style-name="T27">in</text:span><text:span text:style-name="T28"> inputs:</text:span></text:p>
          <text:p text:style-name="P61"><text:span text:style-name="T28"><text:s text:c="13"/></text:span><text:span text:style-name="T28">message = in_2.get()</text:span></text:p>
          <text:p text:style-name="P55"><text:span text:style-name="T28"><text:s text:c="8"/></text:span><text:span text:style-name="T28">print(</text:span><text:span text:style-name="T27">f</text:span><text:span text:style-name="T29">”</text:span><text:span text:style-name="T28">{message}</text:span><text:span text:style-name="T29">”</text:span><text:span text:style-name="T28">)</text:span></text:p>
          <text:p text:style-name="P55"><text:span text:style-name="T28"/></text:p>
          <text:p text:style-name="P55"><text:span text:style-name="T28">q1 = multiprocessing.Queue()</text:span></text:p>
          <text:p text:style-name="P61"><text:span text:style-name="T28">q2 = multiprocessing.Queue()</text:span></text:p>
          <text:p text:style-name="P55"><text:span text:style-name="T28">process_list = [</text:span></text:p>
          <text:p text:style-name="P55"><text:span text:style-name="T28"><text:s text:c="4"/></text:span><text:span text:style-name="T28">multiprocessing.Process(target=producer, args=(</text:span><text:span text:style-name="T29">“A”</text:span><text:span text:style-name="T28">, q1)),</text:span></text:p>
          <text:p text:style-name="P55"><text:span text:style-name="T50"><text:s text:c="4"/></text:span><text:span text:style-name="T50">multiprocessing.Process(target=</text:span><text:span text:style-name="T28">producer, args=(</text:span><text:span text:style-name="T29">“B”</text:span><text:span text:style-name="T28">, q2)),</text:span></text:p>
          <text:p text:style-name="P61"><text:span text:style-name="T50"><text:s text:c="4"/></text:span><text:span text:style-name="T28">multiprocessing.Process(target=consumer, args=(</text:span><text:span text:style-name="T28">q1, q2))</text:span></text:p>
          <text:p text:style-name="P55"><text:span text:style-name="T28">]</text:span></text:p>
          <text:p text:style-name="P55"><text:span text:style-name="T28"/></text:p>
          <text:p text:style-name="P55"><text:span text:style-name="T27">for</text:span><text:span text:style-name="T28"> p </text:span><text:span text:style-name="T27">in</text:span><text:span text:style-name="T28"> process_list:</text:span></text:p>
          <text:p text:style-name="P55"><text:span text:style-name="T28"><text:s text:c="4"/></text:span><text:span text:style-name="T28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28" draw:layer="layout" svg:width="9.906cm" svg:height="4.572cm" svg:x="13.97cm" svg:y="3.502cm">
          <text:p text:style-name="P26"><text:span text:style-name="T16">user@system:</text:span><text:span text:style-name="T17">~</text:span><text:span text:style-name="T18"> python3 select.py</text:span></text:p>
          <text:p text:style-name="P26"><text:span text:style-name="T18">A 0</text:span></text:p>
          <text:p text:style-name="P26"><text:span text:style-name="T18">A 1</text:span></text:p>
          <text:p text:style-name="P26"><text:span text:style-name="T18">B 0</text:span></text:p>
          <text:p text:style-name="P26"><text:span text:style-name="T18">A 2</text:span></text:p>
          <text:p text:style-name="P26"><text:span text:style-name="T18">B 1</text:span></text:p>
          <text:p text:style-name="P26"><text:span text:style-name="T18">B 2</text:span></text:p>
          <draw:enhanced-geometry svg:viewBox="0 0 21600 21600" draw:type="rectangle" draw:enhanced-path="M 0 0 L 21600 0 21600 21600 0 21600 0 0 Z N"/>
        </draw:custom-shape>
        <draw:frame draw:style-name="gr52" draw:text-style-name="P32" draw:layer="layout" svg:width="3.302cm" svg:height="1.016cm" svg:x="21.336cm" svg:y="17.708cm">
          <draw:text-box>
            <text:p text:style-name="P31"><text:span text:style-name="T20">select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Blank_20_Slide">
        <office:forms form:automatic-focus="false" form:apply-design-mode="false"/>
        <draw:custom-shape draw:name="CustomShape 34" draw:style-name="gr117" draw:text-style-name="P60" draw:layer="layout" svg:width="21.085cm" svg:height="2.113cm" svg:x="0.992cm" svg:y="1.21cm">
          <text:p text:style-name="P57"><text:span text:style-name="T45">Barr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5" draw:style-name="gr118" draw:text-style-name="P34" draw:layer="layout" svg:width="22.777cm" svg:height="7.156cm" svg:x="1.27cm" svg:y="3.512cm">
          <text:list text:style-name="L2">
            <text:list-item>
              <text:p text:style-name="P33"><text:span text:style-name="T26">As well as just receiving isolated messages from multiple sources, it is often that we want to synchronise on multiple inputs</text:span></text:p>
              <text:p text:style-name="P33"><text:span text:style-name="T26"/></text:p>
            </text:list-item>
            <text:list-item>
              <text:p text:style-name="P33"><text:span text:style-name="T26">For instance, how do we check that several processes are done</text:span></text:p>
              <text:p text:style-name="P33"><text:span text:style-name="T26"/></text:p>
            </text:list-item>
            <text:list-item>
              <text:p text:style-name="P33"><text:span text:style-name="T26">We build a barrier and synchronise on that </text:span></text:p>
            </text:list-item>
          </text:list>
          <text:list text:style-name="L3">
            <text:list-item>
              <text:list>
                <text:list-header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Blank_20_Slide">
        <office:forms form:automatic-focus="false" form:apply-design-mode="false"/>
        <draw:custom-shape draw:name="CustomShape 48" draw:style-name="gr119" draw:text-style-name="P60" draw:layer="layout" svg:width="21.085cm" svg:height="2.113cm" svg:x="0.992cm" svg:y="1.21cm">
          <text:p text:style-name="P57"><text:span text:style-name="T45">Barrie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9" draw:style-name="gr115" draw:text-style-name="P77" draw:layer="layout" svg:width="24.13cm" svg:height="15.748cm" svg:x="0.57cm" svg:y="3.048cm">
          <text:p text:style-name="P75"><text:span text:style-name="T54">import</text:span><text:span text:style-name="T55"> multiprocessing</text:span></text:p>
          <text:p text:style-name="P75"><text:span text:style-name="T54">import</text:span><text:span text:style-name="T56"> select</text:span></text:p>
          <text:p text:style-name="P75"><text:span text:style-name="T54">import</text:span><text:span text:style-name="T56"> time</text:span></text:p>
          <text:p text:style-name="P75"><text:span text:style-name="T57"/></text:p>
          <text:p text:style-name="P75"><text:span text:style-name="T54">def</text:span><text:span text:style-name="T55"> producer(name, sleepy_time, to_consumer):</text:span></text:p>
          <text:p text:style-name="P75"><text:span text:style-name="T55"><text:s text:c="4"/></text:span><text:span text:style-name="T55">print(</text:span><text:span text:style-name="T54">f</text:span><text:span text:style-name="T57">”</text:span><text:span text:style-name="T55">{name} </text:span><text:span text:style-name="T57">sleep for</text:span><text:span text:style-name="T55"> {sleepy_time}</text:span><text:span text:style-name="T57">”</text:span><text:span text:style-name="T55">)</text:span></text:p>
          <text:p text:style-name="P75"><text:span text:style-name="T55"><text:s text:c="4"/></text:span><text:span text:style-name="T55">time.sleep(sleepy_time)</text:span></text:p>
          <text:p text:style-name="P75"><text:span text:style-name="T55"><text:s text:c="4"/></text:span><text:span text:style-name="T55">print(</text:span><text:span text:style-name="T54">f</text:span><text:span text:style-name="T57">”</text:span><text:span text:style-name="T55">{name}</text:span><text:span text:style-name="T57"> awoken”</text:span><text:span text:style-name="T55">)</text:span></text:p>
          <text:p text:style-name="P75"><text:span text:style-name="T55"><text:s text:c="4"/></text:span><text:span text:style-name="T55">to_consumer.put(</text:span><text:span text:style-name="T58">1</text:span><text:span text:style-name="T55">)</text:span></text:p>
          <text:p text:style-name="P75"><text:span text:style-name="T55"/></text:p>
          <text:p text:style-name="P75"><text:span text:style-name="T54">def</text:span><text:span text:style-name="T55"> consumer(in_1, in_2):</text:span></text:p>
          <text:p text:style-name="P75"><text:span text:style-name="T55"><text:s text:c="4"/></text:span><text:span text:style-name="T55">barrier[</text:span><text:span text:style-name="T54">False</text:span><text:span text:style-name="T55">, </text:span><text:span text:style-name="T54">False</text:span><text:span text:style-name="T55">]</text:span></text:p>
          <text:p text:style-name="P75"><text:span text:style-name="T55"><text:s text:c="4"/></text:span><text:span text:style-name="T54">while True</text:span><text:span text:style-name="T55">:</text:span></text:p>
          <text:p text:style-name="P75"><text:span text:style-name="T55"><text:s text:c="8"/></text:span><text:span text:style-name="T55">(inputs, _, _) = select.select([in_1._reader, in_2._reader], [], [])</text:span></text:p>
          <text:p text:style-name="P75"><text:span text:style-name="T55"><text:s text:c="8"/></text:span><text:span text:style-name="T54">if</text:span><text:span text:style-name="T55"> in_1._reader </text:span><text:span text:style-name="T54">in</text:span><text:span text:style-name="T55"> inputs:</text:span></text:p>
          <text:p text:style-name="P75"><text:span text:style-name="T55"><text:s text:c="13"/></text:span><text:span text:style-name="T55">_ = in_1.get()</text:span></text:p>
          <text:p text:style-name="P75"><text:span text:style-name="T55"><text:s text:c="13"/></text:span><text:span text:style-name="T55">barrier[0] = </text:span><text:span text:style-name="T54">True</text:span></text:p>
          <text:p text:style-name="P76"><text:span text:style-name="T55"><text:s text:c="8"/></text:span><text:span text:style-name="T54">elif</text:span><text:span text:style-name="T55"> in_2._reader </text:span><text:span text:style-name="T54">in</text:span><text:span text:style-name="T55"> inputs:</text:span></text:p>
          <text:p text:style-name="P76"><text:span text:style-name="T55"><text:s text:c="13"/></text:span><text:span text:style-name="T55">_ = in_2.get()</text:span></text:p>
          <text:p text:style-name="P76"><text:span text:style-name="T55"><text:s text:c="13"/></text:span><text:span text:style-name="T55">barrier[1] = </text:span><text:span text:style-name="T54">True </text:span></text:p>
          <text:p text:style-name="P76"><text:span text:style-name="T54"><text:s text:c="8"/></text:span><text:span text:style-name="T54">if </text:span><text:span text:style-name="T55">all(i </text:span><text:span text:style-name="T54">for</text:span><text:span text:style-name="T55"> i </text:span><text:span text:style-name="T54">in</text:span><text:span text:style-name="T55"> barrier):</text:span></text:p>
          <text:p text:style-name="P75"><text:span text:style-name="T55"><text:s text:c="13"/></text:span><text:span text:style-name="T55">print(</text:span><text:span text:style-name="T57">”Barrier passed”</text:span><text:span text:style-name="T55">)</text:span></text:p>
          <text:p text:style-name="P75"><text:span text:style-name="T55"><text:s text:c="13"/></text:span><text:span text:style-name="T54">return</text:span></text:p>
          <text:p text:style-name="P75"><text:span text:style-name="T55"/></text:p>
          <text:p text:style-name="P75"><text:span text:style-name="T55">q1 = multiprocessing.Queue()</text:span></text:p>
          <text:p text:style-name="P76"><text:span text:style-name="T55">q2 = multiprocessing.Queue()</text:span></text:p>
          <text:p text:style-name="P75"><text:span text:style-name="T55">process_list = [</text:span></text:p>
          <text:p text:style-name="P75"><text:span text:style-name="T55"><text:s text:c="4"/></text:span><text:span text:style-name="T55">multiprocessing.Process(target=producer, args=(</text:span><text:span text:style-name="T57">“A”</text:span><text:span text:style-name="T55">, 1, q1)),</text:span></text:p>
          <text:p text:style-name="P75"><text:span text:style-name="T59"><text:s text:c="4"/></text:span><text:span text:style-name="T59">multiprocessing.Process(target=</text:span><text:span text:style-name="T55">producer, args=(</text:span><text:span text:style-name="T57">“B”</text:span><text:span text:style-name="T55">, 2, q2)),</text:span></text:p>
          <text:p text:style-name="P76"><text:span text:style-name="T59"><text:s text:c="4"/></text:span><text:span text:style-name="T55">multiprocessing.Process(target=consumer, args=(</text:span><text:span text:style-name="T55">q1, q2))</text:span></text:p>
          <text:p text:style-name="P75"><text:span text:style-name="T55">]</text:span></text:p>
          <text:p text:style-name="P75"><text:span text:style-name="T55"/></text:p>
          <text:p text:style-name="P75"><text:span text:style-name="T54">for</text:span><text:span text:style-name="T55"> p </text:span><text:span text:style-name="T54">in</text:span><text:span text:style-name="T55"> process_list:</text:span></text:p>
          <text:p text:style-name="P75"><text:span text:style-name="T55"><text:s text:c="4"/></text:span><text:span text:style-name="T55">p.start(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6" draw:text-style-name="P28" draw:layer="layout" svg:width="9.906cm" svg:height="4.572cm" svg:x="14.14cm" svg:y="3.502cm">
          <text:p text:style-name="P26"><text:span text:style-name="T16">user@system:</text:span><text:span text:style-name="T17">~</text:span><text:span text:style-name="T18"> python3 barrier.py</text:span></text:p>
          <text:p text:style-name="P26"><text:span text:style-name="T18">A sleep for 1</text:span></text:p>
          <text:p text:style-name="P26"><text:span text:style-name="T18">B sleep for 2</text:span></text:p>
          <text:p text:style-name="P26"><text:span text:style-name="T18">A Awoken</text:span></text:p>
          <text:p text:style-name="P26"><text:span text:style-name="T18">B Awoken</text:span></text:p>
          <text:p text:style-name="P26"><text:span text:style-name="T18">Barrier passed</text:span></text:p>
          <text:p text:style-name="P27"><text:span text:style-name="T16">user@system:</text:span><text:span text:style-name="T17">~</text:span></text:p>
          <draw:enhanced-geometry svg:viewBox="0 0 21600 21600" draw:type="rectangle" draw:enhanced-path="M 0 0 L 21600 0 21600 21600 0 21600 0 0 Z N"/>
        </draw:custom-shape>
        <draw:frame draw:style-name="gr71" draw:text-style-name="P32" draw:layer="layout" svg:width="3.81cm" svg:height="1.673cm" svg:x="20.828cm" svg:y="17.708cm">
          <draw:text-box>
            <text:p text:style-name="P31"><text:span text:style-name="T20">barrier.py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Blank_20_Slide">
        <office:forms form:automatic-focus="false" form:apply-design-mode="false"/>
        <draw:frame draw:name="Rectangle 2" presentation:style-name="pr3" draw:text-style-name="P44" draw:layer="layout" svg:width="19.882cm" svg:height="1.591cm" svg:x="1.014cm" svg:y="1.371cm" presentation:class="title" presentation:user-transformed="true">
          <draw:text-box>
            <text:p/>
          </draw:text-box>
        </draw:frame>
        <draw:frame draw:name="Rectangle 3" presentation:style-name="pr3" draw:text-style-name="P44" draw:layer="layout" svg:width="21.506cm" svg:height="1.591cm" svg:x="2.378cm" svg:y="8.074cm" presentation:class="title" presentation:user-transformed="true">
          <draw:text-box>
            <text:p text:style-name="P43"><text:span text:style-name="T33">Where would we use CSP-like systems?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Blank_20_Slide">
        <office:forms form:automatic-focus="false" form:apply-design-mode="false"/>
        <draw:custom-shape draw:name="CustomShape 24" draw:style-name="gr120" draw:text-style-name="P60" draw:layer="layout" svg:width="21.085cm" svg:height="2.113cm" svg:x="0.992cm" svg:y="1.21cm">
          <text:p text:style-name="P57"><text:span text:style-name="T45">Network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121" draw:text-style-name="P34" draw:layer="layout" svg:width="22.777cm" svg:height="7.156cm" svg:x="1.27cm" svg:y="3.512cm">
          <text:list text:style-name="L2">
            <text:list-item>
              <text:p text:style-name="P33"><text:span text:style-name="T26">Hopefully we’ve been through this enough already . . .</text:span></text:p>
              <text:p text:style-name="P33"><text:span text:style-name="T26"/></text:p>
            </text:list-item>
            <text:list-item>
              <text:p text:style-name="P33"><text:span text:style-name="T26">All networked applications use this principle already </text:span></text:p>
              <text:p text:style-name="P33"><text:span text:style-name="T26"/></text:p>
            </text:list-item>
            <text:list-item>
              <text:p text:style-name="P33"><text:span text:style-name="T26">Often time higher level network communications such as we used in A4 adds layers of complexity that hide these underlying principles but they’re still there</text:span></text:p>
              <text:p text:style-name="P33"><text:span text:style-name="T26"/></text:p>
            </text:list-item>
            <text:list-item>
              <text:p text:style-name="P33"><text:span text:style-name="T26">Small scale IOT devices and the like won’t have enough resources to abstract them away though, and so they will be central</text:span></text:p>
            </text:list-item>
          </text:list>
          <text:list text:style-name="L3">
            <text:list-item>
              <text:list>
                <text:list-header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Blank_20_Slide">
        <office:forms form:automatic-focus="false" form:apply-design-mode="false"/>
        <draw:custom-shape draw:name="CustomShape 28" draw:style-name="gr122" draw:text-style-name="P60" draw:layer="layout" svg:width="21.085cm" svg:height="2.113cm" svg:x="0.992cm" svg:y="1.21cm">
          <text:p text:style-name="P57"><text:span text:style-name="T45">Simulating Hardw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123" draw:text-style-name="P34" draw:layer="layout" svg:width="22.777cm" svg:height="7.156cm" svg:x="1.27cm" svg:y="3.512cm">
          <text:list text:style-name="L2">
            <text:list-item>
              <text:p text:style-name="P33"><text:span text:style-name="T26">Hardware does not context switch, each component runs both concurrently and in parallel</text:span></text:p>
              <text:p text:style-name="P33"><text:span text:style-name="T26"/></text:p>
            </text:list-item>
            <text:list-item>
              <text:p text:style-name="P33"><text:span text:style-name="T26">Therefore a good simulation of this would do the same</text:span></text:p>
              <text:p text:style-name="P33"><text:span text:style-name="T26"/></text:p>
            </text:list-item>
            <text:list-item>
              <text:p text:style-name="P33"><text:span text:style-name="T26">These is a very common bachelors/masters projects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9">Detector simulators (X-Rays, microscopes etc)</text:span></text:p>
                </text:list-item>
                <text:list-item>
                  <text:p text:style-name="P15"><text:span text:style-name="T9">FPGA systems, processors, GPUs</text:span></text:p>
                </text:list-item>
                <text:list-item>
                  <text:p text:style-name="P15"><text:span text:style-name="T9">Simulations of pre-production machines/experiments/products</text:span></text:p>
                  <text:p text:style-name="P15"><text:span text:style-name="T9"/></text:p>
                  <text:p text:style-name="P15"><text:span text:style-name="T49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Blank_20_Slide">
        <office:forms form:automatic-focus="false" form:apply-design-mode="false"/>
        <draw:custom-shape draw:name="CustomShape 26" draw:style-name="gr124" draw:text-style-name="P60" draw:layer="layout" svg:width="21.085cm" svg:height="2.113cm" svg:x="0.992cm" svg:y="1.21cm">
          <text:p text:style-name="P57"><text:span text:style-name="T45">Pipelined Workflow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125" draw:text-style-name="P34" draw:layer="layout" svg:width="22.777cm" svg:height="7.156cm" svg:x="1.27cm" svg:y="3.512cm">
          <text:list text:style-name="L2">
            <text:list-item>
              <text:p text:style-name="P33"><text:span text:style-name="T26">Scientific analysis can often be computed in a isolated, but dependent manner</text:span></text:p>
              <text:p text:style-name="P33"><text:span text:style-name="T26"/></text:p>
            </text:list-item>
            <text:list-item>
              <text:p text:style-name="P33"><text:span text:style-name="T26">These is also a very common use case across all of science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9">Simulation of physical systems (weather, astronomy)</text:span></text:p>
                </text:list-item>
                <text:list-item>
                  <text:p text:style-name="P15"><text:span text:style-name="T9">Ongoing analysis </text:span></text:p>
                </text:list-item>
              </text:list>
            </text:list-item>
          </text:list>
          <text:list text:style-name="L2">
            <text:list-header>
              <text:p text:style-name="P33"><text:span text:style-name="T26"/></text:p>
            </text:list-header>
            <text:list-item>
              <text:p text:style-name="P33"><text:span text:style-name="T26">Also common in commercial space</text:span></text:p>
            </text:list-item>
          </text:list>
          <text:list text:style-name="L3">
            <text:list-item>
              <text:list>
                <text:list-item>
                  <text:p text:style-name="P15"><text:span text:style-name="T9">Big Data Analysis</text:span></text:p>
                </text:list-item>
                <text:list-item>
                  <text:p text:style-name="P15"><text:span text:style-name="T9">Social Media</text:span></text:p>
                </text:list-item>
                <text:list-item>
                  <text:p text:style-name="P15"><text:span text:style-name="T9">Stock Market Analysis</text:span></text:p>
                  <text:p text:style-name="P15"><text:span text:style-name="T9"/></text:p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Blank_20_Slide">
        <office:forms form:automatic-focus="false" form:apply-design-mode="false"/>
        <draw:custom-shape draw:name="CustomShape 30" draw:style-name="gr126" draw:text-style-name="P60" draw:layer="layout" svg:width="21.085cm" svg:height="2.113cm" svg:x="0.992cm" svg:y="1.21cm">
          <text:p text:style-name="P57"><text:span text:style-name="T45">An Example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127" draw:text-style-name="P34" draw:layer="layout" svg:width="22.777cm" svg:height="7.156cm" svg:x="1.27cm" svg:y="3.512cm">
          <text:list text:style-name="L2">
            <text:list-item>
              <text:p text:style-name="P33"><text:span text:style-name="T26">We won’t look at the code here, it is long, complex, and dull</text:span></text:p>
              <text:p text:style-name="P33"><text:span text:style-name="T26"/></text:p>
            </text:list-item>
            <text:list-item>
              <text:p text:style-name="P33"><text:span text:style-name="T26">This system encompasses many different machines and processes, communicating in a variety of ways</text:span></text:p>
              <text:p text:style-name="P33"><text:span text:style-name="T26"/></text:p>
            </text:list-item>
            <text:list-item>
              <text:p text:style-name="P33"><text:span text:style-name="T26">Used to gather data, analyse the results dynamically and on an ongoing basis</text:span></text:p>
              <text:p text:style-name="P33"><text:span text:style-name="T26"/></text:p>
            </text:list-item>
            <text:list-item>
              <text:p text:style-name="P33"><text:span text:style-name="T26">This system exists in its entirety, but as isolated parts and is being brought together to demonstrate the capability of this design methodology</text:span></text:p>
            </text:list-item>
          </text:list>
          <text:list text:style-name="L3">
            <text:list-item>
              <text:list>
                <text:list-header>
                  <text:p text:style-name="P15"><text:span text:style-name="T9"/></text:p>
                  <text:p text:style-name="P15"><text:span text:style-name="T9"/></text:p>
                  <text:p text:style-name="P15"><text:span text:style-name="T49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Blank_20_Slide">
        <office:forms form:automatic-focus="false" form:apply-design-mode="false"/>
        <draw:custom-shape draw:style-name="gr128" draw:text-style-name="P78" draw:layer="layout" svg:width="5.08cm" svg:height="3.302cm" svg:x="2.086cm" svg:y="3.323cm">
          <text:p text:style-name="P29">User</text:p>
          <draw:enhanced-geometry svg:viewBox="0 0 21600 21600" draw:type="rectangle" draw:enhanced-path="M 0 0 L 21600 0 21600 21600 0 21600 0 0 Z N"/>
        </draw:custom-shape>
        <draw:custom-shape draw:style-name="gr128" draw:text-style-name="P78" draw:layer="layout" svg:width="5.08cm" svg:height="3.302cm" svg:x="2.686cm" svg:y="3.623cm">
          <text:p text:style-name="P29">User</text:p>
          <draw:enhanced-geometry svg:viewBox="0 0 21600 21600" draw:type="rectangle" draw:enhanced-path="M 0 0 L 21600 0 21600 21600 0 21600 0 0 Z N"/>
        </draw:custom-shape>
        <draw:custom-shape draw:style-name="gr129" draw:text-style-name="P42" draw:layer="layout" svg:width="4.826cm" svg:height="1.598cm" svg:x="18.48cm" svg:y="12.947cm">
          <text:p text:style-name="P29">Job</text:p>
          <draw:enhanced-geometry svg:viewBox="0 0 21600 21600" draw:type="rectangle" draw:enhanced-path="M 0 0 L 21600 0 21600 21600 0 21600 0 0 Z N"/>
        </draw:custom-shape>
        <draw:custom-shape draw:style-name="gr129" draw:text-style-name="P42" draw:layer="layout" svg:width="4.826cm" svg:height="1.598cm" svg:x="18.78cm" svg:y="13.247cm">
          <text:p text:style-name="P29">Job</text:p>
          <draw:enhanced-geometry svg:viewBox="0 0 21600 21600" draw:type="rectangle" draw:enhanced-path="M 0 0 L 21600 0 21600 21600 0 21600 0 0 Z N"/>
        </draw:custom-shape>
        <draw:custom-shape draw:style-name="gr130" draw:text-style-name="P79" draw:layer="layout" svg:width="5.842cm" svg:height="8.085cm" svg:x="1.778cm" svg:y="8.749cm">
          <text:p text:style-name="P29">Experiment</text:p>
          <draw:enhanced-geometry svg:viewBox="0 0 21600 21600" draw:type="rectangle" draw:enhanced-path="M 0 0 L 21600 0 21600 21600 0 21600 0 0 Z N"/>
        </draw:custom-shape>
        <draw:custom-shape draw:style-name="gr131" draw:text-style-name="P79" draw:layer="layout" svg:width="5.842cm" svg:height="8.086cm" svg:x="2.278cm" svg:y="9.495cm">
          <text:p text:style-name="P29">Experiment</text:p>
          <draw:enhanced-geometry svg:viewBox="0 0 21600 21600" draw:type="rectangle" draw:enhanced-path="M 0 0 L 21600 0 21600 21600 0 21600 0 0 Z N"/>
        </draw:custom-shape>
        <draw:custom-shape draw:name="CustomShape 58" draw:style-name="gr132" draw:text-style-name="P60" draw:layer="layout" svg:width="21.085cm" svg:height="2.113cm" svg:x="0.992cm" svg:y="1.21cm">
          <text:p text:style-name="P57"><text:span text:style-name="T45">An </text:span><text:span text:style-name="T45">Ex</text:span><text:span text:style-name="T45">a</text:span><text:span text:style-name="T45">m</text:span><text:span text:style-name="T45">pl</text:span><text:span text:style-name="T45">e </text:span><text:span text:style-name="T45">D</text:span><text:span text:style-name="T45">es</text:span><text:span text:style-name="T45">ig</text:span><text:span text:style-name="T45">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30" draw:text-style-name="P79" draw:layer="layout" svg:width="5.842cm" svg:height="8.085cm" svg:x="2.778cm" svg:y="10.242cm">
          <text:p text:style-name="P29">Experiment</text:p>
          <draw:enhanced-geometry svg:viewBox="0 0 21600 21600" draw:type="rectangle" draw:enhanced-path="M 0 0 L 21600 0 21600 21600 0 21600 0 0 Z N"/>
        </draw:custom-shape>
        <draw:custom-shape draw:style-name="gr133" draw:text-style-name="P42" draw:layer="layout" svg:width="4.826cm" svg:height="1.524cm" svg:x="3.34cm" svg:y="13.843cm">
          <text:p text:style-name="P29">Monitor</text:p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4.826cm" svg:height="1.524cm" svg:x="3.34cm" svg:y="11.443cm">
          <text:p text:style-name="P29">Detector</text:p>
          <draw:enhanced-geometry svg:viewBox="0 0 21600 21600" draw:type="rectangle" draw:enhanced-path="M 0 0 L 21600 0 21600 21600 0 21600 0 0 Z N"/>
        </draw:custom-shape>
        <draw:line draw:style-name="gr135" draw:text-style-name="P30" draw:layer="layout" svg:x1="5.772cm" svg:y1="12.967cm" svg:x2="5.772cm" svg:y2="13.907cm">
          <text:p/>
        </draw:line>
        <draw:custom-shape draw:style-name="gr136" draw:text-style-name="P78" draw:layer="layout" svg:width="8.636cm" svg:height="14.316cm" svg:x="9.244cm" svg:y="3.923cm">
          <text:p text:style-name="P29">ERDA</text:p>
          <draw:enhanced-geometry svg:viewBox="0 0 21600 21600" draw:type="rectangle" draw:enhanced-path="M 0 0 L 21600 0 21600 21600 0 21600 0 0 Z N"/>
        </draw:custom-shape>
        <draw:custom-shape draw:style-name="gr137" draw:text-style-name="P42" xml:id="id1" draw:id="id1" draw:layer="layout" svg:width="4.826cm" svg:height="1.96cm" svg:x="12.624cm" svg:y="10.753cm">
          <text:p text:style-name="P29">Workflow</text:p>
          <text:p text:style-name="P29">Scheduler</text:p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4.826cm" svg:height="1.524cm" svg:x="3.34cm" svg:y="16.23cm">
          <text:p text:style-name="P29">Uploader</text:p>
          <draw:enhanced-geometry svg:viewBox="0 0 21600 21600" draw:type="rectangle" draw:enhanced-path="M 0 0 L 21600 0 21600 21600 0 21600 0 0 Z N"/>
        </draw:custom-shape>
        <draw:line draw:style-name="gr135" draw:text-style-name="P30" draw:layer="layout" svg:x1="5.772cm" svg:y1="15.354cm" svg:x2="5.772cm" svg:y2="16.294cm">
          <text:p/>
        </draw:line>
        <draw:custom-shape draw:style-name="gr128" draw:text-style-name="P78" draw:layer="layout" svg:width="5.08cm" svg:height="3.302cm" svg:x="3.386cm" svg:y="3.923cm">
          <text:p text:style-name="P29">User</text:p>
          <draw:enhanced-geometry svg:viewBox="0 0 21600 21600" draw:type="rectangle" draw:enhanced-path="M 0 0 L 21600 0 21600 21600 0 21600 0 0 Z N"/>
        </draw:custom-shape>
        <draw:custom-shape draw:style-name="gr138" draw:text-style-name="P42" draw:layer="layout" svg:width="4.352cm" svg:height="1.524cm" svg:x="3.706cm" svg:y="5.129cm">
          <text:p text:style-name="P29">Browser</text:p>
          <draw:enhanced-geometry svg:viewBox="0 0 21600 21600" draw:type="rectangle" draw:enhanced-path="M 0 0 L 21600 0 21600 21600 0 21600 0 0 Z N"/>
        </draw:custom-shape>
        <draw:custom-shape draw:style-name="gr137" draw:text-style-name="P42" draw:layer="layout" svg:width="4.826cm" svg:height="1.96cm" svg:x="10.076cm" svg:y="5.047cm">
          <text:p text:style-name="P29">ERDA<text:line-break/>Frontend</text:p>
          <draw:enhanced-geometry svg:viewBox="0 0 21600 21600" draw:type="rectangle" draw:enhanced-path="M 0 0 L 21600 0 21600 21600 0 21600 0 0 Z N"/>
        </draw:custom-shape>
        <draw:custom-shape draw:style-name="gr137" draw:text-style-name="P42" xml:id="id3" draw:id="id3" draw:layer="layout" svg:width="4.826cm" svg:height="1.96cm" svg:x="10.076cm" svg:y="15.917cm">
          <text:p text:style-name="P29">ERDA<text:line-break/>Storage</text:p>
          <draw:enhanced-geometry svg:viewBox="0 0 21600 21600" draw:type="rectangle" draw:enhanced-path="M 0 0 L 21600 0 21600 21600 0 21600 0 0 Z N"/>
        </draw:custom-shape>
        <draw:custom-shape draw:style-name="gr134" draw:text-style-name="P42" draw:layer="layout" svg:width="4.826cm" svg:height="1.524cm" svg:x="12.624cm" svg:y="13.575cm">
          <text:p text:style-name="P29">Monitor</text:p>
          <draw:enhanced-geometry svg:viewBox="0 0 21600 21600" draw:type="rectangle" draw:enhanced-path="M 0 0 L 21600 0 21600 21600 0 21600 0 0 Z N"/>
        </draw:custom-shape>
        <draw:line draw:style-name="gr135" draw:text-style-name="P30" draw:layer="layout" svg:x1="8.032cm" svg:y1="5.908cm" svg:x2="10.076cm" svg:y2="5.908cm">
          <text:p/>
        </draw:line>
        <draw:custom-shape draw:style-name="gr137" draw:text-style-name="P42" draw:layer="layout" svg:width="4.826cm" svg:height="1.96cm" svg:x="10.076cm" svg:y="7.947cm">
          <text:p text:style-name="P29">ERDA<text:line-break/>Core</text:p>
          <draw:enhanced-geometry svg:viewBox="0 0 21600 21600" draw:type="rectangle" draw:enhanced-path="M 0 0 L 21600 0 21600 21600 0 21600 0 0 Z N"/>
        </draw:custom-shape>
        <draw:line draw:style-name="gr135" draw:text-style-name="P30" draw:layer="layout" svg:x1="12.516cm" svg:y1="7.007cm" svg:x2="12.516cm" svg:y2="7.947cm">
          <text:p/>
        </draw:line>
        <draw:line draw:style-name="gr135" draw:text-style-name="P30" draw:layer="layout" svg:x1="11.692cm" svg:y1="9.907cm" svg:x2="11.692cm" svg:y2="15.917cm">
          <text:p/>
        </draw:line>
        <draw:line draw:style-name="gr135" draw:text-style-name="P30" draw:layer="layout" svg:x1="8.62cm" svg:y1="17.131cm" svg:x2="10.076cm" svg:y2="17.131cm">
          <text:p/>
        </draw:line>
        <draw:line draw:style-name="gr135" draw:text-style-name="P30" draw:layer="layout" svg:x1="13.386cm" svg:y1="15.917cm" svg:x2="13.386cm" svg:y2="15.099cm">
          <text:p/>
        </draw:line>
        <draw:line draw:style-name="gr135" draw:text-style-name="P30" draw:layer="layout" svg:x1="13.386cm" svg:y1="13.544cm" svg:x2="13.386cm" svg:y2="12.726cm">
          <text:p/>
        </draw:line>
        <draw:line draw:style-name="gr135" draw:text-style-name="P30" draw:layer="layout" svg:x1="13.386cm" svg:y1="10.771cm" svg:x2="13.386cm" svg:y2="9.953cm">
          <text:p/>
        </draw:line>
        <draw:custom-shape draw:style-name="gr129" draw:text-style-name="P42" xml:id="id2" draw:id="id2" draw:layer="layout" svg:width="4.826cm" svg:height="1.598cm" svg:x="19.08cm" svg:y="13.547cm">
          <text:p text:style-name="P29">Job</text:p>
          <draw:enhanced-geometry svg:viewBox="0 0 21600 21600" draw:type="rectangle" draw:enhanced-path="M 0 0 L 21600 0 21600 21600 0 21600 0 0 Z N"/>
        </draw:custom-shape>
        <draw:connector draw:style-name="gr139" draw:text-style-name="P30" draw:layer="layout" svg:x1="17.45cm" svg:y1="11.733cm" svg:x2="21.493cm" svg:y2="13.547cm" draw:start-shape="id1" draw:start-glue-point="1" draw:end-shape="id2" draw:end-glue-point="0" svg:d="M17450 11733h4043v1814" svg:viewBox="0 0 4044 1815">
          <text:p/>
        </draw:connector>
        <draw:connector draw:style-name="gr140" draw:text-style-name="P30" draw:layer="layout" svg:x1="21.493cm" svg:y1="15.145cm" svg:x2="14.902cm" svg:y2="16.897cm" draw:start-shape="id2" draw:start-glue-point="2" draw:end-shape="id3" draw:end-glue-point="1" svg:d="M21493 15145v1752h-6591" svg:viewBox="0 0 6592 1753">
          <text:p/>
        </draw:connector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Blank_20_Slide">
        <office:forms form:automatic-focus="false" form:apply-design-mode="false"/>
        <draw:frame draw:name="Rectangle 4" presentation:style-name="pr3" draw:text-style-name="P44" draw:layer="layout" svg:width="19.882cm" svg:height="1.591cm" svg:x="1.014cm" svg:y="1.371cm" presentation:class="title" presentation:user-transformed="true">
          <draw:text-box>
            <text:p/>
          </draw:text-box>
        </draw:frame>
        <draw:frame draw:name="Rectangle 5" presentation:style-name="pr3" draw:text-style-name="P44" draw:layer="layout" svg:width="20.32cm" svg:height="1.591cm" svg:x="2.878cm" svg:y="8.074cm" presentation:class="title" presentation:user-transformed="true">
          <draw:text-box>
            <text:p text:style-name="P43"><text:span text:style-name="T33">And so my lectures are concluded ...</text:span></text:p>
          </draw:text-box>
        </draw:frame>
        <presentation:notes draw:style-name="dp4">
          <office:forms form:automatic-focus="false" form:apply-design-mode="false"/>
          <draw:page-thumbnail draw:style-name="gr6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ale Mono" svg:font-family="'Andale Mono'" style:font-pitch="variable"/>
    <style:font-face style:name="Andale Mono1" svg:font-family="'Andale Mono'" style:font-pitch="fixed"/>
    <style:font-face style:name="Arial" svg:font-family="Arial" style:font-pitch="variable"/>
    <style:font-face style:name="Arial Black" svg:font-family="'Arial Black'" style:font-pitch="variable"/>
    <style:font-face style:name="Arial Black1" svg:font-family="'Arial Black'"/>
    <style:font-face style:name="Arial Narrow" svg:font-family="'Arial Narrow'"/>
    <style:font-face style:name="Arial Narrow1" svg:font-family="'Arial Narrow'" style:font-pitch="variable"/>
    <style:font-face style:name="Arial Narrow2" svg:font-family="'Arial Narrow'" style:font-family-generic="roman" style:font-pitch="variable"/>
    <style:font-face style:name="Arial Narrow3" svg:font-family="'Arial Narrow'" style:font-family-generic="swiss" style:font-pitch="variable"/>
    <style:font-face style:name="Arial Narrow4" svg:font-family="'Arial Narrow'" style:font-pitch="fixed"/>
    <style:font-face style:name="Arial Unicode MS" svg:font-family="'Arial Unicode MS'" style:font-family-generic="system" style:font-pitch="variable"/>
    <style:font-face style:name="Arial Unicode MS1" svg:font-family="'Arial Unicode MS'" style:font-pitch="variable"/>
    <style:font-face style:name="Arial1" svg:font-family="Arial"/>
    <style:font-face style:name="Calibri" svg:font-family="Calibri" style:font-family-generic="roman" style:font-pitch="variable"/>
    <style:font-face style:name="Calibri1" svg:font-family="Calibri" style:font-pitch="variable"/>
    <style:font-face style:name="Calibri2" svg:font-family="Calibri"/>
    <style:font-face style:name="Calibri3" svg:font-family="Calibri" style:font-family-generic="swiss" style:font-pitch="variable"/>
    <style:font-face style:name="Calibri4" svg:font-family="Calibri" style:font-family-generic="swiss"/>
    <style:font-face style:name="Courier New" svg:font-family="'Courier New'" style:font-family-generic="modern" style:font-pitch="fixed"/>
    <style:font-face style:name="Courier New1" svg:font-family="'Courier New'" style:font-pitch="variable"/>
    <style:font-face style:name="Courier New2" svg:font-family="'Courier New'" style:font-family-generic="modern" style:font-pitch="variable"/>
    <style:font-face style:name="Courier New3" svg:font-family="'Courier New'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/>
    <style:font-face style:name="FreeSans" svg:font-family="FreeSans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enlo-Regular" svg:font-family="Menlo-Regular" style:font-pitch="variable"/>
    <style:font-face style:name="Menlo-Regular1" svg:font-family="Menlo-Regular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imes New Roman2" svg:font-family="'Times New Roman'" style:font-family-generic="roman" style:font-pitch="variable"/>
    <style:font-face style:name="Verdana" svg:font-family="Verdana" style:font-pitch="variable"/>
    <style:font-face style:name="ＭＳ Ｐゴシック" svg:font-family="'ＭＳ Ｐゴシック'"/>
    <style:font-face style:name="ＭＳ Ｐゴシック1" svg:font-family="'ＭＳ Ｐゴシック'" style:font-pitch="variable"/>
    <style:font-face style:name="ＭＳ Ｐゴシック2" svg:font-family="'ＭＳ Ｐゴシック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msArrowEnd_20_5" draw:display-name="msArrowEnd 5" svg:viewBox="0 0 300 300" svg:d="M150 0l150 300h-30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false" style:shrink-to-fit="true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top="0.1cm" fo:margin-bottom="0cm"/>
      <style:text-properties fo:font-size="20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top="0.1cm" fo:margin-bottom="0cm"/>
      <style:text-properties fo:font-size="20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top="0.1cm" fo:margin-bottom="0cm"/>
      <style:text-properties fo:font-size="20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top="0.1cm" fo:margin-bottom="0cm"/>
      <style:text-properties fo:font-size="20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top="0.1cm" fo:margin-bottom="0cm"/>
      <style:text-properties fo:font-size="20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false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family="Calibri" style:font-family-generic="swiss" style:font-pitch="variable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3" fo:font-family="Calibri" style:font-family-generic="swiss" style:font-pitch="variable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3" fo:font-family="'Arial Narrow'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285cm" fo:page-height="26.63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26cm" draw:fill="solid" draw:fill-color="#99000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6" style:family="graphic" style:parent-style-name="standard">
      <style:graphic-properties draw:stroke="none" svg:stroke-width="0.026cm" draw:fill="solid" draw:fill-color="#990000" draw:textarea-vertical-align="top" draw:auto-grow-height="false" fo:min-height="0.382cm" fo:min-width="24.897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none" draw:textarea-vertical-align="top" draw:auto-grow-height="false" draw:fit-to-size="false" style:shrink-to-fit="false" fo:min-height="0.506cm" fo:min-width="1.197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92cm" fo:min-width="1.398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.026cm" draw:stroke-linejoin="miter" draw:fill="solid" draw:fill-color="#990000" draw:textarea-vertical-align="middle" draw:auto-grow-height="false" draw:fit-to-size="false" style:shrink-to-fit="false" fo:min-height="0.385cm" fo:min-width="24.9cm" fo:padding-top="0.125cm" fo:padding-bottom="0.125cm" fo:padding-left="0.25cm" fo:padding-right="0.25cm" fo:wrap-option="no-wrap"/>
    </style:style>
    <style:style style:name="Mgr10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1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2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3" style:family="graphic" style:parent-style-name="standard" style:list-style-name="ML4">
      <style:graphic-properties draw:stroke="none" svg:stroke-width="0.071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4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15" style:family="graphic" style:parent-style-name="standard" style:list-style-name="ML5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pr1" style:family="presentation" style:parent-style-name="Blank_20_Slide-outline1">
      <style:graphic-properties fo:min-height="11.049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ank_20_Slide_5f_-outline1">
      <style:graphic-properties fo:min-height="11.049cm"/>
      <style:paragraph-properties style:writing-mode="lr-tb"/>
    </style:style>
    <style:style style:name="Mpr5" style:family="presentation" style:parent-style-name="Blank_20_Slid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Title_20_and_20_Content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8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r11" style:family="presentation" style:parent-style-name="Title_20_and_20_Content_5f_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1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1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990000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  <style:text-properties fo:font-size="18pt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8" style:family="paragraph">
      <style:paragraph-properties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loext:graphic-properties draw:fill="solid" draw:fill-color="#990000"/>
      <style:paragraph-properties fo:text-align="center" style:font-independent-line-spacing="true"/>
      <style:text-properties fo:font-size="24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MP13" style:family="paragraph">
      <style:paragraph-properties fo:margin-left="0.331cm" fo:margin-right="0cm" fo:margin-top="0cm" fo:margin-bottom="0cm" fo:line-height="100%" fo:text-align="start" fo:text-indent="-0.331cm" style:punctuation-wrap="hanging" style:writing-mode="lr-tb">
        <style:tab-stops>
          <style:tab-stop style:position="0cm"/>
        </style:tab-stops>
      </style:paragraph-properties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2pt" fo:letter-spacing="normal" fo:font-style="normal" style:text-underline-style="none" fo:font-weight="bold" style:font-name-asian="DejaVu Sans2" style:font-size-asian="12pt" style:font-style-asian="normal" style:font-weight-asian="bold" style:font-name-complex="DejaVu Sans2" style:font-size-complex="1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font-style="normal" style:text-underline-style="none" fo:font-weight="bold" style:font-name-asian="ＭＳ Ｐゴシック" style:font-size-asian="10pt" style:font-style-asian="normal" style:font-weight-asian="bold" style:font-name-complex="DejaVu Sans2" style:font-size-complex="10pt" style:font-style-complex="normal" style:font-weight-complex="bold"/>
    </style:style>
    <style:style style:name="MT4" style:family="text">
      <style:text-properties fo:font-variant="normal" fo:text-transform="none" fo:color="#ffffff" loext:opacity="100%" style:text-line-through-style="none" style:text-line-through-type="none" style:text-position="0% 100%" style:font-name="Times New Roman2" fo:font-size="12pt" fo:letter-spacing="normal" fo:language="en" fo:country="U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 Narrow" fo:font-size="10pt" fo:letter-spacing="normal" fo:language="en" fo:country="US" fo:font-style="normal" style:text-underline-style="none" fo:font-weight="bold" fo:background-color="transparent" style:font-name-asian="ＭＳ Ｐゴシック" style:font-size-asian="10pt" style:font-style-asian="normal" style:font-weight-asian="bold" style:font-name-complex="ＭＳ Ｐゴシック" style:font-size-complex="10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10pt" fo:letter-spacing="normal" fo:language="en" fo:country="US" fo:font-style="normal" style:text-underline-style="none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36pt" fo:letter-spacing="normal" fo:language="en" fo:country="US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3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3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7" draw:layer="backgroundobjects" svg:width="1.696cm" svg:height="0.755cm" svg:x="23.876cm" svg:y="-0.075cm">
        <text:p text:style-name="MP6"><text:span text:style-name="MT2">DI</text:span><text:span text:style-name="MT2">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7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Mpr1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custom-shape draw:name="CustomShape 1" draw:style-name="Mgr6" draw:text-style-name="MP5" draw:layer="backgroundobjects" svg:width="25.396cm" svg:height="0.63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7" draw:text-style-name="MP9" draw:layer="backgroundobjects" svg:width="1.696cm" svg:height="0.755cm" svg:x="23.876cm" svg:y="-0.075cm">
        <text:p text:style-name="MP6"><text:span text:style-name="MT2">DI</text:span><text:span text:style-name="MT2">K</text:span><text:span text:style-name="MT2">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8" draw:text-style-name="MP9" draw:layer="backgroundobjects" svg:width="1.897cm" svg:height="0.741cm" svg:x="24.015cm" svg:y="18.366cm">
        <text:p text:style-name="MP6"><text:span text:style-name="MT3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2.859cm" svg:height="3.18cm" svg:x="1.27cm" svg:y="0.76cm" presentation:class="title" presentation:placeholder="true">
        <draw:text-box/>
      </draw:frame>
      <draw:frame presentation:style-name="Mpr4" draw:text-style-name="MP8" draw:layer="backgroundobjects" svg:width="22.859cm" svg:height="11.048cm" svg:x="1.27cm" svg:y="4.457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ank_20_Slide_5f_-title" draw:layer="backgroundobjects" svg:width="19.798cm" svg:height="11.136cm" svg:x="0.6cm" svg:y="2.257cm" presentation:class="page"/>
        <draw:frame presentation:style-name="Blank_20_Slide_5f_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office:forms form:automatic-focus="false" form:apply-design-mode="false"/>
      <draw:custom-shape draw:name="Rectangle 8" draw:style-name="Mgr9" draw:text-style-name="MP10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0" draw:text-style-name="MP12" draw:layer="backgroundobjects" svg:width="3.637cm" svg:height="0.758cm" svg:x="21.938cm" svg:y="-0.075cm">
        <text:p text:style-name="MP11"><text:span text:style-name="MT4">Ca</text:span><text:span text:style-name="MT4">rne</text:span><text:span text:style-name="MT4">gie </text:span><text:span text:style-name="MT4">Me</text:span><text:span text:style-name="MT4">llo</text:span><text:span text:style-name="MT4">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1" draw:text-style-name="MP12" draw:layer="backgroundobjects" svg:width="1.9cm" svg:height="0.674cm" svg:x="24.015cm" svg:y="18.366cm">
        <text:p text:style-name="MP11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2" draw:text-style-name="MP12" draw:layer="backgroundobjects" svg:width="12.682cm" svg:height="0.674cm" svg:x="0.071cm" svg:y="18.415cm">
        <text:p text:style-name="MP11"><text:span text:style-name="MT6">Brya</text:span><text:span text:style-name="MT6">nt </text:span><text:span text:style-name="MT6">and </text:span><text:span text:style-name="MT6">O’H</text:span><text:span text:style-name="MT6">allar</text:span><text:span text:style-name="MT6">on, </text:span><text:span text:style-name="MT6">Com</text:span><text:span text:style-name="MT6">pute</text:span><text:span text:style-name="MT6">r </text:span><text:span text:style-name="MT6">Syst</text:span><text:span text:style-name="MT6">ems: </text:span><text:span text:style-name="MT6">A </text:span><text:span text:style-name="MT6">Prog</text:span><text:span text:style-name="MT6">ram</text:span><text:span text:style-name="MT6">mer’</text:span><text:span text:style-name="MT6">s </text:span><text:span text:style-name="MT6">Pers</text:span><text:span text:style-name="MT6">pec</text:span><text:span text:style-name="MT6">tive, </text:span><text:span text:style-name="MT6">Thir</text:span><text:span text:style-name="MT6">d </text:span><text:span text:style-name="MT6">Editi</text:span><text:span text:style-name="MT6">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" draw:text-style-name="MP14" draw:layer="backgroundobjects" svg:width="21.088cm" svg:height="2.116cm" svg:x="0.992cm" svg:y="1.21cm" presentation:class="title" presentation:user-transformed="true">
        <draw:text-box>
          <text:p text:style-name="MP13"><text:span text:style-name="MT7">Click to </text:span><text:span text:style-name="MT7">edit </text:span><text:span text:style-name="MT7">Master </text:span><text:span text:style-name="MT7">title </text:span><text:span text:style-name="MT7">style</text:span></text:p>
        </draw:text-box>
      </draw:frame>
      <draw:frame draw:name="Content Placeholder 2" presentation:style-name="Mpr8" draw:text-style-name="MP17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5"><text:span text:style-name="MT8">Click to edit Master text 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3.313cm" svg:height="9.985cm" svg:x="3.485cm" svg:y="2.023cm" presentation:class="page"/>
        <draw:frame presentation:style-name="Title_20_and_20_Content-notes" draw:layer="backgroundobjects" svg:width="16.227cm" svg:height="11.982cm" svg:x="2.028cm" svg:y="12.649cm" presentation:class="notes" presentation:placeholder="true">
          <draw:text-box/>
        </draw:frame>
        <draw:frame presentation:style-name="Mpr9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office:forms form:automatic-focus="false" form:apply-design-mode="false"/>
      <draw:custom-shape draw:name="Rectangle 8" draw:style-name="Mgr9" draw:text-style-name="MP10" draw:layer="backgroundobjects" svg:width="25.399cm" svg:height="0.63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5" draw:style-name="Mgr13" draw:text-style-name="MP12" draw:layer="backgroundobjects" svg:width="3.637cm" svg:height="0.758cm" svg:x="21.938cm" svg:y="-0.075cm">
        <text:p text:style-name="MP11"><text:span text:style-name="MT4">Carnegie </text:span><text:span text:style-name="MT4">Mell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5" draw:style-name="Mgr14" draw:text-style-name="MP12" draw:layer="backgroundobjects" svg:width="1.9cm" svg:height="0.674cm" svg:x="24.015cm" svg:y="18.366cm">
        <text:p text:style-name="MP11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7" draw:style-name="Mgr15" draw:text-style-name="MP12" draw:layer="backgroundobjects" svg:width="12.682cm" svg:height="0.674cm" svg:x="0.071cm" svg:y="18.415cm">
        <text:p text:style-name="MP11"><text:span text:style-name="MT6">Bryant and </text:span><text:span text:style-name="MT6">O’Hallaron, </text:span><text:span text:style-name="MT6">Computer </text:span><text:span text:style-name="MT6">Systems: A </text:span><text:span text:style-name="MT6">Programmer’s </text:span><text:span text:style-name="MT6">Perspective, </text:span><text:span text:style-name="MT6">Third Editi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1" draw:text-style-name="MP14" draw:layer="backgroundobjects" svg:width="21.088cm" svg:height="2.116cm" svg:x="0.992cm" svg:y="1.21cm" presentation:class="title" presentation:user-transformed="true">
        <draw:text-box>
          <text:p text:style-name="MP13"><text:span text:style-name="MT7">Click to </text:span><text:span text:style-name="MT7">edit </text:span><text:span text:style-name="MT7">Master </text:span><text:span text:style-name="MT7">title </text:span><text:span text:style-name="MT7">style</text:span></text:p>
        </draw:text-box>
      </draw:frame>
      <draw:frame draw:name="Content Placeholder 2" presentation:style-name="Mpr12" draw:text-style-name="MP17" draw:layer="backgroundobjects" svg:width="21.933cm" svg:height="13.81cm" svg:x="1.102cm" svg:y="3.784cm" presentation:class="outline" presentation:user-transformed="true">
        <draw:text-box>
          <text:list text:style-name="ML2">
            <text:list-item>
              <text:p text:style-name="MP15"><text:span text:style-name="MT8">Click to edit Master text styles</text:span></text:p>
              <text:list>
                <text:list-item>
                  <text:p text:style-name="MP16"><text:span text:style-name="MT9">Second level</text:span></text:p>
                  <text:list>
                    <text:list-item>
                      <text:p text:style-name="MP16"><text:span text:style-name="MT9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_5f_-title" draw:layer="backgroundobjects" svg:width="13.313cm" svg:height="9.985cm" svg:x="3.485cm" svg:y="2.023cm" presentation:class="page"/>
        <draw:frame presentation:style-name="Title_20_and_20_Content_5f_-notes" draw:layer="backgroundobjects" svg:width="16.227cm" svg:height="11.982cm" svg:x="2.028cm" svg:y="12.649cm" presentation:class="notes" presentation:placeholder="true">
          <draw:text-box/>
        </draw:frame>
        <draw:frame presentation:style-name="Mpr13" draw:text-style-name="MP2" draw:layer="backgroundobjects" svg:width="8.802cm" svg:height="1.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02cm" svg:height="1.33cm" svg:x="11.4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02cm" svg:height="1.33cm" svg:x="0cm" svg:y="25.299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02cm" svg:height="1.33cm" svg:x="11.482cm" svg:y="25.299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2-11-14T01:16:09</meta:creation-date>
    <meta:initial-creator>Markus Pueschel</meta:initial-creator>
    <dc:description>Redesign of slides created by Randal E. Bryant and David R. O'Hallaron</dc:description>
    <dc:language>en</dc:language>
    <meta:print-date>2012-11-14T01:18:46</meta:print-date>
    <dc:date>2022-01-12T15:39:41.050102863</dc:date>
    <meta:editing-cycles>997</meta:editing-cycles>
    <dc:title>Introduction to Computer Systems 15-213/18-243, spring 2009</dc:title>
    <meta:editing-duration>P23DT4M21S</meta:editing-duration>
    <meta:generator>LibreOffice/7.2.4.1$Linux_X86_64 LibreOffice_project/b8e68b5bf61ce56d972a163ea31a18aecdcd64cd</meta:generator>
    <meta:document-statistic meta:object-count="480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32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4</meta:user-defined>
    <meta:template xlink:type="simple" xlink:actuate="onRequest" xlink:title="template2007" xlink:href=""/>
  </office:meta>
</office:document-meta>
</file>